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 manifest:full-path="VersionList.xml"/>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f0f0f" draw:marker-start-width="0.276cm" draw:marker-end-width="0.276cm" draw:fill="solid" draw:fill-color="#ccff99" draw:textarea-horizontal-align="center" draw:textarea-vertical-align="middle" fo:padding-top="0.15cm" fo:padding-bottom="0.15cm" fo:padding-left="0.275cm" fo:padding-right="0.275cm" draw:shadow="hidden"/>
    </style:style>
    <style:style style:name="gr2" style:family="graphic" style:parent-style-name="standard">
      <style:graphic-properties draw:stroke="solid" svg:stroke-color="#0f0f0f" draw:fill="solid" draw:fill-color="#ffffff" draw:textarea-horizontal-align="center" draw:textarea-vertical-align="middle" draw:shadow="hidden"/>
    </style:style>
    <style:style style:name="gr3" style:family="graphic" style:parent-style-name="standard">
      <style:graphic-properties draw:stroke="solid" svg:stroke-color="#0f0f0f" draw:fill="solid" draw:fill-color="#0f0f0f" draw:textarea-horizontal-align="center" draw:textarea-vertical-align="middle"/>
    </style:style>
    <style:style style:name="gr4" style:family="graphic" style:parent-style-name="standard">
      <style:graphic-properties draw:stroke="solid" svg:stroke-color="#0f0f0f" draw:textarea-horizontal-align="center" draw:textarea-vertical-align="middle"/>
    </style:style>
    <style:style style:name="gr5" style:family="graphic" style:parent-style-name="standard">
      <style:graphic-properties draw:stroke="solid" svg:stroke-color="#0f0f0f" draw:fill="none" draw:fill-color="#0f0f0f" draw:textarea-horizontal-align="center" draw:textarea-vertical-align="middle"/>
    </style:style>
    <style:style style:name="gr6" style:family="graphic" style:parent-style-name="standard">
      <style:graphic-properties draw:stroke="solid" svg:stroke-color="#c0c0c0" draw:fill="solid" draw:fill-color="#c0c0c0" draw:textarea-horizontal-align="center" draw:textarea-vertical-align="middle"/>
    </style:style>
    <style:style style:name="gr7" style:family="graphic" style:parent-style-name="standard">
      <style:graphic-properties draw:stroke="solid" svg:stroke-color="#0f0f0f" draw:fill="none" draw:fill-color="#c0c0c0" draw:textarea-horizontal-align="center" draw:textarea-vertical-align="middle"/>
    </style:style>
    <style:style style:name="gr8" style:family="graphic" style:parent-style-name="standard">
      <style:graphic-properties draw:stroke="solid" svg:stroke-color="#8d8d8d" draw:textarea-horizontal-align="center" draw:textarea-vertical-align="middle"/>
    </style:style>
    <style:style style:name="gr9" style:family="graphic" style:parent-style-name="standard">
      <style:graphic-properties draw:stroke="solid" svg:stroke-color="#8d8d8d" draw:fill="solid" draw:fill-color="#8d8d8d" draw:textarea-horizontal-align="center" draw:textarea-vertical-align="middle"/>
    </style:style>
    <style:style style:name="gr10" style:family="graphic" style:parent-style-name="standard">
      <style:graphic-properties draw:stroke="solid" svg:stroke-color="#8d8d8d" draw:fill="none" draw:fill-color="#8d8d8d" draw:textarea-horizontal-align="center" draw:textarea-vertical-align="middle"/>
    </style:style>
    <style:style style:name="gr11" style:family="graphic" style:parent-style-name="standard">
      <style:graphic-properties draw:stroke="solid" svg:stroke-width="0.051cm" svg:stroke-color="#0f0f0f" draw:marker-start-width="0.276cm" draw:marker-end-width="0.276cm" draw:fill="solid" draw:fill-color="#ccff99" draw:textarea-horizontal-align="center" draw:textarea-vertical-align="middle" fo:padding-top="0.15cm" fo:padding-bottom="0.15cm" fo:padding-left="0.275cm" fo:padding-right="0.275cm"/>
    </style:style>
    <style:style style:name="gr12" style:family="graphic" style:parent-style-name="standard">
      <style:graphic-properties draw:stroke="solid" svg:stroke-color="#676767" draw:fill="solid" draw:fill-color="#676767" draw:textarea-horizontal-align="center" draw:textarea-vertical-align="middle"/>
    </style:style>
    <style:style style:name="gr13" style:family="graphic" style:parent-style-name="standard">
      <style:graphic-properties draw:stroke="solid" svg:stroke-color="#0f0f0f" draw:fill="none" draw:fill-color="#676767" draw:textarea-horizontal-align="center" draw:textarea-vertical-align="middle"/>
    </style:style>
    <style:style style:name="gr14" style:family="graphic" style:parent-style-name="standard">
      <style:graphic-properties draw:stroke="solid" svg:stroke-color="#0f0f0f" draw:fill="solid" draw:fill-color="#ffffff" draw:textarea-horizontal-align="center" draw:textarea-vertical-align="middle"/>
    </style:style>
    <style:style style:name="gr15" style:family="graphic" style:parent-style-name="standard">
      <style:graphic-properties draw:stroke="solid" svg:stroke-color="#b3b3b3" draw:fill="solid" draw:fill-color="#b3b3b3" draw:textarea-horizontal-align="center" draw:textarea-vertical-align="middle"/>
    </style:style>
    <style:style style:name="gr16" style:family="graphic" style:parent-style-name="standard">
      <style:graphic-properties draw:stroke="solid" svg:stroke-color="#0f0f0f" draw:fill="none" draw:fill-color="#b3b3b3" draw:textarea-horizontal-align="center" draw:textarea-vertical-align="middle"/>
    </style:style>
    <style:style style:name="gr17" style:family="graphic" style:parent-style-name="standard">
      <style:graphic-properties draw:stroke="solid" svg:stroke-color="#00ff00" draw:textarea-horizontal-align="center" draw:textarea-vertical-align="middle"/>
    </style:style>
    <style:style style:name="gr18" style:family="graphic" style:parent-style-name="standard" style:list-style-name="L1">
      <style:graphic-properties draw:stroke="solid" draw:stroke-dash="Dash_20_2" svg:stroke-width="0.051cm" svg:stroke-color="#0f0f0f" draw:marker-start="" draw:marker-start-width="0.452cm" draw:marker-start-center="false" draw:marker-end="" draw:marker-end-width="0.452cm" draw:marker-end-center="false" svg:stroke-opacity="100%" draw:stroke-linejoin="round" draw:fill="solid" draw:fill-color="#cc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list-style-name="L1">
      <style:graphic-properties draw:stroke="solid" draw:stroke-dash="Dash_20_2" svg:stroke-width="0.051cm" svg:stroke-color="#0f0f0f" draw:marker-start="" draw:marker-start-width="0.376cm" draw:marker-start-center="false" draw:marker-end="" draw:marker-end-width="0.376cm" draw:marker-end-center="false" svg:stroke-opacity="100%" draw:stroke-linejoin="round" draw:fill="solid" draw:fill-color="#cc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8"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9"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0"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1"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2"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none"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3"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4"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5" style:family="graphic" style:parent-style-name="standard" style:list-style-name="L1">
      <style:graphic-properties draw:stroke="solid" draw:stroke-dash="Dash_20_2" svg:stroke-width="0cm" svg:stroke-color="#0f0f0f" draw:marker-start="" draw:marker-start-width="0.3cm" draw:marker-start-center="false" draw:marker-end="" draw:marker-end-width="0.3cm" draw:marker-end-center="false" svg:stroke-opacity="100%" draw:stroke-linejoin="round" draw:fill="none"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6" style:family="graphic" style:parent-style-name="standard">
      <style:graphic-properties draw:stroke="solid" svg:stroke-color="#d9d9d9" draw:fill="solid" draw:fill-color="#d9d9d9" draw:textarea-horizontal-align="center" draw:textarea-vertical-align="middle"/>
    </style:style>
    <style:style style:name="gr97" style:family="graphic" style:parent-style-name="standard">
      <style:graphic-properties draw:stroke="solid" svg:stroke-color="#0f0f0f" draw:fill="none" draw:fill-color="#d9d9d9" draw:textarea-horizontal-align="center" draw:textarea-vertical-align="middle"/>
    </style:style>
    <style:style style:name="gr98" style:family="graphic" style:parent-style-name="standard">
      <style:graphic-properties draw:stroke="solid" svg:stroke-color="#b3b3b3" draw:fill="none" draw:fill-color="#b3b3b3" draw:textarea-horizontal-align="center" draw:textarea-vertical-align="middle"/>
    </style:style>
    <style:style style:name="gr99" style:family="graphic" style:parent-style-name="standard">
      <style:graphic-properties draw:stroke="solid" svg:stroke-color="#ffff80" draw:fill="solid" draw:fill-color="#ffff80" draw:textarea-horizontal-align="center" draw:textarea-vertical-align="middle"/>
    </style:style>
    <style:style style:name="gr100" style:family="graphic" style:parent-style-name="standard">
      <style:graphic-properties draw:stroke="solid" svg:stroke-color="#0f0f0f" draw:fill="none" draw:fill-color="#ffff80" draw:textarea-horizontal-align="center" draw:textarea-vertical-align="middle"/>
    </style:style>
    <style:style style:name="gr101" style:family="graphic" style:parent-style-name="standard">
      <style:graphic-properties draw:stroke="solid" svg:stroke-width="0cm" svg:stroke-color="#8d8d8d" draw:marker-start-width="0.276cm" draw:marker-end-width="0.276cm" draw:textarea-horizontal-align="center" draw:textarea-vertical-align="middle"/>
    </style:style>
    <style:style style:name="gr102" style:family="graphic" style:parent-style-name="standard">
      <style:graphic-properties draw:stroke="none" svg:stroke-color="#676767" draw:fill="solid" draw:fill-color="#ccff99" draw:textarea-horizontal-align="center" draw:textarea-vertical-align="middle"/>
    </style:style>
    <style:style style:name="gr103" style:family="graphic" style:parent-style-name="standard">
      <style:graphic-properties draw:stroke="none" draw:fill="none" draw:fill-color="#ffffff" draw:textarea-horizontal-align="left" draw:auto-grow-width="true" fo:min-height="0.03cm" fo:min-width="0cm"/>
    </style:style>
    <style:style style:name="gr104" style:family="graphic" style:parent-style-name="standard">
      <style:graphic-properties draw:stroke="solid" svg:stroke-width="0.051cm" svg:stroke-color="#0f0f0f" draw:marker-start-width="0.352cm" draw:marker-end-width="0.352cm" draw:fill="solid" draw:fill-color="#ccff99" draw:textarea-horizontal-align="center" draw:textarea-vertical-align="middle" fo:padding-top="0.15cm" fo:padding-bottom="0.15cm" fo:padding-left="0.275cm" fo:padding-right="0.275cm"/>
    </style:style>
    <style:style style:name="gr105" style:family="graphic" style:parent-style-name="standard">
      <style:graphic-properties draw:stroke="solid" svg:stroke-width="0.025cm" svg:stroke-color="#0f0f0f" draw:marker-start-width="0.237cm" draw:marker-end-width="0.237cm" draw:textarea-horizontal-align="center" draw:textarea-vertical-align="middle" fo:padding-top="0.137cm" fo:padding-bottom="0.137cm" fo:padding-left="0.262cm" fo:padding-right="0.262cm"/>
    </style:style>
    <style:style style:name="gr106" style:family="graphic" style:parent-style-name="standard">
      <style:graphic-properties draw:stroke="solid" svg:stroke-color="#0f0f0f" draw:fill="solid" draw:fill-color="#bbe1e3" draw:textarea-horizontal-align="center" draw:textarea-vertical-align="middle"/>
    </style:style>
    <style:style style:name="gr107" style:family="graphic" style:parent-style-name="standard">
      <style:graphic-properties draw:fill="solid" draw:fill-color="#ffffff" draw:textarea-horizontal-align="justify" draw:textarea-vertical-align="middle" draw:auto-grow-height="false"/>
    </style:style>
    <style:style style:name="gr108" style:family="graphic" style:parent-style-name="standard">
      <style:graphic-properties svg:stroke-width="0.025cm" draw:marker-start-width="0.237cm" draw:marker-end-width="0.237cm" draw:fill="none" draw:textarea-horizontal-align="justify" draw:textarea-vertical-align="middle" draw:auto-grow-height="false" fo:padding-top="0.137cm" fo:padding-bottom="0.137cm" fo:padding-left="0.262cm" fo:padding-right="0.262cm"/>
    </style:style>
    <style:style style:name="gr109" style:family="graphic" style:parent-style-name="standard">
      <style:graphic-properties draw:stroke="solid" svg:stroke-width="0.025cm" svg:stroke-color="#8d8d8d" draw:marker-start-width="0.237cm" draw:marker-end-width="0.237cm" draw:textarea-horizontal-align="center" draw:textarea-vertical-align="middle" fo:padding-top="0.137cm" fo:padding-bottom="0.137cm" fo:padding-left="0.262cm" fo:padding-right="0.262cm"/>
    </style:style>
    <style:style style:name="gr110" style:family="graphic" style:parent-style-name="standard">
      <style:graphic-properties draw:stroke="none" draw:fill="solid" draw:fill-color="#ccff99" draw:textarea-horizontal-align="justify" draw:textarea-vertical-align="middle" draw:auto-grow-height="false"/>
    </style:style>
    <style:style style:name="gr111" style:family="graphic" style:parent-style-name="standard">
      <style:graphic-properties draw:stroke="solid" svg:stroke-color="#ffff00" draw:fill="solid" draw:fill-color="#ffff00" draw:textarea-horizontal-align="center" draw:textarea-vertical-align="middle"/>
    </style:style>
    <style:style style:name="gr112" style:family="graphic" style:parent-style-name="standard">
      <style:graphic-properties draw:stroke="solid" svg:stroke-color="#0f0f0f" draw:fill="none" draw:fill-color="#ffff00" draw:textarea-horizontal-align="center" draw:textarea-vertical-align="middle"/>
    </style:style>
    <style:style style:name="gr113" style:family="graphic" style:parent-style-name="standard">
      <style:graphic-properties draw:stroke="solid" svg:stroke-color="#ffffff" draw:fill="solid" draw:fill-color="#ffffff" draw:textarea-horizontal-align="center" draw:textarea-vertical-align="middle"/>
    </style:style>
    <style:style style:name="gr114" style:family="graphic" style:parent-style-name="standard">
      <style:graphic-properties draw:stroke="solid" svg:stroke-color="#0f0f0f" draw:fill="none" draw:fill-color="#ffffff" draw:textarea-horizontal-align="center" draw:textarea-vertical-align="middle"/>
    </style:style>
    <style:style style:name="gr115" style:family="graphic" style:parent-style-name="standard">
      <style:graphic-properties draw:stroke="solid" svg:stroke-color="#0f0f0f" draw:fill="solid" draw:fill-color="#c0c0c0" draw:textarea-horizontal-align="center" draw:textarea-vertical-align="middle"/>
    </style:style>
    <style:style style:name="gr116" style:family="graphic" style:parent-style-name="standard" style:list-style-name="L1">
      <style:graphic-properties draw:stroke="solid" draw:stroke-dash="Dash_20_2" svg:stroke-width="0.051cm" svg:stroke-color="#0f0f0f" draw:marker-start="" draw:marker-start-width="0.452cm" draw:marker-start-center="false" draw:marker-end="" draw:marker-end-width="0.452cm" draw:marker-end-center="false" svg:stroke-opacity="100%" draw:stroke-linejoin="round" draw:fill="solid" draw:fill-color="#cc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7"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8"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9"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0"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none"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1"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none"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4" style:family="graphic" style:parent-style-name="standard">
      <style:graphic-properties draw:stroke="none" svg:stroke-color="#000000" draw:fill="none" draw:fill-color="#ffffff" fo:min-height="0.635cm"/>
    </style:style>
    <style:style style:name="gr125" style:family="graphic" style:parent-style-name="standard">
      <style:graphic-properties draw:stroke="none" svg:stroke-color="#000000" draw:fill="none" draw:fill-color="#ffffff" fo:min-height="0.868cm"/>
    </style:style>
    <style:style style:name="gr126" style:family="graphic" style:parent-style-name="standard">
      <style:graphic-properties draw:stroke="none" draw:fill="none" draw:fill-color="#ffffff" draw:textarea-horizontal-align="left" draw:auto-grow-width="true" fo:min-height="0.591cm" fo:min-width="0.699cm"/>
    </style:style>
    <style:style style:name="gr127" style:family="graphic" style:parent-style-name="standard">
      <style:graphic-properties draw:fill="gradient" draw:fill-gradient-name="Gradient_20_1" draw:gradient-step-count="64" draw:textarea-horizontal-align="justify" draw:textarea-vertical-align="middle" draw:auto-grow-height="false"/>
    </style:style>
    <style:style style:name="gr128" style:family="graphic" style:parent-style-name="standard">
      <style:graphic-properties draw:stroke="none" draw:fill="none" draw:fill-color="#ffffff" draw:textarea-horizontal-align="left" draw:auto-grow-width="true" fo:min-height="0.165cm" fo:min-width="0.068cm"/>
    </style:style>
    <style:style style:name="gr129" style:family="graphic" style:parent-style-name="standard">
      <style:graphic-properties draw:fill="solid" draw:fill-color="#c0c0c0" draw:textarea-horizontal-align="justify" draw:textarea-vertical-align="middle" draw:auto-grow-height="false"/>
    </style:style>
    <style:style style:name="gr130" style:family="graphic" style:parent-style-name="standard">
      <style:graphic-properties draw:marker-start="Arrow" draw:marker-start-width="0.102cm" draw:marker-end="" draw:marker-end-width="0.3cm" draw:textarea-horizontal-align="center" draw:textarea-vertical-align="middle"/>
    </style:style>
    <style:style style:name="gr131" style:family="graphic" style:parent-style-name="standard" style:list-style-name="L1">
      <style:graphic-properties draw:stroke="solid" draw:stroke-dash="Dash_20_2" svg:stroke-width="0.051cm" svg:stroke-color="#0f0f0f" draw:marker-start="" draw:marker-start-width="0.452cm" draw:marker-start-center="false" draw:marker-end="" draw:marker-end-width="0.452cm" draw:marker-end-center="false" svg:stroke-opacity="100%" draw:stroke-linejoin="round" draw:fill="solid" draw:fill-color="#ccff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2"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3"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4"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5"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6"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solid"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7"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none" draw:fill-color="#0f0f0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8" style:family="graphic" style:parent-style-name="standard" style:list-style-name="L1">
      <style:graphic-properties draw:stroke="solid" draw:stroke-dash="Dash_20_2" svg:stroke-width="0cm" svg:stroke-color="#c0c0c0" draw:marker-start="" draw:marker-start-width="0.376cm" draw:marker-start-center="false" draw:marker-end="" draw:marker-end-width="0.376cm" draw:marker-end-center="false" svg:stroke-opacity="100%" draw:stroke-linejoin="round" draw:fill="solid"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9" style:family="graphic" style:parent-style-name="standard" style:list-style-name="L1">
      <style:graphic-properties draw:stroke="solid" draw:stroke-dash="Dash_20_2" svg:stroke-width="0cm" svg:stroke-color="#c0c0c0" draw:marker-start="" draw:marker-start-width="0.376cm" draw:marker-start-center="false" draw:marker-end="" draw:marker-end-width="0.376cm" draw:marker-end-center="false" svg:stroke-opacity="100%" draw:stroke-linejoin="round" draw:fill="solid"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0" style:family="graphic" style:parent-style-name="standard" style:list-style-name="L1">
      <style:graphic-properties draw:stroke="solid" draw:stroke-dash="Dash_20_2" svg:stroke-width="0cm" svg:stroke-color="#c0c0c0" draw:marker-start="" draw:marker-start-width="0.376cm" draw:marker-start-center="false" draw:marker-end="" draw:marker-end-width="0.376cm" draw:marker-end-center="false" svg:stroke-opacity="100%" draw:stroke-linejoin="round" draw:fill="solid"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1" style:family="graphic" style:parent-style-name="standard" style:list-style-name="L1">
      <style:graphic-properties draw:stroke="solid" draw:stroke-dash="Dash_20_2" svg:stroke-width="0cm" svg:stroke-color="#c0c0c0" draw:marker-start="" draw:marker-start-width="0.376cm" draw:marker-start-center="false" draw:marker-end="" draw:marker-end-width="0.376cm" draw:marker-end-center="false" svg:stroke-opacity="100%" draw:stroke-linejoin="round" draw:fill="solid"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2" style:family="graphic" style:parent-style-name="standard" style:list-style-name="L1">
      <style:graphic-properties draw:stroke="solid" draw:stroke-dash="Dash_20_2" svg:stroke-width="0cm" svg:stroke-color="#c0c0c0" draw:marker-start="" draw:marker-start-width="0.376cm" draw:marker-start-center="false" draw:marker-end="" draw:marker-end-width="0.376cm" draw:marker-end-center="false" svg:stroke-opacity="100%" draw:stroke-linejoin="round" draw:fill="solid"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3" style:family="graphic" style:parent-style-name="standard" style:list-style-name="L1">
      <style:graphic-properties draw:stroke="solid" draw:stroke-dash="Dash_20_2" svg:stroke-width="0cm" svg:stroke-color="#c0c0c0" draw:marker-start="" draw:marker-start-width="0.376cm" draw:marker-start-center="false" draw:marker-end="" draw:marker-end-width="0.376cm" draw:marker-end-center="false" svg:stroke-opacity="100%" draw:stroke-linejoin="round" draw:fill="solid"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4"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none" draw:fill-color="#c0c0c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5" style:family="graphic" style:parent-style-name="standard" style:list-style-name="L1">
      <style:graphic-properties draw:stroke="solid" draw:stroke-dash="Dash_20_2" svg:stroke-width="0cm" svg:stroke-color="#8d8d8d" draw:marker-start="" draw:marker-start-width="0.376cm" draw:marker-start-center="false" draw:marker-end="" draw:marker-end-width="0.376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6" style:family="graphic" style:parent-style-name="standard" style:list-style-name="L1">
      <style:graphic-properties draw:stroke="solid" draw:stroke-dash="Dash_20_2" svg:stroke-width="0cm" svg:stroke-color="#8d8d8d" draw:marker-start="" draw:marker-start-width="0.376cm" draw:marker-start-center="false" draw:marker-end="" draw:marker-end-width="0.376cm" draw:marker-end-center="false" svg:stroke-opacity="100%" draw:stroke-linejoin="round" draw:fill="solid" draw:fill-color="#8d8d8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7" style:family="graphic" style:parent-style-name="standard" style:list-style-name="L1">
      <style:graphic-properties draw:stroke="solid" draw:stroke-dash="Dash_20_2" svg:stroke-width="0cm" svg:stroke-color="#8d8d8d" draw:marker-start="" draw:marker-start-width="0.376cm" draw:marker-start-center="false" draw:marker-end="" draw:marker-end-width="0.376cm" draw:marker-end-center="false" svg:stroke-opacity="100%" draw:stroke-linejoin="round" draw:fill="none" draw:fill-color="#8d8d8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8" style:family="graphic" style:parent-style-name="standard" style:list-style-name="L1">
      <style:graphic-properties draw:stroke="solid" draw:stroke-dash="Dash_20_2" svg:stroke-width="0cm" svg:stroke-color="#0f0f0f" draw:marker-start="" draw:marker-start-width="0.376cm" draw:marker-start-center="false" draw:marker-end="" draw:marker-end-width="0.376cm" draw:marker-end-center="false" svg:stroke-opacity="100%" draw:stroke-linejoin="round" draw:fill="none" draw:fill-color="#b3b3b3"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9" style:family="graphic" style:parent-style-name="standard" style:list-style-name="L1">
      <style:graphic-properties draw:stroke="solid" draw:stroke-dash="Dash_20_2" svg:stroke-width="0cm"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0" style:family="graphic" style:parent-style-name="standard" style:list-style-name="L1">
      <style:graphic-properties draw:stroke="solid" draw:stroke-dash="Dash_20_2" svg:stroke-width="0cm"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1" style:family="graphic" style:parent-style-name="standard" style:list-style-name="L1">
      <style:graphic-properties draw:stroke="solid" draw:stroke-dash="Dash_20_2" svg:stroke-width="0cm"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2" style:family="graphic" style:parent-style-name="standard">
      <style:graphic-properties draw:stroke="solid" svg:stroke-color="#ff0000" draw:fill="solid" draw:fill-color="#ff0000" draw:textarea-horizontal-align="center" draw:textarea-vertical-align="middle"/>
    </style:style>
    <style:style style:name="gr153" style:family="graphic" style:parent-style-name="standard">
      <style:graphic-properties draw:stroke="solid" svg:stroke-color="#0f0f0f" draw:fill="none" draw:fill-color="#ff0000" draw:textarea-horizontal-align="center" draw:textarea-vertical-align="middle"/>
    </style:style>
    <style:style style:name="gr154" style:family="graphic" style:parent-style-name="standard">
      <style:graphic-properties draw:stroke="solid" svg:stroke-color="#0f0f0f" draw:fill="hatch" draw:fill-color="#ffffff" draw:fill-hatch-name="Black_20_45_20_Degrees" draw:textarea-horizontal-align="center" draw:textarea-vertical-align="middle"/>
    </style:style>
    <style:style style:name="gr155" style:family="graphic" style:parent-style-name="standard">
      <style:graphic-properties draw:stroke="solid" svg:stroke-color="#0f0f0f" draw:fill="hatch" draw:fill-color="#ffffff" draw:fill-hatch-name="Black_20_-45_20_Degrees" draw:textarea-horizontal-align="center" draw:textarea-vertical-align="middle"/>
    </style:style>
    <style:style style:name="gr156" style:family="graphic" style:parent-style-name="standard">
      <style:graphic-properties draw:stroke="solid" svg:stroke-color="#0f0f0f" draw:fill="solid" draw:fill-color="#ffff00" draw:textarea-horizontal-align="center" draw:textarea-vertical-align="middle"/>
    </style:style>
    <style:style style:name="gr15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3" style:family="paragraph">
      <style:text-properties fo:color="#0f0f0f" style:text-outline="false" style:text-line-through-style="none" fo:font-size="4pt" fo:font-style="normal" fo:text-shadow="none" style:text-underline-style="none" fo:font-weight="bold" style:text-underline-mode="continuous" style:text-overline-mode="continuous" style:text-line-through-mode="continuous" style:font-size-asian="4pt" style:font-weight-asian="bold" style:font-size-complex="4pt" style:font-weight-complex="bold" style:text-scale="100%"/>
    </style:style>
    <style:style style:name="P4" style:family="paragraph">
      <style:paragraph-properties fo:text-align="center"/>
      <style:text-properties fo:font-size="8pt" style:font-size-asian="8pt" style:font-size-complex="8pt"/>
    </style:style>
    <style:style style:name="P5" style:family="paragraph">
      <style:text-properties fo:font-size="8pt" style:font-size-asian="8pt" style:font-size-complex="8pt"/>
    </style:style>
    <style:style style:name="P6" style:family="paragraph">
      <style:text-properties fo:color="#0f0f0f" style:text-outline="false" style:text-line-through-style="none" fo:font-size="8pt" fo:font-style="normal" fo:text-shadow="none" style:text-underline-style="none" style:text-underline-mode="continuous" style:text-overline-mode="continuous" style:text-line-through-mode="continuous" style:font-size-asian="8pt" style:font-size-complex="8pt" style:text-scale="100%"/>
    </style:style>
    <style:style style:name="P7" style:family="paragraph">
      <style:text-properties fo:color="#0f0f0f" style:text-outline="false" style:text-line-through-style="none" fo:font-size="6pt" fo:font-style="normal" fo:text-shadow="none" style:text-underline-style="none" fo:font-weight="bold" style:text-underline-mode="continuous" style:text-overline-mode="continuous" style:text-line-through-mode="continuous" style:font-size-asian="6pt" style:font-weight-asian="bold" style:font-size-complex="6pt" style:font-weight-complex="bold" style:text-scale="100%"/>
    </style:style>
    <style:style style:name="P8" style:family="paragraph">
      <style:text-properties fo:font-size="10pt" style:font-size-asian="10pt" style:font-size-complex="10pt"/>
    </style:style>
    <style:style style:name="T1" style:family="text">
      <style:text-properties fo:color="#0f0f0f" style:text-outline="false" style:text-line-through-style="none" fo:font-size="4pt" fo:font-style="normal" fo:text-shadow="none" style:text-underline-style="none" fo:font-weight="bold" style:text-underline-mode="continuous" style:text-overline-mode="continuous" style:text-line-through-mode="continuous" style:font-size-asian="4pt" style:font-weight-asian="bold" style:font-size-complex="4pt" style:font-weight-complex="bold" style:text-scale="100%"/>
    </style:style>
    <style:style style:name="T2" style:family="text">
      <style:text-properties fo:font-size="8pt" style:font-size-asian="8pt" style:font-size-complex="8pt"/>
    </style:style>
    <style:style style:name="T3" style:family="text">
      <style:text-properties fo:color="#0f0f0f" style:text-outline="false" style:text-line-through-style="none" fo:font-size="8pt" fo:font-style="normal" fo:text-shadow="none" style:text-underline-style="none" style:text-underline-mode="continuous" style:text-overline-mode="continuous" style:text-line-through-mode="continuous" style:font-size-asian="8pt" style:font-size-complex="8pt" style:text-scale="100%"/>
    </style:style>
    <style:style style:name="T4" style:family="text">
      <style:text-properties fo:color="#0f0f0f" style:text-outline="false" style:text-line-through-style="none" fo:font-size="6pt" fo:font-style="normal" fo:text-shadow="none" style:text-underline-style="none" fo:font-weight="bold" style:text-underline-mode="continuous" style:text-overline-mode="continuous" style:text-line-through-mode="continuous" style:font-size-asian="6pt" style:font-weight-asian="bold" style:font-size-complex="6pt" style:font-weight-complex="bold" style:text-scale="100%"/>
    </style:style>
    <style:style style:name="T5"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1.553cm" svg:height="0.956cm" svg:x="1.681cm" svg:y="1.675cm" svg:viewBox="0 0 1554 957" draw:points="1554,957 0,957 0,0 1554,0">
            <text:p/>
          </draw:polygon>
          <draw:polygon draw:style-name="gr2" draw:text-style-name="P1" draw:layer="layout" svg:width="0.178cm" svg:height="0.178cm" svg:x="2.846cm" svg:y="2.064cm" svg:viewBox="0 0 179 179" draw:points="179,179 0,179 0,0 179,0">
            <text:p/>
          </draw:polygon>
          <draw:polygon draw:style-name="gr3" draw:text-style-name="P1" draw:layer="layout" svg:width="0.255cm" svg:height="0.169cm" svg:x="2.44cm" svg:y="2.068cm" svg:viewBox="0 0 256 170" draw:points="256,86 0,170 0,0">
            <text:p/>
          </draw:polygon>
          <draw:line draw:style-name="gr4" draw:text-style-name="P1" draw:layer="layout" svg:x1="2.219cm" svg:y1="2.154cm" svg:x2="2.696cm" svg:y2="2.154cm">
            <text:p/>
          </draw:line>
          <draw:polygon draw:style-name="gr2" draw:text-style-name="P1" draw:layer="layout" svg:width="0.178cm" svg:height="0.178cm" svg:x="1.862cm" svg:y="2.064cm" svg:viewBox="0 0 179 179" draw:points="179,179 0,179 0,0 179,0">
            <text:p/>
          </draw:polygon>
          <draw:polygon draw:style-name="gr2" draw:text-style-name="P1" draw:layer="layout" svg:width="0.178cm" svg:height="0.178cm" svg:x="1.862cm" svg:y="1.795cm" svg:viewBox="0 0 179 179" draw:points="179,179 0,179 0,0 179,0">
            <text:p/>
          </draw:polygon>
          <draw:polygon draw:style-name="gr2" draw:text-style-name="P1" draw:layer="layout" svg:width="0.178cm" svg:height="0.178cm" svg:x="1.862cm" svg:y="2.333cm" svg:viewBox="0 0 179 179" draw:points="179,179 0,179 0,0 179,0">
            <text:p/>
          </draw:polygon>
        </draw:g>
        <draw:g>
          <draw:polygon draw:style-name="gr3" draw:text-style-name="P1" draw:layer="layout" svg:width="0.012cm" svg:height="0.169cm" svg:x="7.513cm" svg:y="2.188cm" svg:viewBox="0 0 13 170" draw:points="13,0 0,84 13,170">
            <text:p/>
          </draw:polygon>
          <draw:polygon draw:style-name="gr3" draw:text-style-name="P1" draw:layer="layout" svg:width="0.028cm" svg:height="0.203cm" svg:x="7.526cm" svg:y="2.188cm" svg:viewBox="0 0 29 204" draw:points="0,0 0,170 29,204">
            <text:p/>
          </draw:polygon>
          <draw:polygon draw:style-name="gr3" draw:text-style-name="P1" draw:layer="layout" svg:width="1.212cm" svg:height="0.203cm" svg:x="7.526cm" svg:y="2.188cm" svg:viewBox="0 0 1213 204" draw:points="0,0 29,204 1213,204">
            <text:p/>
          </draw:polygon>
          <draw:polygon draw:style-name="gr3" draw:text-style-name="P1" draw:layer="layout" svg:width="1.212cm" svg:height="0.237cm" svg:x="7.526cm" svg:y="2.154cm" svg:viewBox="0 0 1213 238" draw:points="0,34 1213,238 1213,0">
            <text:p/>
          </draw:polygon>
          <draw:polygon draw:style-name="gr3" draw:text-style-name="P1" draw:layer="layout" svg:width="1.212cm" svg:height="0.033cm" svg:x="7.526cm" svg:y="2.154cm" svg:viewBox="0 0 1213 34" draw:points="0,34 1213,0 29,0">
            <text:p/>
          </draw:polygon>
          <draw:polygon draw:style-name="gr5" draw:text-style-name="P1" draw:layer="layout" svg:width="1.225cm" svg:height="0.237cm" svg:x="7.513cm" svg:y="2.154cm" svg:viewBox="0 0 1226 238" draw:points="42,0 27,8 13,34 4,74 0,118 4,164 13,204 27,229 42,238 1226,238 1226,0">
            <text:p/>
          </draw:polygon>
          <draw:polygon draw:style-name="gr6" draw:text-style-name="P1" draw:layer="layout" svg:width="0.041cm" svg:height="0.033cm" svg:x="8.718cm" svg:y="2.154cm" svg:viewBox="0 0 42 34" draw:points="42,34 21,0 0,34">
            <text:p/>
          </draw:polygon>
          <draw:polygon draw:style-name="gr6" draw:text-style-name="P1" draw:layer="layout" svg:width="0.052cm" svg:height="0.083cm" svg:x="8.707cm" svg:y="2.188cm" svg:viewBox="0 0 53 84" draw:points="53,0 11,0 0,84">
            <text:p/>
          </draw:polygon>
          <draw:polygon draw:style-name="gr6" draw:text-style-name="P1" draw:layer="layout" svg:width="0.052cm" svg:height="0.169cm" svg:x="8.707cm" svg:y="2.188cm" svg:viewBox="0 0 53 170" draw:points="53,0 0,84 11,170">
            <text:p/>
          </draw:polygon>
          <draw:polygon draw:style-name="gr6" draw:text-style-name="P1" draw:layer="layout" svg:width="0.041cm" svg:height="0.203cm" svg:x="8.718cm" svg:y="2.188cm" svg:viewBox="0 0 42 204" draw:points="42,0 0,170 21,204">
            <text:p/>
          </draw:polygon>
          <draw:polygon draw:style-name="gr6" draw:text-style-name="P1" draw:layer="layout" svg:width="0.02cm" svg:height="0.203cm" svg:x="8.739cm" svg:y="2.188cm" svg:viewBox="0 0 21 204" draw:points="21,0 0,204 21,170">
            <text:p/>
          </draw:polygon>
          <draw:polygon draw:style-name="gr6" draw:text-style-name="P1" draw:layer="layout" svg:width="0.007cm" svg:height="0.169cm" svg:x="8.76cm" svg:y="2.188cm" svg:viewBox="0 0 8 170" draw:points="0,0 0,170 8,84">
            <text:p/>
          </draw:polygon>
          <draw:polygon draw:style-name="gr7" draw:text-style-name="P1" draw:layer="layout" svg:width="0.06cm" svg:height="0.237cm" svg:x="8.707cm" svg:y="2.154cm" svg:viewBox="0 0 61 238" draw:points="61,118 59,74 53,34 42,8 32,0 19,8 11,34 4,74 0,118 4,164 11,204 19,229 32,238 42,229 53,204 59,164">
            <text:p/>
          </draw:polygon>
          <draw:line draw:style-name="gr8" draw:text-style-name="P1" draw:layer="layout" svg:x1="7.604cm" svg:y1="1.973cm" svg:x2="8.678cm" svg:y2="1.973cm">
            <text:p/>
          </draw:line>
          <draw:polygon draw:style-name="gr9" draw:text-style-name="P1" draw:layer="layout" svg:width="0.087cm" svg:height="0.089cm" svg:x="8.59cm" svg:y="1.929cm" svg:viewBox="0 0 88 90" draw:points="0,90 0,0 88,44">
            <text:p/>
          </draw:polygon>
          <draw:polygon draw:style-name="gr10" draw:text-style-name="P1" draw:layer="layout" svg:width="0.087cm" svg:height="0.089cm" svg:x="8.59cm" svg:y="1.929cm" svg:viewBox="0 0 88 90" draw:points="88,44 0,90 0,0">
            <text:p/>
          </draw:polygon>
        </draw:g>
        <draw:g>
          <draw:polygon draw:style-name="gr11" draw:text-style-name="P1" draw:layer="layout" svg:width="1.553cm" svg:height="0.956cm" svg:x="10.137cm" svg:y="1.675cm" svg:viewBox="0 0 1554 957" draw:points="0,957 1554,957 1554,0 0,0">
            <text:p/>
          </draw:polygon>
          <draw:polygon draw:style-name="gr12" draw:text-style-name="P1" draw:layer="layout" svg:width="0.449cm" svg:height="0.598cm" svg:x="10.614cm" svg:y="1.854cm" svg:viewBox="0 0 450 599" draw:points="450,599 149,599 0,0">
            <text:p/>
          </draw:polygon>
          <draw:polygon draw:style-name="gr12" draw:text-style-name="P1" draw:layer="layout" svg:width="0.598cm" svg:height="0.598cm" svg:x="10.614cm" svg:y="1.854cm" svg:viewBox="0 0 599 599" draw:points="450,599 0,0 599,0">
            <text:p/>
          </draw:polygon>
          <draw:polygon draw:style-name="gr13" draw:text-style-name="P1" draw:layer="layout" svg:width="0.598cm" svg:height="0.598cm" svg:x="10.614cm" svg:y="1.854cm" svg:viewBox="0 0 599 599" draw:points="599,0 450,599 149,599 0,0">
            <text:p/>
          </draw:polygon>
        </draw:g>
        <draw:g>
          <draw:polygon draw:style-name="gr11" draw:text-style-name="P1" draw:layer="layout" svg:width="1.553cm" svg:height="0.956cm" svg:x="15.86cm" svg:y="1.675cm" svg:viewBox="0 0 1554 957" draw:points="0,957 1554,957 1554,0 0,0">
            <text:p/>
          </draw:polygon>
          <draw:line draw:style-name="gr8" draw:text-style-name="P1" draw:layer="layout" svg:x1="15.86cm" svg:y1="2.154cm" svg:x2="16.337cm" svg:y2="2.154cm">
            <text:p/>
          </draw:line>
          <draw:polygon draw:style-name="gr9" draw:text-style-name="P1" draw:layer="layout" svg:width="0.178cm" svg:height="0.178cm" svg:x="16.338cm" svg:y="2.064cm" svg:viewBox="0 0 179 179" draw:points="0,179 0,0 179,90">
            <text:p/>
          </draw:polygon>
          <draw:polygon draw:style-name="gr10" draw:text-style-name="P1" draw:layer="layout" svg:width="0.178cm" svg:height="0.178cm" svg:x="16.338cm" svg:y="2.064cm" svg:viewBox="0 0 179 179" draw:points="179,90 0,179 0,0">
            <text:p/>
          </draw:polygon>
          <draw:polygon draw:style-name="gr3" draw:text-style-name="P1" draw:layer="layout" svg:width="0.169cm" svg:height="0.083cm" svg:x="16.945cm" svg:y="1.746cm" svg:viewBox="0 0 170 84" draw:points="170,84 84,0 0,84">
            <text:p/>
          </draw:polygon>
          <draw:polygon draw:style-name="gr3" draw:text-style-name="P1" draw:layer="layout" svg:width="0.169cm" svg:height="0.083cm" svg:x="16.945cm" svg:y="1.83cm" svg:viewBox="0 0 170 84" draw:points="170,0 0,0 84,84">
            <text:p/>
          </draw:polygon>
          <draw:polygon draw:style-name="gr5" draw:text-style-name="P1" draw:layer="layout" svg:width="0.169cm" svg:height="0.167cm" svg:x="16.945cm" svg:y="1.746cm" svg:viewBox="0 0 170 168" draw:points="84,168 170,84 84,0 0,84">
            <text:p/>
          </draw:polygon>
          <draw:polygon draw:style-name="gr3" draw:text-style-name="P1" draw:layer="layout" svg:width="0.167cm" svg:height="0.085cm" svg:x="17.149cm" svg:y="2.068cm" svg:viewBox="0 0 168 86" draw:points="168,86 84,0 0,86">
            <text:p/>
          </draw:polygon>
          <draw:polygon draw:style-name="gr3" draw:text-style-name="P1" draw:layer="layout" svg:width="0.167cm" svg:height="0.083cm" svg:x="17.149cm" svg:y="2.154cm" svg:viewBox="0 0 168 84" draw:points="168,0 0,0 84,84">
            <text:p/>
          </draw:polygon>
          <draw:polygon draw:style-name="gr5" draw:text-style-name="P1" draw:layer="layout" svg:width="0.167cm" svg:height="0.169cm" svg:x="17.149cm" svg:y="2.068cm" svg:viewBox="0 0 168 170" draw:points="84,170 168,86 84,0 0,86">
            <text:p/>
          </draw:polygon>
          <draw:polygon draw:style-name="gr3" draw:text-style-name="P1" draw:layer="layout" svg:width="0.169cm" svg:height="0.083cm" svg:x="16.945cm" svg:y="2.392cm" svg:viewBox="0 0 170 84" draw:points="170,84 84,0 0,84">
            <text:p/>
          </draw:polygon>
          <draw:polygon draw:style-name="gr3" draw:text-style-name="P1" draw:layer="layout" svg:width="0.169cm" svg:height="0.085cm" svg:x="16.945cm" svg:y="2.476cm" svg:viewBox="0 0 170 86" draw:points="170,0 0,0 84,86">
            <text:p/>
          </draw:polygon>
          <draw:polygon draw:style-name="gr5" draw:text-style-name="P1" draw:layer="layout" svg:width="0.169cm" svg:height="0.169cm" svg:x="16.945cm" svg:y="2.392cm" svg:viewBox="0 0 170 170" draw:points="84,170 170,84 84,0 0,84">
            <text:p/>
          </draw:polygon>
          <draw:line draw:style-name="gr4" draw:text-style-name="P1" draw:layer="layout" svg:x1="17.075cm" svg:y1="1.791cm" svg:x2="16.516cm" svg:y2="2.064cm">
            <text:p/>
          </draw:line>
          <draw:line draw:style-name="gr4" draw:text-style-name="P1" draw:layer="layout" svg:x1="17.317cm" svg:y1="2.154cm" svg:x2="16.636cm" svg:y2="2.154cm">
            <text:p/>
          </draw:line>
          <draw:line draw:style-name="gr4" draw:text-style-name="P1" draw:layer="layout" svg:x1="17.069cm" svg:y1="2.522cm" svg:x2="16.516cm" svg:y2="2.213cm">
            <text:p/>
          </draw:line>
          <draw:polygon draw:style-name="gr3" draw:text-style-name="P1" draw:layer="layout" svg:width="0.089cm" svg:height="0.089cm" svg:x="16.592cm" svg:y="2.108cm" svg:viewBox="0 0 90 90" draw:points="90,90 90,0 0,46">
            <text:p/>
          </draw:polygon>
          <draw:polygon draw:style-name="gr5" draw:text-style-name="P1" draw:layer="layout" svg:width="0.089cm" svg:height="0.089cm" svg:x="16.592cm" svg:y="2.108cm" svg:viewBox="0 0 90 90" draw:points="0,46 90,90 90,0">
            <text:p/>
          </draw:polygon>
          <draw:polygon draw:style-name="gr3" draw:text-style-name="P1" draw:layer="layout" svg:width="0.1cm" svg:height="0.083cm" svg:x="16.476cm" svg:y="2.009cm" svg:viewBox="0 0 101 84" draw:points="101,78 57,0 0,84">
            <text:p/>
          </draw:polygon>
          <draw:polygon draw:style-name="gr5" draw:text-style-name="P1" draw:layer="layout" svg:width="0.1cm" svg:height="0.083cm" svg:x="16.476cm" svg:y="2.009cm" svg:viewBox="0 0 101 84" draw:points="0,84 101,78 57,0">
            <text:p/>
          </draw:polygon>
          <draw:polygon draw:style-name="gr3" draw:text-style-name="P1" draw:layer="layout" svg:width="0.1cm" svg:height="0.083cm" svg:x="16.512cm" svg:y="2.209cm" svg:viewBox="0 0 101 84" draw:points="101,6 55,84 0,0">
            <text:p/>
          </draw:polygon>
          <draw:polygon draw:style-name="gr5" draw:text-style-name="P1" draw:layer="layout" svg:width="0.1cm" svg:height="0.083cm" svg:x="16.512cm" svg:y="2.209cm" svg:viewBox="0 0 101 84" draw:points="0,0 101,6 55,84">
            <text:p/>
          </draw:polygon>
        </draw:g>
        <draw:g>
          <draw:polygon draw:style-name="gr11" draw:text-style-name="P1" draw:layer="layout" svg:width="1.551cm" svg:height="0.956cm" svg:x="18.791cm" svg:y="1.675cm" svg:viewBox="0 0 1552 957" draw:points="0,957 1552,957 1552,0 0,0">
            <text:p/>
          </draw:polygon>
          <draw:polygon draw:style-name="gr3" draw:text-style-name="P1" draw:layer="layout" svg:width="0.02cm" svg:height="0.031cm" svg:x="19.146cm" svg:y="2.171cm" svg:viewBox="0 0 21 32" draw:points="0,0 8,17 21,32">
            <text:p/>
          </draw:polygon>
          <draw:polygon draw:style-name="gr3" draw:text-style-name="P1" draw:layer="layout" svg:width="0.035cm" svg:height="0.039cm" svg:x="19.146cm" svg:y="2.171cm" svg:viewBox="0 0 36 40" draw:points="0,0 21,32 36,40">
            <text:p/>
          </draw:polygon>
          <draw:polygon draw:style-name="gr3" draw:text-style-name="P1" draw:layer="layout" svg:width="0.052cm" svg:height="0.045cm" svg:x="19.146cm" svg:y="2.171cm" svg:viewBox="0 0 53 46" draw:points="0,0 36,40 53,46">
            <text:p/>
          </draw:polygon>
          <draw:polygon draw:style-name="gr3" draw:text-style-name="P1" draw:layer="layout" svg:width="0.07cm" svg:height="0.045cm" svg:x="19.146cm" svg:y="2.171cm" svg:viewBox="0 0 71 46" draw:points="0,0 53,46 71,46">
            <text:p/>
          </draw:polygon>
          <draw:polygon draw:style-name="gr3" draw:text-style-name="P1" draw:layer="layout" svg:width="0.087cm" svg:height="0.045cm" svg:x="19.146cm" svg:y="2.171cm" svg:viewBox="0 0 88 46" draw:points="0,0 71,46 88,40">
            <text:p/>
          </draw:polygon>
          <draw:polygon draw:style-name="gr3" draw:text-style-name="P1" draw:layer="layout" svg:width="0.104cm" svg:height="0.039cm" svg:x="19.146cm" svg:y="2.171cm" svg:viewBox="0 0 105 40" draw:points="0,0 88,40 105,32">
            <text:p/>
          </draw:polygon>
          <draw:polygon draw:style-name="gr3" draw:text-style-name="P1" draw:layer="layout" svg:width="0.115cm" svg:height="0.031cm" svg:x="19.146cm" svg:y="2.171cm" svg:viewBox="0 0 116 32" draw:points="0,0 105,32 116,17">
            <text:p/>
          </draw:polygon>
          <draw:polygon draw:style-name="gr3" draw:text-style-name="P1" draw:layer="layout" svg:width="0.123cm" svg:height="0.016cm" svg:x="19.146cm" svg:y="2.171cm" svg:viewBox="0 0 124 17" draw:points="0,0 116,17 124,0">
            <text:p/>
          </draw:polygon>
          <draw:polygon draw:style-name="gr3" draw:text-style-name="P1" draw:layer="layout" svg:width="0.125cm" svg:height="0.016cm" svg:x="19.146cm" svg:y="2.154cm" svg:viewBox="0 0 126 17" draw:points="0,17 124,17 126,0">
            <text:p/>
          </draw:polygon>
          <draw:polygon draw:style-name="gr3" draw:text-style-name="P1" draw:layer="layout" svg:width="0.125cm" svg:height="0.035cm" svg:x="19.146cm" svg:y="2.135cm" svg:viewBox="0 0 126 36" draw:points="0,36 126,19 124,0">
            <text:p/>
          </draw:polygon>
          <draw:polygon draw:style-name="gr3" draw:text-style-name="P1" draw:layer="layout" svg:width="0.123cm" svg:height="0.052cm" svg:x="19.146cm" svg:y="2.118cm" svg:viewBox="0 0 124 53" draw:points="0,53 124,17 116,0">
            <text:p/>
          </draw:polygon>
          <draw:polygon draw:style-name="gr3" draw:text-style-name="P1" draw:layer="layout" svg:width="0.115cm" svg:height="0.066cm" svg:x="19.146cm" svg:y="2.104cm" svg:viewBox="0 0 116 67" draw:points="0,67 116,15 105,0">
            <text:p/>
          </draw:polygon>
          <draw:polygon draw:style-name="gr3" draw:text-style-name="P1" draw:layer="layout" svg:width="0.104cm" svg:height="0.075cm" svg:x="19.146cm" svg:y="2.095cm" svg:viewBox="0 0 105 76" draw:points="0,76 105,8 88,0">
            <text:p/>
          </draw:polygon>
          <draw:polygon draw:style-name="gr3" draw:text-style-name="P1" draw:layer="layout" svg:width="0.087cm" svg:height="0.081cm" svg:x="19.146cm" svg:y="2.089cm" svg:viewBox="0 0 88 82" draw:points="0,82 88,6 71,0">
            <text:p/>
          </draw:polygon>
          <draw:polygon draw:style-name="gr3" draw:text-style-name="P1" draw:layer="layout" svg:width="0.07cm" svg:height="0.081cm" svg:x="19.146cm" svg:y="2.089cm" svg:viewBox="0 0 71 82" draw:points="0,82 71,0 53,0">
            <text:p/>
          </draw:polygon>
          <draw:polygon draw:style-name="gr3" draw:text-style-name="P1" draw:layer="layout" svg:width="0.052cm" svg:height="0.081cm" svg:x="19.146cm" svg:y="2.089cm" svg:viewBox="0 0 53 82" draw:points="0,82 53,0 36,6">
            <text:p/>
          </draw:polygon>
          <draw:polygon draw:style-name="gr3" draw:text-style-name="P1" draw:layer="layout" svg:width="0.035cm" svg:height="0.075cm" svg:x="19.146cm" svg:y="2.095cm" svg:viewBox="0 0 36 76" draw:points="0,76 36,0 21,8">
            <text:p/>
          </draw:polygon>
          <draw:polygon draw:style-name="gr3" draw:text-style-name="P1" draw:layer="layout" svg:width="0.02cm" svg:height="0.066cm" svg:x="19.146cm" svg:y="2.104cm" svg:viewBox="0 0 21 67" draw:points="0,67 21,0 8,15">
            <text:p/>
          </draw:polygon>
          <draw:polygon draw:style-name="gr3" draw:text-style-name="P1" draw:layer="layout" svg:width="0.007cm" svg:height="0.052cm" svg:x="19.146cm" svg:y="2.118cm" svg:viewBox="0 0 8 53" draw:points="0,53 8,0 0,17">
            <text:p/>
          </draw:polygon>
          <draw:polygon draw:style-name="gr3" draw:text-style-name="P1" draw:layer="layout" svg:width="0.001cm" svg:height="0.035cm" svg:x="19.144cm" svg:y="2.135cm" svg:viewBox="0 0 2 36" draw:points="2,36 2,0 0,19">
            <text:p/>
          </draw:polygon>
          <draw:line draw:style-name="gr4" draw:text-style-name="P1" draw:layer="layout" svg:x1="18.911cm" svg:y1="2.154cm" svg:x2="19.21cm" svg:y2="2.154cm">
            <text:p/>
          </draw:line>
          <draw:polygon draw:style-name="gr3" draw:text-style-name="P1" draw:layer="layout" svg:width="0.018cm" svg:height="0.031cm" svg:x="19.969cm" svg:y="1.805cm" svg:viewBox="0 0 19 32" draw:points="19,32 11,15 0,0">
            <text:p/>
          </draw:polygon>
          <draw:polygon draw:style-name="gr3" draw:text-style-name="P1" draw:layer="layout" svg:width="0.035cm" svg:height="0.039cm" svg:x="19.952cm" svg:y="1.797cm" svg:viewBox="0 0 36 40" draw:points="36,40 17,8 0,0">
            <text:p/>
          </draw:polygon>
          <draw:polygon draw:style-name="gr3" draw:text-style-name="P1" draw:layer="layout" svg:width="0.052cm" svg:height="0.045cm" svg:x="19.935cm" svg:y="1.791cm" svg:viewBox="0 0 53 46" draw:points="53,46 17,6 0,0">
            <text:p/>
          </draw:polygon>
          <draw:polygon draw:style-name="gr3" draw:text-style-name="P1" draw:layer="layout" svg:width="0.07cm" svg:height="0.045cm" svg:x="19.916cm" svg:y="1.791cm" svg:viewBox="0 0 71 46" draw:points="71,46 19,0 0,0">
            <text:p/>
          </draw:polygon>
          <draw:polygon draw:style-name="gr3" draw:text-style-name="P1" draw:layer="layout" svg:width="0.087cm" svg:height="0.045cm" svg:x="19.899cm" svg:y="1.791cm" svg:viewBox="0 0 88 46" draw:points="88,46 17,0 0,6">
            <text:p/>
          </draw:polygon>
          <draw:polygon draw:style-name="gr3" draw:text-style-name="P1" draw:layer="layout" svg:width="0.104cm" svg:height="0.039cm" svg:x="19.882cm" svg:y="1.797cm" svg:viewBox="0 0 105 40" draw:points="105,40 17,0 0,8">
            <text:p/>
          </draw:polygon>
          <draw:polygon draw:style-name="gr3" draw:text-style-name="P1" draw:layer="layout" svg:width="0.115cm" svg:height="0.031cm" svg:x="19.872cm" svg:y="1.805cm" svg:viewBox="0 0 116 32" draw:points="116,32 11,0 0,15">
            <text:p/>
          </draw:polygon>
          <draw:polygon draw:style-name="gr3" draw:text-style-name="P1" draw:layer="layout" svg:width="0.123cm" svg:height="0.016cm" svg:x="19.863cm" svg:y="1.82cm" svg:viewBox="0 0 124 17" draw:points="124,17 8,0 0,17">
            <text:p/>
          </draw:polygon>
          <draw:polygon draw:style-name="gr3" draw:text-style-name="P1" draw:layer="layout" svg:width="0.125cm" svg:height="0.016cm" svg:x="19.861cm" svg:y="1.837cm" svg:viewBox="0 0 126 17" draw:points="126,0 2,0 0,17">
            <text:p/>
          </draw:polygon>
          <draw:polygon draw:style-name="gr3" draw:text-style-name="P1" draw:layer="layout" svg:width="0.125cm" svg:height="0.035cm" svg:x="19.861cm" svg:y="1.837cm" svg:viewBox="0 0 126 36" draw:points="126,0 0,17 2,36">
            <text:p/>
          </draw:polygon>
          <draw:polygon draw:style-name="gr3" draw:text-style-name="P1" draw:layer="layout" svg:width="0.123cm" svg:height="0.052cm" svg:x="19.863cm" svg:y="1.837cm" svg:viewBox="0 0 124 53" draw:points="124,0 0,36 8,53">
            <text:p/>
          </draw:polygon>
          <draw:polygon draw:style-name="gr3" draw:text-style-name="P1" draw:layer="layout" svg:width="0.115cm" svg:height="0.066cm" svg:x="19.872cm" svg:y="1.837cm" svg:viewBox="0 0 116 67" draw:points="116,0 0,53 11,67">
            <text:p/>
          </draw:polygon>
          <draw:polygon draw:style-name="gr3" draw:text-style-name="P1" draw:layer="layout" svg:width="0.104cm" svg:height="0.075cm" svg:x="19.882cm" svg:y="1.837cm" svg:viewBox="0 0 105 76" draw:points="105,0 0,67 17,76">
            <text:p/>
          </draw:polygon>
          <draw:polygon draw:style-name="gr3" draw:text-style-name="P1" draw:layer="layout" svg:width="0.087cm" svg:height="0.081cm" svg:x="19.899cm" svg:y="1.837cm" svg:viewBox="0 0 88 82" draw:points="88,0 0,76 17,82">
            <text:p/>
          </draw:polygon>
          <draw:polygon draw:style-name="gr3" draw:text-style-name="P1" draw:layer="layout" svg:width="0.07cm" svg:height="0.081cm" svg:x="19.916cm" svg:y="1.837cm" svg:viewBox="0 0 71 82" draw:points="71,0 0,82 19,82">
            <text:p/>
          </draw:polygon>
          <draw:polygon draw:style-name="gr3" draw:text-style-name="P1" draw:layer="layout" svg:width="0.052cm" svg:height="0.081cm" svg:x="19.935cm" svg:y="1.837cm" svg:viewBox="0 0 53 82" draw:points="53,0 0,82 17,76">
            <text:p/>
          </draw:polygon>
          <draw:polygon draw:style-name="gr3" draw:text-style-name="P1" draw:layer="layout" svg:width="0.035cm" svg:height="0.075cm" svg:x="19.952cm" svg:y="1.837cm" svg:viewBox="0 0 36 76" draw:points="36,0 0,76 17,67">
            <text:p/>
          </draw:polygon>
          <draw:polygon draw:style-name="gr3" draw:text-style-name="P1" draw:layer="layout" svg:width="0.018cm" svg:height="0.066cm" svg:x="19.969cm" svg:y="1.837cm" svg:viewBox="0 0 19 67" draw:points="19,0 0,67 11,53">
            <text:p/>
          </draw:polygon>
          <draw:polygon draw:style-name="gr3" draw:text-style-name="P1" draw:layer="layout" svg:width="0.007cm" svg:height="0.052cm" svg:x="19.979cm" svg:y="1.837cm" svg:viewBox="0 0 8 53" draw:points="8,0 0,53 8,36">
            <text:p/>
          </draw:polygon>
          <draw:polygon draw:style-name="gr3" draw:text-style-name="P1" draw:layer="layout" svg:width="0.001cm" svg:height="0.035cm" svg:x="19.987cm" svg:y="1.837cm" svg:viewBox="0 0 2 36" draw:points="0,0 0,36 2,17">
            <text:p/>
          </draw:polygon>
          <draw:line draw:style-name="gr4" draw:text-style-name="P1" draw:layer="layout" svg:x1="19.926cm" svg:y1="1.854cm" svg:x2="20.225cm" svg:y2="1.854cm">
            <text:p/>
          </draw:line>
          <draw:polygon draw:style-name="gr3" draw:text-style-name="P1" draw:layer="layout" svg:width="0.018cm" svg:height="0.031cm" svg:x="19.969cm" svg:y="2.104cm" svg:viewBox="0 0 19 32" draw:points="19,32 11,15 0,0">
            <text:p/>
          </draw:polygon>
          <draw:polygon draw:style-name="gr3" draw:text-style-name="P1" draw:layer="layout" svg:width="0.035cm" svg:height="0.039cm" svg:x="19.952cm" svg:y="2.095cm" svg:viewBox="0 0 36 40" draw:points="36,40 17,8 0,0">
            <text:p/>
          </draw:polygon>
          <draw:polygon draw:style-name="gr3" draw:text-style-name="P1" draw:layer="layout" svg:width="0.052cm" svg:height="0.045cm" svg:x="19.935cm" svg:y="2.089cm" svg:viewBox="0 0 53 46" draw:points="53,46 17,6 0,0">
            <text:p/>
          </draw:polygon>
          <draw:polygon draw:style-name="gr3" draw:text-style-name="P1" draw:layer="layout" svg:width="0.07cm" svg:height="0.045cm" svg:x="19.916cm" svg:y="2.089cm" svg:viewBox="0 0 71 46" draw:points="71,46 19,0 0,0">
            <text:p/>
          </draw:polygon>
          <draw:polygon draw:style-name="gr3" draw:text-style-name="P1" draw:layer="layout" svg:width="0.087cm" svg:height="0.045cm" svg:x="19.899cm" svg:y="2.089cm" svg:viewBox="0 0 88 46" draw:points="88,46 17,0 0,6">
            <text:p/>
          </draw:polygon>
          <draw:polygon draw:style-name="gr3" draw:text-style-name="P1" draw:layer="layout" svg:width="0.104cm" svg:height="0.039cm" svg:x="19.882cm" svg:y="2.095cm" svg:viewBox="0 0 105 40" draw:points="105,40 17,0 0,8">
            <text:p/>
          </draw:polygon>
          <draw:polygon draw:style-name="gr3" draw:text-style-name="P1" draw:layer="layout" svg:width="0.115cm" svg:height="0.031cm" svg:x="19.872cm" svg:y="2.104cm" svg:viewBox="0 0 116 32" draw:points="116,32 11,0 0,15">
            <text:p/>
          </draw:polygon>
          <draw:polygon draw:style-name="gr3" draw:text-style-name="P1" draw:layer="layout" svg:width="0.123cm" svg:height="0.016cm" svg:x="19.863cm" svg:y="2.118cm" svg:viewBox="0 0 124 17" draw:points="124,17 8,0 0,17">
            <text:p/>
          </draw:polygon>
          <draw:polygon draw:style-name="gr3" draw:text-style-name="P1" draw:layer="layout" svg:width="0.125cm" svg:height="0.018cm" svg:x="19.861cm" svg:y="2.135cm" svg:viewBox="0 0 126 19" draw:points="126,0 2,0 0,19">
            <text:p/>
          </draw:polygon>
          <draw:polygon draw:style-name="gr3" draw:text-style-name="P1" draw:layer="layout" svg:width="0.125cm" svg:height="0.035cm" svg:x="19.861cm" svg:y="2.135cm" svg:viewBox="0 0 126 36" draw:points="126,0 0,19 2,36">
            <text:p/>
          </draw:polygon>
          <draw:polygon draw:style-name="gr3" draw:text-style-name="P1" draw:layer="layout" svg:width="0.123cm" svg:height="0.052cm" svg:x="19.863cm" svg:y="2.135cm" svg:viewBox="0 0 124 53" draw:points="124,0 0,36 8,53">
            <text:p/>
          </draw:polygon>
          <draw:polygon draw:style-name="gr3" draw:text-style-name="P1" draw:layer="layout" svg:width="0.115cm" svg:height="0.066cm" svg:x="19.872cm" svg:y="2.135cm" svg:viewBox="0 0 116 67" draw:points="116,0 0,53 11,67">
            <text:p/>
          </draw:polygon>
          <draw:polygon draw:style-name="gr3" draw:text-style-name="P1" draw:layer="layout" svg:width="0.104cm" svg:height="0.075cm" svg:x="19.882cm" svg:y="2.135cm" svg:viewBox="0 0 105 76" draw:points="105,0 0,67 17,76">
            <text:p/>
          </draw:polygon>
          <draw:polygon draw:style-name="gr3" draw:text-style-name="P1" draw:layer="layout" svg:width="0.087cm" svg:height="0.081cm" svg:x="19.899cm" svg:y="2.135cm" svg:viewBox="0 0 88 82" draw:points="88,0 0,76 17,82">
            <text:p/>
          </draw:polygon>
          <draw:polygon draw:style-name="gr3" draw:text-style-name="P1" draw:layer="layout" svg:width="0.07cm" svg:height="0.081cm" svg:x="19.916cm" svg:y="2.135cm" svg:viewBox="0 0 71 82" draw:points="71,0 0,82 19,82">
            <text:p/>
          </draw:polygon>
          <draw:polygon draw:style-name="gr3" draw:text-style-name="P1" draw:layer="layout" svg:width="0.052cm" svg:height="0.081cm" svg:x="19.935cm" svg:y="2.135cm" svg:viewBox="0 0 53 82" draw:points="53,0 0,82 17,76">
            <text:p/>
          </draw:polygon>
          <draw:polygon draw:style-name="gr3" draw:text-style-name="P1" draw:layer="layout" svg:width="0.035cm" svg:height="0.075cm" svg:x="19.952cm" svg:y="2.135cm" svg:viewBox="0 0 36 76" draw:points="36,0 0,76 17,67">
            <text:p/>
          </draw:polygon>
          <draw:polygon draw:style-name="gr3" draw:text-style-name="P1" draw:layer="layout" svg:width="0.018cm" svg:height="0.066cm" svg:x="19.969cm" svg:y="2.135cm" svg:viewBox="0 0 19 67" draw:points="19,0 0,67 11,53">
            <text:p/>
          </draw:polygon>
          <draw:polygon draw:style-name="gr3" draw:text-style-name="P1" draw:layer="layout" svg:width="0.007cm" svg:height="0.052cm" svg:x="19.979cm" svg:y="2.135cm" svg:viewBox="0 0 8 53" draw:points="8,0 0,53 8,36">
            <text:p/>
          </draw:polygon>
          <draw:polygon draw:style-name="gr3" draw:text-style-name="P1" draw:layer="layout" svg:width="0.001cm" svg:height="0.035cm" svg:x="19.987cm" svg:y="2.135cm" svg:viewBox="0 0 2 36" draw:points="0,0 0,36 2,19">
            <text:p/>
          </draw:polygon>
          <draw:line draw:style-name="gr4" draw:text-style-name="P1" draw:layer="layout" svg:x1="19.926cm" svg:y1="2.154cm" svg:x2="20.225cm" svg:y2="2.154cm">
            <text:p/>
          </draw:line>
          <draw:polygon draw:style-name="gr3" draw:text-style-name="P1" draw:layer="layout" svg:width="0.018cm" svg:height="0.031cm" svg:x="19.969cm" svg:y="2.402cm" svg:viewBox="0 0 19 32" draw:points="19,32 11,15 0,0">
            <text:p/>
          </draw:polygon>
          <draw:polygon draw:style-name="gr3" draw:text-style-name="P1" draw:layer="layout" svg:width="0.035cm" svg:height="0.039cm" svg:x="19.952cm" svg:y="2.394cm" svg:viewBox="0 0 36 40" draw:points="36,40 17,8 0,0">
            <text:p/>
          </draw:polygon>
          <draw:polygon draw:style-name="gr3" draw:text-style-name="P1" draw:layer="layout" svg:width="0.052cm" svg:height="0.045cm" svg:x="19.935cm" svg:y="2.388cm" svg:viewBox="0 0 53 46" draw:points="53,46 17,6 0,0">
            <text:p/>
          </draw:polygon>
          <draw:polygon draw:style-name="gr3" draw:text-style-name="P1" draw:layer="layout" svg:width="0.07cm" svg:height="0.045cm" svg:x="19.916cm" svg:y="2.388cm" svg:viewBox="0 0 71 46" draw:points="71,46 19,0 0,0">
            <text:p/>
          </draw:polygon>
          <draw:polygon draw:style-name="gr3" draw:text-style-name="P1" draw:layer="layout" svg:width="0.087cm" svg:height="0.045cm" svg:x="19.899cm" svg:y="2.388cm" svg:viewBox="0 0 88 46" draw:points="88,46 17,0 0,6">
            <text:p/>
          </draw:polygon>
          <draw:polygon draw:style-name="gr3" draw:text-style-name="P1" draw:layer="layout" svg:width="0.104cm" svg:height="0.039cm" svg:x="19.882cm" svg:y="2.394cm" svg:viewBox="0 0 105 40" draw:points="105,40 17,0 0,8">
            <text:p/>
          </draw:polygon>
          <draw:polygon draw:style-name="gr3" draw:text-style-name="P1" draw:layer="layout" svg:width="0.115cm" svg:height="0.031cm" svg:x="19.872cm" svg:y="2.402cm" svg:viewBox="0 0 116 32" draw:points="116,32 11,0 0,15">
            <text:p/>
          </draw:polygon>
          <draw:polygon draw:style-name="gr3" draw:text-style-name="P1" draw:layer="layout" svg:width="0.123cm" svg:height="0.016cm" svg:x="19.863cm" svg:y="2.417cm" svg:viewBox="0 0 124 17" draw:points="124,17 8,0 0,17">
            <text:p/>
          </draw:polygon>
          <draw:polygon draw:style-name="gr3" draw:text-style-name="P1" draw:layer="layout" svg:width="0.125cm" svg:height="0.018cm" svg:x="19.861cm" svg:y="2.434cm" svg:viewBox="0 0 126 19" draw:points="126,0 2,0 0,19">
            <text:p/>
          </draw:polygon>
          <draw:polygon draw:style-name="gr3" draw:text-style-name="P1" draw:layer="layout" svg:width="0.125cm" svg:height="0.035cm" svg:x="19.861cm" svg:y="2.434cm" svg:viewBox="0 0 126 36" draw:points="126,0 0,19 2,36">
            <text:p/>
          </draw:polygon>
          <draw:polygon draw:style-name="gr3" draw:text-style-name="P1" draw:layer="layout" svg:width="0.123cm" svg:height="0.052cm" svg:x="19.863cm" svg:y="2.434cm" svg:viewBox="0 0 124 53" draw:points="124,0 0,36 8,53">
            <text:p/>
          </draw:polygon>
          <draw:polygon draw:style-name="gr3" draw:text-style-name="P1" draw:layer="layout" svg:width="0.115cm" svg:height="0.066cm" svg:x="19.872cm" svg:y="2.434cm" svg:viewBox="0 0 116 67" draw:points="116,0 0,53 11,67">
            <text:p/>
          </draw:polygon>
          <draw:polygon draw:style-name="gr3" draw:text-style-name="P1" draw:layer="layout" svg:width="0.104cm" svg:height="0.075cm" svg:x="19.882cm" svg:y="2.434cm" svg:viewBox="0 0 105 76" draw:points="105,0 0,67 17,76">
            <text:p/>
          </draw:polygon>
          <draw:polygon draw:style-name="gr3" draw:text-style-name="P1" draw:layer="layout" svg:width="0.087cm" svg:height="0.081cm" svg:x="19.899cm" svg:y="2.434cm" svg:viewBox="0 0 88 82" draw:points="88,0 0,76 17,82">
            <text:p/>
          </draw:polygon>
          <draw:polygon draw:style-name="gr3" draw:text-style-name="P1" draw:layer="layout" svg:width="0.07cm" svg:height="0.081cm" svg:x="19.916cm" svg:y="2.434cm" svg:viewBox="0 0 71 82" draw:points="71,0 0,82 19,82">
            <text:p/>
          </draw:polygon>
          <draw:polygon draw:style-name="gr3" draw:text-style-name="P1" draw:layer="layout" svg:width="0.052cm" svg:height="0.081cm" svg:x="19.935cm" svg:y="2.434cm" svg:viewBox="0 0 53 82" draw:points="53,0 0,82 17,76">
            <text:p/>
          </draw:polygon>
          <draw:polygon draw:style-name="gr3" draw:text-style-name="P1" draw:layer="layout" svg:width="0.035cm" svg:height="0.075cm" svg:x="19.952cm" svg:y="2.434cm" svg:viewBox="0 0 36 76" draw:points="36,0 0,76 17,67">
            <text:p/>
          </draw:polygon>
          <draw:polygon draw:style-name="gr3" draw:text-style-name="P1" draw:layer="layout" svg:width="0.018cm" svg:height="0.066cm" svg:x="19.969cm" svg:y="2.434cm" svg:viewBox="0 0 19 67" draw:points="19,0 0,67 11,53">
            <text:p/>
          </draw:polygon>
          <draw:polygon draw:style-name="gr3" draw:text-style-name="P1" draw:layer="layout" svg:width="0.007cm" svg:height="0.052cm" svg:x="19.979cm" svg:y="2.434cm" svg:viewBox="0 0 8 53" draw:points="8,0 0,53 8,36">
            <text:p/>
          </draw:polygon>
          <draw:polygon draw:style-name="gr3" draw:text-style-name="P1" draw:layer="layout" svg:width="0.001cm" svg:height="0.035cm" svg:x="19.987cm" svg:y="2.434cm" svg:viewBox="0 0 2 36" draw:points="0,0 0,36 2,19">
            <text:p/>
          </draw:polygon>
          <draw:line draw:style-name="gr4" draw:text-style-name="P1" draw:layer="layout" svg:x1="19.926cm" svg:y1="2.453cm" svg:x2="20.225cm" svg:y2="2.453cm">
            <text:p/>
          </draw:line>
          <draw:line draw:style-name="gr4" draw:text-style-name="P1" draw:layer="layout" svg:x1="19.21cm" svg:y1="2.155cm" svg:x2="19.927cm" svg:y2="1.854cm">
            <text:p/>
          </draw:line>
        </draw:g>
        <draw:g>
          <draw:polygon draw:style-name="gr11" draw:text-style-name="P1" draw:layer="layout" svg:width="1.551cm" svg:height="0.956cm" svg:x="1.682cm" svg:y="4.452cm" svg:viewBox="0 0 1552 957" draw:points="1552,957 0,957 0,0 1552,0">
            <text:p/>
          </draw:polygon>
          <draw:polygon draw:style-name="gr14" draw:text-style-name="P1" draw:layer="layout" svg:width="0.178cm" svg:height="0.178cm" svg:x="2.846cm" svg:y="4.841cm" svg:viewBox="0 0 179 179" draw:points="179,179 0,179 0,0 179,0">
            <text:p/>
          </draw:polygon>
          <draw:polygon draw:style-name="gr3" draw:text-style-name="P1" draw:layer="layout" svg:width="0.258cm" svg:height="0.169cm" svg:x="2.497cm" svg:y="4.846cm" svg:viewBox="0 0 259 170" draw:points="259,86 0,0 0,170">
            <text:p/>
          </draw:polygon>
          <draw:line draw:style-name="gr4" draw:text-style-name="P1" draw:layer="layout" svg:x1="2.279cm" svg:y1="4.932cm" svg:x2="2.756cm" svg:y2="4.932cm">
            <text:p/>
          </draw:line>
          <draw:polygon draw:style-name="gr14" draw:text-style-name="P1" draw:layer="layout" svg:width="0.417cm" svg:height="0.417cm" svg:x="1.77cm" svg:y="4.722cm" svg:viewBox="0 0 418 418" draw:points="418,418 0,418 0,0 418,0">
            <text:p/>
          </draw:polygon>
        </draw:g>
        <draw:g>
          <draw:polygon draw:style-name="gr11" draw:text-style-name="P1" draw:layer="layout" svg:width="1.553cm" svg:height="0.956cm" svg:x="4.442cm" svg:y="4.452cm" svg:viewBox="0 0 1554 957" draw:points="0,957 1554,957 1554,0 0,0">
            <text:p/>
          </draw:polygon>
          <draw:polygon draw:style-name="gr15" draw:text-style-name="P1" draw:layer="layout" svg:width="0.119cm" svg:height="0.119cm" svg:x="5.487cm" svg:y="5.111cm" svg:viewBox="0 0 120 120" draw:points="0,120 84,84 120,0">
            <text:p/>
          </draw:polygon>
          <draw:polygon draw:style-name="gr15" draw:text-style-name="P1" draw:layer="layout" svg:width="0.119cm" svg:height="0.485cm" svg:x="5.487cm" svg:y="4.745cm" svg:viewBox="0 0 120 486" draw:points="0,486 120,366 120,0">
            <text:p/>
          </draw:polygon>
          <draw:polygon draw:style-name="gr15" draw:text-style-name="P1" draw:layer="layout" svg:width="0.119cm" svg:height="0.569cm" svg:x="5.487cm" svg:y="4.661cm" svg:viewBox="0 0 120 570" draw:points="0,570 120,84 84,0">
            <text:p/>
          </draw:polygon>
          <draw:polygon draw:style-name="gr15" draw:text-style-name="P1" draw:layer="layout" svg:width="0.083cm" svg:height="0.604cm" svg:x="5.487cm" svg:y="4.625cm" svg:viewBox="0 0 84 605" draw:points="0,605 84,36 0,0">
            <text:p/>
          </draw:polygon>
          <draw:polygon draw:style-name="gr15" draw:text-style-name="P1" draw:layer="layout" svg:width="0.537cm" svg:height="0.604cm" svg:x="4.949cm" svg:y="4.625cm" svg:viewBox="0 0 538 605" draw:points="538,605 538,0 0,0">
            <text:p/>
          </draw:polygon>
          <draw:polygon draw:style-name="gr15" draw:text-style-name="P1" draw:layer="layout" svg:width="0.621cm" svg:height="0.604cm" svg:x="4.865cm" svg:y="4.625cm" svg:viewBox="0 0 622 605" draw:points="622,605 84,0 0,36">
            <text:p/>
          </draw:polygon>
          <draw:polygon draw:style-name="gr15" draw:text-style-name="P1" draw:layer="layout" svg:width="0.655cm" svg:height="0.569cm" svg:x="4.831cm" svg:y="4.661cm" svg:viewBox="0 0 656 570" draw:points="656,570 34,0 0,84">
            <text:p/>
          </draw:polygon>
          <draw:polygon draw:style-name="gr15" draw:text-style-name="P1" draw:layer="layout" svg:width="0.655cm" svg:height="0.485cm" svg:x="4.831cm" svg:y="4.745cm" svg:viewBox="0 0 656 486" draw:points="656,486 0,0 0,366">
            <text:p/>
          </draw:polygon>
          <draw:polygon draw:style-name="gr15" draw:text-style-name="P1" draw:layer="layout" svg:width="0.655cm" svg:height="0.119cm" svg:x="4.831cm" svg:y="5.111cm" svg:viewBox="0 0 656 120" draw:points="656,120 0,0 34,84">
            <text:p/>
          </draw:polygon>
          <draw:polygon draw:style-name="gr15" draw:text-style-name="P1" draw:layer="layout" svg:width="0.621cm" svg:height="0.035cm" svg:x="4.865cm" svg:y="5.195cm" svg:viewBox="0 0 622 36" draw:points="622,36 0,0 84,36">
            <text:p/>
          </draw:polygon>
          <draw:polygon draw:style-name="gr16" draw:text-style-name="P1" draw:layer="layout" svg:width="0.775cm" svg:height="0.604cm" svg:x="4.831cm" svg:y="4.625cm" svg:viewBox="0 0 776 605" draw:points="118,605 656,605 776,486 776,120 656,0 118,0 0,120 0,486">
            <text:p/>
          </draw:polygon>
          <draw:polygon draw:style-name="gr3" draw:text-style-name="P1" draw:layer="layout" svg:width="0.119cm" svg:height="0.119cm" svg:x="5.357cm" svg:y="5.066cm" svg:viewBox="0 0 120 120" draw:points="0,120 86,84 120,0">
            <text:p/>
          </draw:polygon>
          <draw:polygon draw:style-name="gr3" draw:text-style-name="P1" draw:layer="layout" svg:width="0.119cm" svg:height="0.396cm" svg:x="5.357cm" svg:y="4.789cm" svg:viewBox="0 0 120 397" draw:points="0,397 120,278 120,0">
            <text:p/>
          </draw:polygon>
          <draw:polygon draw:style-name="gr3" draw:text-style-name="P1" draw:layer="layout" svg:width="0.119cm" svg:height="0.48cm" svg:x="5.357cm" svg:y="4.705cm" svg:viewBox="0 0 120 481" draw:points="0,481 120,84 86,0">
            <text:p/>
          </draw:polygon>
          <draw:polygon draw:style-name="gr3" draw:text-style-name="P1" draw:layer="layout" svg:width="0.085cm" svg:height="0.516cm" svg:x="5.357cm" svg:y="4.669cm" svg:viewBox="0 0 86 517" draw:points="0,517 86,36 0,0">
            <text:p/>
          </draw:polygon>
          <draw:polygon draw:style-name="gr3" draw:text-style-name="P1" draw:layer="layout" svg:width="0.363cm" svg:height="0.516cm" svg:x="4.993cm" svg:y="4.669cm" svg:viewBox="0 0 364 517" draw:points="364,517 364,0 0,0">
            <text:p/>
          </draw:polygon>
          <draw:polygon draw:style-name="gr3" draw:text-style-name="P1" draw:layer="layout" svg:width="0.447cm" svg:height="0.516cm" svg:x="4.909cm" svg:y="4.669cm" svg:viewBox="0 0 448 517" draw:points="448,517 84,0 0,36">
            <text:p/>
          </draw:polygon>
          <draw:polygon draw:style-name="gr3" draw:text-style-name="P1" draw:layer="layout" svg:width="0.483cm" svg:height="0.48cm" svg:x="4.873cm" svg:y="4.705cm" svg:viewBox="0 0 484 481" draw:points="484,481 36,0 0,84">
            <text:p/>
          </draw:polygon>
          <draw:polygon draw:style-name="gr3" draw:text-style-name="P1" draw:layer="layout" svg:width="0.483cm" svg:height="0.396cm" svg:x="4.873cm" svg:y="4.789cm" svg:viewBox="0 0 484 397" draw:points="484,397 0,0 0,278">
            <text:p/>
          </draw:polygon>
          <draw:polygon draw:style-name="gr3" draw:text-style-name="P1" draw:layer="layout" svg:width="0.483cm" svg:height="0.119cm" svg:x="4.873cm" svg:y="5.066cm" svg:viewBox="0 0 484 120" draw:points="484,120 0,0 36,84">
            <text:p/>
          </draw:polygon>
          <draw:polygon draw:style-name="gr3" draw:text-style-name="P1" draw:layer="layout" svg:width="0.447cm" svg:height="0.035cm" svg:x="4.909cm" svg:y="5.15cm" svg:viewBox="0 0 448 36" draw:points="448,36 0,0 84,36">
            <text:p/>
          </draw:polygon>
          <draw:polygon draw:style-name="gr5" draw:text-style-name="P1" draw:layer="layout" svg:width="0.602cm" svg:height="0.516cm" svg:x="4.873cm" svg:y="4.669cm" svg:viewBox="0 0 603 517" draw:points="120,517 484,517 603,397 603,120 484,0 120,0 0,120 0,397">
            <text:p/>
          </draw:polygon>
          <draw:polygon draw:style-name="gr3" draw:text-style-name="P1" draw:layer="layout" svg:width="0.031cm" svg:height="0.064cm" svg:x="5.51cm" svg:y="5.1cm" svg:viewBox="0 0 32 65" draw:points="32,0 0,32 32,65">
            <text:p/>
          </draw:polygon>
          <draw:polygon draw:style-name="gr3" draw:text-style-name="P1" draw:layer="layout" svg:width="0.031cm" svg:height="0.064cm" svg:x="5.542cm" svg:y="5.1cm" svg:viewBox="0 0 32 65" draw:points="0,0 0,65 32,32">
            <text:p/>
          </draw:polygon>
          <draw:polygon draw:style-name="gr5" draw:text-style-name="P1" draw:layer="layout" svg:width="0.062cm" svg:height="0cm" svg:x="5.51cm" svg:y="5.132cm" svg:viewBox="0 0 63 0" draw:points="63,0 0,0">
            <text:p/>
          </draw:polygon>
          <draw:polygon draw:style-name="gr3" draw:text-style-name="P1" draw:layer="layout" svg:width="0.031cm" svg:height="0.064cm" svg:x="5.51cm" svg:y="5.003cm" svg:viewBox="0 0 32 65" draw:points="32,0 0,32 32,65">
            <text:p/>
          </draw:polygon>
          <draw:polygon draw:style-name="gr3" draw:text-style-name="P1" draw:layer="layout" svg:width="0.031cm" svg:height="0.064cm" svg:x="5.542cm" svg:y="5.003cm" svg:viewBox="0 0 32 65" draw:points="0,0 0,65 32,32">
            <text:p/>
          </draw:polygon>
          <draw:polygon draw:style-name="gr5" draw:text-style-name="P1" draw:layer="layout" svg:width="0.062cm" svg:height="0cm" svg:x="5.51cm" svg:y="5.035cm" svg:viewBox="0 0 63 0" draw:points="63,0 0,0">
            <text:p/>
          </draw:polygon>
          <draw:polyline draw:style-name="gr17" draw:text-style-name="P1" draw:layer="layout" svg:width="0.527cm" svg:height="0.344cm" svg:x="4.917cm" svg:y="4.734cm" svg:viewBox="0 0 528 345" draw:points="0,345 42,301 128,0 172,334 204,301 345,280 431,0 496,345 528,311">
            <text:p/>
          </draw:polyline>
        </draw:g>
        <draw:g>
          <draw:polygon draw:style-name="gr11" draw:text-style-name="P1" draw:layer="layout" svg:width="1.553cm" svg:height="0.956cm" svg:x="10.138cm" svg:y="4.452cm" svg:viewBox="0 0 1554 957" draw:points="0,957 1554,957 1554,0 0,0">
            <text:p/>
          </draw:polygon>
          <draw:polygon draw:style-name="gr14" draw:text-style-name="P1" draw:layer="layout" svg:width="0.178cm" svg:height="0.178cm" svg:x="10.348cm" svg:y="4.841cm" svg:viewBox="0 0 179 179" draw:points="0,179 179,179 179,0 0,0">
            <text:p/>
          </draw:polygon>
          <draw:polygon draw:style-name="gr3" draw:text-style-name="P1" draw:layer="layout" svg:width="0.258cm" svg:height="0.171cm" svg:x="10.836cm" svg:y="4.843cm" svg:viewBox="0 0 259 172" draw:points="259,86 0,172 0,0">
            <text:p/>
          </draw:polygon>
          <draw:line draw:style-name="gr4" draw:text-style-name="P1" draw:layer="layout" svg:x1="10.617cm" svg:y1="4.929cm" svg:x2="11.094cm" svg:y2="4.929cm">
            <text:p/>
          </draw:line>
          <draw:polygon draw:style-name="gr14" draw:text-style-name="P1" draw:layer="layout" svg:width="0.417cm" svg:height="0.417cm" svg:x="11.183cm" svg:y="4.721cm" svg:viewBox="0 0 418 418" draw:points="0,418 418,418 418,0 0,0">
            <text:p/>
          </draw:polygon>
        </draw:g>
        <draw:g>
          <draw:polygon draw:style-name="gr18" draw:text-style-name="P2" draw:layer="layout" svg:width="1.551cm" svg:height="0.956cm" svg:x="18.789cm" svg:y="4.452cm" svg:viewBox="0 0 1552 957" draw:points="0,957 1552,957 1552,0 0,0">
            <text:p/>
          </draw:polygon>
          <draw:polygon draw:style-name="gr19" draw:text-style-name="P2" draw:layer="layout" svg:width="0.018cm" svg:height="0.031cm" svg:x="19.145cm" svg:y="5.247cm" svg:viewBox="0 0 19 32" draw:points="0,0 8,17 19,32">
            <text:p/>
          </draw:polygon>
          <draw:polygon draw:style-name="gr20" draw:text-style-name="P2" draw:layer="layout" svg:width="0.035cm" svg:height="0.039cm" svg:x="19.145cm" svg:y="5.247cm" svg:viewBox="0 0 36 40" draw:points="0,0 19,32 36,40">
            <text:p/>
          </draw:polygon>
          <draw:polygon draw:style-name="gr21" draw:text-style-name="P2" draw:layer="layout" svg:width="0.052cm" svg:height="0.045cm" svg:x="19.145cm" svg:y="5.247cm" svg:viewBox="0 0 53 46" draw:points="0,0 36,40 53,46">
            <text:p/>
          </draw:polygon>
          <draw:polygon draw:style-name="gr22" draw:text-style-name="P2" draw:layer="layout" svg:width="0.07cm" svg:height="0.045cm" svg:x="19.145cm" svg:y="5.247cm" svg:viewBox="0 0 71 46" draw:points="0,0 53,46 71,46">
            <text:p/>
          </draw:polygon>
          <draw:polygon draw:style-name="gr23" draw:text-style-name="P2" draw:layer="layout" svg:width="0.087cm" svg:height="0.045cm" svg:x="19.145cm" svg:y="5.247cm" svg:viewBox="0 0 88 46" draw:points="0,0 71,46 88,40">
            <text:p/>
          </draw:polygon>
          <draw:polygon draw:style-name="gr24" draw:text-style-name="P2" draw:layer="layout" svg:width="0.104cm" svg:height="0.039cm" svg:x="19.145cm" svg:y="5.247cm" svg:viewBox="0 0 105 40" draw:points="0,0 88,40 105,32">
            <text:p/>
          </draw:polygon>
          <draw:polygon draw:style-name="gr25" draw:text-style-name="P2" draw:layer="layout" svg:width="0.115cm" svg:height="0.031cm" svg:x="19.145cm" svg:y="5.247cm" svg:viewBox="0 0 116 32" draw:points="0,0 105,32 116,17">
            <text:p/>
          </draw:polygon>
          <draw:polygon draw:style-name="gr26" draw:text-style-name="P2" draw:layer="layout" svg:width="0.123cm" svg:height="0.016cm" svg:x="19.145cm" svg:y="5.247cm" svg:viewBox="0 0 124 17" draw:points="0,0 116,17 124,0">
            <text:p/>
          </draw:polygon>
          <draw:polygon draw:style-name="gr27" draw:text-style-name="P2" draw:layer="layout" svg:width="0.125cm" svg:height="0.018cm" svg:x="19.145cm" svg:y="5.228cm" svg:viewBox="0 0 126 19" draw:points="0,19 124,19 126,0">
            <text:p/>
          </draw:polygon>
          <draw:polygon draw:style-name="gr28" draw:text-style-name="P2" draw:layer="layout" svg:width="0.125cm" svg:height="0.035cm" svg:x="19.145cm" svg:y="5.211cm" svg:viewBox="0 0 126 36" draw:points="0,36 126,17 124,0">
            <text:p/>
          </draw:polygon>
          <draw:polygon draw:style-name="gr29" draw:text-style-name="P2" draw:layer="layout" svg:width="0.123cm" svg:height="0.052cm" svg:x="19.145cm" svg:y="5.194cm" svg:viewBox="0 0 124 53" draw:points="0,53 124,17 116,0">
            <text:p/>
          </draw:polygon>
          <draw:polygon draw:style-name="gr30" draw:text-style-name="P2" draw:layer="layout" svg:width="0.115cm" svg:height="0.066cm" svg:x="19.145cm" svg:y="5.18cm" svg:viewBox="0 0 116 67" draw:points="0,67 116,15 105,0">
            <text:p/>
          </draw:polygon>
          <draw:polygon draw:style-name="gr31" draw:text-style-name="P2" draw:layer="layout" svg:width="0.104cm" svg:height="0.077cm" svg:x="19.145cm" svg:y="5.169cm" svg:viewBox="0 0 105 78" draw:points="0,78 105,11 88,0">
            <text:p/>
          </draw:polygon>
          <draw:polygon draw:style-name="gr32" draw:text-style-name="P2" draw:layer="layout" svg:width="0.087cm" svg:height="0.081cm" svg:x="19.145cm" svg:y="5.165cm" svg:viewBox="0 0 88 82" draw:points="0,82 88,4 71,0">
            <text:p/>
          </draw:polygon>
          <draw:polygon draw:style-name="gr33" draw:text-style-name="P2" draw:layer="layout" svg:width="0.07cm" svg:height="0.081cm" svg:x="19.145cm" svg:y="5.165cm" svg:viewBox="0 0 71 82" draw:points="0,82 71,0 53,0">
            <text:p/>
          </draw:polygon>
          <draw:polygon draw:style-name="gr34" draw:text-style-name="P2" draw:layer="layout" svg:width="0.052cm" svg:height="0.081cm" svg:x="19.145cm" svg:y="5.165cm" svg:viewBox="0 0 53 82" draw:points="0,82 53,0 36,4">
            <text:p/>
          </draw:polygon>
          <draw:polygon draw:style-name="gr35" draw:text-style-name="P2" draw:layer="layout" svg:width="0.035cm" svg:height="0.077cm" svg:x="19.145cm" svg:y="5.169cm" svg:viewBox="0 0 36 78" draw:points="0,78 36,0 19,11">
            <text:p/>
          </draw:polygon>
          <draw:polygon draw:style-name="gr36" draw:text-style-name="P2" draw:layer="layout" svg:width="0.018cm" svg:height="0.066cm" svg:x="19.145cm" svg:y="5.18cm" svg:viewBox="0 0 19 67" draw:points="0,67 19,0 8,15">
            <text:p/>
          </draw:polygon>
          <draw:polygon draw:style-name="gr37" draw:text-style-name="P2" draw:layer="layout" svg:width="0.007cm" svg:height="0.052cm" svg:x="19.145cm" svg:y="5.194cm" svg:viewBox="0 0 8 53" draw:points="0,53 8,0 0,17">
            <text:p/>
          </draw:polygon>
          <draw:polygon draw:style-name="gr38" draw:text-style-name="P2" draw:layer="layout" svg:width="0.001cm" svg:height="0.035cm" svg:x="19.143cm" svg:y="5.211cm" svg:viewBox="0 0 2 36" draw:points="2,36 2,0 0,17">
            <text:p/>
          </draw:polygon>
          <draw:line draw:style-name="gr39" draw:text-style-name="P2" draw:layer="layout" svg:x1="18.907cm" svg:y1="5.228cm" svg:x2="19.206cm" svg:y2="5.228cm">
            <text:p/>
          </draw:line>
          <draw:polygon draw:style-name="gr40" draw:text-style-name="P2" draw:layer="layout" svg:width="0.02cm" svg:height="0.031cm" svg:x="19.965cm" svg:y="4.583cm" svg:viewBox="0 0 21 32" draw:points="21,32 13,15 0,0">
            <text:p/>
          </draw:polygon>
          <draw:polygon draw:style-name="gr41" draw:text-style-name="P2" draw:layer="layout" svg:width="0.035cm" svg:height="0.041cm" svg:x="19.95cm" svg:y="4.572cm" svg:viewBox="0 0 36 42" draw:points="36,42 15,11 0,0">
            <text:p/>
          </draw:polygon>
          <draw:polygon draw:style-name="gr42" draw:text-style-name="P2" draw:layer="layout" svg:width="0.052cm" svg:height="0.045cm" svg:x="19.933cm" svg:y="4.568cm" svg:viewBox="0 0 53 46" draw:points="53,46 17,4 0,0">
            <text:p/>
          </draw:polygon>
          <draw:polygon draw:style-name="gr43" draw:text-style-name="P2" draw:layer="layout" svg:width="0.07cm" svg:height="0.045cm" svg:x="19.914cm" svg:y="4.568cm" svg:viewBox="0 0 71 46" draw:points="71,46 19,0 0,0">
            <text:p/>
          </draw:polygon>
          <draw:polygon draw:style-name="gr44" draw:text-style-name="P2" draw:layer="layout" svg:width="0.087cm" svg:height="0.045cm" svg:x="19.897cm" svg:y="4.568cm" svg:viewBox="0 0 88 46" draw:points="88,46 17,0 0,4">
            <text:p/>
          </draw:polygon>
          <draw:polygon draw:style-name="gr45" draw:text-style-name="P2" draw:layer="layout" svg:width="0.104cm" svg:height="0.041cm" svg:x="19.881cm" svg:y="4.572cm" svg:viewBox="0 0 105 42" draw:points="105,42 17,0 0,11">
            <text:p/>
          </draw:polygon>
          <draw:polygon draw:style-name="gr46" draw:text-style-name="P2" draw:layer="layout" svg:width="0.115cm" svg:height="0.031cm" svg:x="19.87cm" svg:y="4.583cm" svg:viewBox="0 0 116 32" draw:points="116,32 11,0 0,15">
            <text:p/>
          </draw:polygon>
          <draw:polygon draw:style-name="gr47" draw:text-style-name="P2" draw:layer="layout" svg:width="0.123cm" svg:height="0.016cm" svg:x="19.862cm" svg:y="4.597cm" svg:viewBox="0 0 124 17" draw:points="124,17 8,0 0,17">
            <text:p/>
          </draw:polygon>
          <draw:polygon draw:style-name="gr48" draw:text-style-name="P2" draw:layer="layout" svg:width="0.125cm" svg:height="0.016cm" svg:x="19.86cm" svg:y="4.614cm" svg:viewBox="0 0 126 17" draw:points="126,0 2,0 0,17">
            <text:p/>
          </draw:polygon>
          <draw:polygon draw:style-name="gr49" draw:text-style-name="P2" draw:layer="layout" svg:width="0.125cm" svg:height="0.035cm" svg:x="19.86cm" svg:y="4.614cm" svg:viewBox="0 0 126 36" draw:points="126,0 0,17 2,36">
            <text:p/>
          </draw:polygon>
          <draw:polygon draw:style-name="gr50" draw:text-style-name="P2" draw:layer="layout" svg:width="0.123cm" svg:height="0.052cm" svg:x="19.862cm" svg:y="4.614cm" svg:viewBox="0 0 124 53" draw:points="124,0 0,36 8,53">
            <text:p/>
          </draw:polygon>
          <draw:polygon draw:style-name="gr51" draw:text-style-name="P2" draw:layer="layout" svg:width="0.115cm" svg:height="0.064cm" svg:x="19.87cm" svg:y="4.614cm" svg:viewBox="0 0 116 65" draw:points="116,0 0,53 11,65">
            <text:p/>
          </draw:polygon>
          <draw:polygon draw:style-name="gr52" draw:text-style-name="P2" draw:layer="layout" svg:width="0.104cm" svg:height="0.075cm" svg:x="19.881cm" svg:y="4.614cm" svg:viewBox="0 0 105 76" draw:points="105,0 0,65 17,76">
            <text:p/>
          </draw:polygon>
          <draw:polygon draw:style-name="gr53" draw:text-style-name="P2" draw:layer="layout" svg:width="0.087cm" svg:height="0.081cm" svg:x="19.897cm" svg:y="4.614cm" svg:viewBox="0 0 88 82" draw:points="88,0 0,76 17,82">
            <text:p/>
          </draw:polygon>
          <draw:polygon draw:style-name="gr54" draw:text-style-name="P2" draw:layer="layout" svg:width="0.07cm" svg:height="0.081cm" svg:x="19.914cm" svg:y="4.614cm" svg:viewBox="0 0 71 82" draw:points="71,0 0,82 19,82">
            <text:p/>
          </draw:polygon>
          <draw:polygon draw:style-name="gr55" draw:text-style-name="P2" draw:layer="layout" svg:width="0.052cm" svg:height="0.081cm" svg:x="19.933cm" svg:y="4.614cm" svg:viewBox="0 0 53 82" draw:points="53,0 0,82 17,76">
            <text:p/>
          </draw:polygon>
          <draw:polygon draw:style-name="gr56" draw:text-style-name="P2" draw:layer="layout" svg:width="0.035cm" svg:height="0.075cm" svg:x="19.95cm" svg:y="4.614cm" svg:viewBox="0 0 36 76" draw:points="36,0 0,76 15,65">
            <text:p/>
          </draw:polygon>
          <draw:polygon draw:style-name="gr57" draw:text-style-name="P2" draw:layer="layout" svg:width="0.02cm" svg:height="0.064cm" svg:x="19.965cm" svg:y="4.614cm" svg:viewBox="0 0 21 65" draw:points="21,0 0,65 13,53">
            <text:p/>
          </draw:polygon>
          <draw:polygon draw:style-name="gr58" draw:text-style-name="P2" draw:layer="layout" svg:width="0.007cm" svg:height="0.052cm" svg:x="19.977cm" svg:y="4.614cm" svg:viewBox="0 0 8 53" draw:points="8,0 0,53 8,36">
            <text:p/>
          </draw:polygon>
          <draw:polygon draw:style-name="gr59" draw:text-style-name="P2" draw:layer="layout" svg:width="0.001cm" svg:height="0.035cm" svg:x="19.986cm" svg:y="4.614cm" svg:viewBox="0 0 2 36" draw:points="0,0 0,36 2,17">
            <text:p/>
          </draw:polygon>
          <draw:line draw:style-name="gr60" draw:text-style-name="P2" draw:layer="layout" svg:x1="19.923cm" svg:y1="4.631cm" svg:x2="20.222cm" svg:y2="4.631cm">
            <text:p/>
          </draw:line>
          <draw:polygon draw:style-name="gr61" draw:text-style-name="P2" draw:layer="layout" svg:width="0.02cm" svg:height="0.031cm" svg:x="19.965cm" svg:y="5.18cm" svg:viewBox="0 0 21 32" draw:points="21,32 13,15 0,0">
            <text:p/>
          </draw:polygon>
          <draw:polygon draw:style-name="gr62" draw:text-style-name="P2" draw:layer="layout" svg:width="0.035cm" svg:height="0.041cm" svg:x="19.95cm" svg:y="5.169cm" svg:viewBox="0 0 36 42" draw:points="36,42 15,11 0,0">
            <text:p/>
          </draw:polygon>
          <draw:polygon draw:style-name="gr63" draw:text-style-name="P2" draw:layer="layout" svg:width="0.052cm" svg:height="0.045cm" svg:x="19.933cm" svg:y="5.165cm" svg:viewBox="0 0 53 46" draw:points="53,46 17,4 0,0">
            <text:p/>
          </draw:polygon>
          <draw:polygon draw:style-name="gr64" draw:text-style-name="P2" draw:layer="layout" svg:width="0.07cm" svg:height="0.045cm" svg:x="19.914cm" svg:y="5.165cm" svg:viewBox="0 0 71 46" draw:points="71,46 19,0 0,0">
            <text:p/>
          </draw:polygon>
          <draw:polygon draw:style-name="gr65" draw:text-style-name="P2" draw:layer="layout" svg:width="0.087cm" svg:height="0.045cm" svg:x="19.897cm" svg:y="5.165cm" svg:viewBox="0 0 88 46" draw:points="88,46 17,0 0,4">
            <text:p/>
          </draw:polygon>
          <draw:polygon draw:style-name="gr66" draw:text-style-name="P2" draw:layer="layout" svg:width="0.104cm" svg:height="0.041cm" svg:x="19.881cm" svg:y="5.169cm" svg:viewBox="0 0 105 42" draw:points="105,42 17,0 0,11">
            <text:p/>
          </draw:polygon>
          <draw:polygon draw:style-name="gr67" draw:text-style-name="P2" draw:layer="layout" svg:width="0.115cm" svg:height="0.031cm" svg:x="19.87cm" svg:y="5.18cm" svg:viewBox="0 0 116 32" draw:points="116,32 11,0 0,15">
            <text:p/>
          </draw:polygon>
          <draw:polygon draw:style-name="gr68" draw:text-style-name="P2" draw:layer="layout" svg:width="0.123cm" svg:height="0.016cm" svg:x="19.862cm" svg:y="5.194cm" svg:viewBox="0 0 124 17" draw:points="124,17 8,0 0,17">
            <text:p/>
          </draw:polygon>
          <draw:polygon draw:style-name="gr69" draw:text-style-name="P2" draw:layer="layout" svg:width="0.125cm" svg:height="0.016cm" svg:x="19.86cm" svg:y="5.211cm" svg:viewBox="0 0 126 17" draw:points="126,0 2,0 0,17">
            <text:p/>
          </draw:polygon>
          <draw:polygon draw:style-name="gr70" draw:text-style-name="P2" draw:layer="layout" svg:width="0.125cm" svg:height="0.035cm" svg:x="19.86cm" svg:y="5.211cm" svg:viewBox="0 0 126 36" draw:points="126,0 0,17 2,36">
            <text:p/>
          </draw:polygon>
          <draw:polygon draw:style-name="gr71" draw:text-style-name="P2" draw:layer="layout" svg:width="0.123cm" svg:height="0.052cm" svg:x="19.862cm" svg:y="5.211cm" svg:viewBox="0 0 124 53" draw:points="124,0 0,36 8,53">
            <text:p/>
          </draw:polygon>
          <draw:polygon draw:style-name="gr72" draw:text-style-name="P2" draw:layer="layout" svg:width="0.115cm" svg:height="0.066cm" svg:x="19.87cm" svg:y="5.211cm" svg:viewBox="0 0 116 67" draw:points="116,0 0,53 11,67">
            <text:p/>
          </draw:polygon>
          <draw:polygon draw:style-name="gr73" draw:text-style-name="P2" draw:layer="layout" svg:width="0.104cm" svg:height="0.075cm" svg:x="19.881cm" svg:y="5.211cm" svg:viewBox="0 0 105 76" draw:points="105,0 0,67 17,76">
            <text:p/>
          </draw:polygon>
          <draw:polygon draw:style-name="gr74" draw:text-style-name="P2" draw:layer="layout" svg:width="0.087cm" svg:height="0.081cm" svg:x="19.897cm" svg:y="5.211cm" svg:viewBox="0 0 88 82" draw:points="88,0 0,76 17,82">
            <text:p/>
          </draw:polygon>
          <draw:polygon draw:style-name="gr75" draw:text-style-name="P2" draw:layer="layout" svg:width="0.07cm" svg:height="0.081cm" svg:x="19.914cm" svg:y="5.211cm" svg:viewBox="0 0 71 82" draw:points="71,0 0,82 19,82">
            <text:p/>
          </draw:polygon>
          <draw:polygon draw:style-name="gr76" draw:text-style-name="P2" draw:layer="layout" svg:width="0.052cm" svg:height="0.081cm" svg:x="19.933cm" svg:y="5.211cm" svg:viewBox="0 0 53 82" draw:points="53,0 0,82 17,76">
            <text:p/>
          </draw:polygon>
          <draw:polygon draw:style-name="gr77" draw:text-style-name="P2" draw:layer="layout" svg:width="0.035cm" svg:height="0.075cm" svg:x="19.95cm" svg:y="5.211cm" svg:viewBox="0 0 36 76" draw:points="36,0 0,76 15,67">
            <text:p/>
          </draw:polygon>
          <draw:polygon draw:style-name="gr78" draw:text-style-name="P2" draw:layer="layout" svg:width="0.02cm" svg:height="0.066cm" svg:x="19.965cm" svg:y="5.211cm" svg:viewBox="0 0 21 67" draw:points="21,0 0,67 13,53">
            <text:p/>
          </draw:polygon>
          <draw:polygon draw:style-name="gr79" draw:text-style-name="P2" draw:layer="layout" svg:width="0.007cm" svg:height="0.052cm" svg:x="19.977cm" svg:y="5.211cm" svg:viewBox="0 0 8 53" draw:points="8,0 0,53 8,36">
            <text:p/>
          </draw:polygon>
          <draw:polygon draw:style-name="gr80" draw:text-style-name="P2" draw:layer="layout" svg:width="0.001cm" svg:height="0.035cm" svg:x="19.986cm" svg:y="5.211cm" svg:viewBox="0 0 2 36" draw:points="0,0 0,36 2,17">
            <text:p/>
          </draw:polygon>
          <draw:line draw:style-name="gr81" draw:text-style-name="P2" draw:layer="layout" svg:x1="19.923cm" svg:y1="5.228cm" svg:x2="20.222cm" svg:y2="5.228cm">
            <text:p/>
          </draw:line>
          <draw:line draw:style-name="gr82" draw:text-style-name="P2" draw:layer="layout" svg:x1="19.206cm" svg:y1="5.228cm" svg:x2="19.923cm" svg:y2="4.631cm">
            <text:p/>
          </draw:line>
          <draw:line draw:style-name="gr83" draw:text-style-name="P2" draw:layer="layout" svg:x1="19.231cm" svg:y1="5.228cm" svg:x2="19.948cm" svg:y2="5.228cm">
            <text:p/>
          </draw:line>
        </draw:g>
        <draw:g>
          <draw:polygon draw:style-name="gr84" draw:text-style-name="P2" draw:layer="layout" svg:width="1.551cm" svg:height="0.956cm" svg:x="1.682cm" svg:y="7.217cm" svg:viewBox="0 0 1552 957" draw:points="0,957 1552,957 1552,0 0,0">
            <text:p/>
          </draw:polygon>
          <draw:polygon draw:style-name="gr85" draw:text-style-name="P2" draw:layer="layout" svg:width="0.18cm" svg:height="0.178cm" svg:x="2.368cm" svg:y="7.606cm" svg:viewBox="0 0 181 179" draw:points="0,179 181,179 181,0 0,0">
            <text:p/>
          </draw:polygon>
          <draw:polygon draw:style-name="gr86" draw:text-style-name="P2" draw:layer="layout" svg:width="0.18cm" svg:height="0.178cm" svg:x="2.368cm" svg:y="7.337cm" svg:viewBox="0 0 181 179" draw:points="0,179 181,179 181,0 0,0">
            <text:p/>
          </draw:polygon>
          <draw:polygon draw:style-name="gr87" draw:text-style-name="P2" draw:layer="layout" svg:width="0.18cm" svg:height="0.178cm" svg:x="2.368cm" svg:y="7.875cm" svg:viewBox="0 0 181 179" draw:points="0,179 181,179 181,0 0,0">
            <text:p/>
          </draw:polygon>
          <draw:polygon draw:style-name="gr88" draw:text-style-name="P2" draw:layer="layout" svg:width="0.178cm" svg:height="0.178cm" svg:x="1.802cm" svg:y="7.606cm" svg:viewBox="0 0 179 179" draw:points="0,179 179,179 179,0 0,0">
            <text:p/>
          </draw:polygon>
          <draw:polygon draw:style-name="gr89" draw:text-style-name="P2" draw:layer="layout" svg:width="0.18cm" svg:height="0.178cm" svg:x="2.935cm" svg:y="7.606cm" svg:viewBox="0 0 181 179" draw:points="0,179 181,179 181,0 0,0">
            <text:p/>
          </draw:polygon>
          <draw:line draw:style-name="gr90" draw:text-style-name="P2" draw:layer="layout" svg:x1="2.04cm" svg:y1="7.697cm" svg:x2="2.309cm" svg:y2="7.697cm">
            <text:p/>
          </draw:line>
          <draw:polygon draw:style-name="gr91" draw:text-style-name="P2" draw:layer="layout" svg:width="0.087cm" svg:height="0.089cm" svg:x="2.25cm" svg:y="7.65cm" svg:viewBox="0 0 88 90" draw:points="0,90 0,0 88,46">
            <text:p/>
          </draw:polygon>
          <draw:polygon draw:style-name="gr92" draw:text-style-name="P2" draw:layer="layout" svg:width="0.087cm" svg:height="0.089cm" svg:x="2.25cm" svg:y="7.65cm" svg:viewBox="0 0 88 90" draw:points="88,46 0,90 0,0">
            <text:p/>
          </draw:polygon>
          <draw:line draw:style-name="gr93" draw:text-style-name="P2" draw:layer="layout" svg:x1="2.578cm" svg:y1="7.697cm" svg:x2="2.847cm" svg:y2="7.697cm">
            <text:p/>
          </draw:line>
          <draw:polygon draw:style-name="gr94" draw:text-style-name="P2" draw:layer="layout" svg:width="0.089cm" svg:height="0.089cm" svg:x="2.786cm" svg:y="7.65cm" svg:viewBox="0 0 90 90" draw:points="0,90 0,0 90,46">
            <text:p/>
          </draw:polygon>
          <draw:polygon draw:style-name="gr95" draw:text-style-name="P2" draw:layer="layout" svg:width="0.089cm" svg:height="0.089cm" svg:x="2.786cm" svg:y="7.65cm" svg:viewBox="0 0 90 90" draw:points="90,46 0,90 0,0">
            <text:p/>
          </draw:polygon>
        </draw:g>
        <draw:g>
          <draw:polygon draw:style-name="gr11" draw:text-style-name="P1" draw:layer="layout" svg:width="1.553cm" svg:height="0.956cm" svg:x="7.365cm" svg:y="7.217cm" svg:viewBox="0 0 1554 957" draw:points="0,957 1554,957 1554,0 0,0">
            <text:p/>
          </draw:polygon>
          <draw:polygon draw:style-name="gr15" draw:text-style-name="P1" draw:layer="layout" svg:width="0.146cm" svg:height="0.052cm" svg:x="8.473cm" svg:y="7.31cm" svg:viewBox="0 0 147 53" draw:points="147,19 65,0 0,53">
            <text:p/>
          </draw:polygon>
          <draw:polygon draw:style-name="gr15" draw:text-style-name="P1" draw:layer="layout" svg:width="0.146cm" svg:height="0.117cm" svg:x="8.473cm" svg:y="7.329cm" svg:viewBox="0 0 147 118" draw:points="147,0 0,34 0,118">
            <text:p/>
          </draw:polygon>
          <draw:polygon draw:style-name="gr15" draw:text-style-name="P1" draw:layer="layout" svg:width="0.146cm" svg:height="0.169cm" svg:x="8.473cm" svg:y="7.329cm" svg:viewBox="0 0 147 170" draw:points="147,0 0,118 65,170">
            <text:p/>
          </draw:polygon>
          <draw:polygon draw:style-name="gr15" draw:text-style-name="P1" draw:layer="layout" svg:width="0.081cm" svg:height="0.169cm" svg:x="8.538cm" svg:y="7.329cm" svg:viewBox="0 0 82 170" draw:points="82,0 0,170 82,151">
            <text:p/>
          </draw:polygon>
          <draw:polygon draw:style-name="gr15" draw:text-style-name="P1" draw:layer="layout" svg:width="0.037cm" svg:height="0.15cm" svg:x="8.62cm" svg:y="7.329cm" svg:viewBox="0 0 38 151" draw:points="0,0 0,151 38,76">
            <text:p/>
          </draw:polygon>
          <draw:polygon draw:style-name="gr16" draw:text-style-name="P1" draw:layer="layout" svg:width="0.195cm" svg:height="0cm" svg:x="8.463cm" svg:y="7.404cm" svg:viewBox="0 0 196 0" draw:points="196,0 0,0">
            <text:p/>
          </draw:polygon>
          <draw:polygon draw:style-name="gr96" draw:text-style-name="P1" draw:layer="layout" svg:width="0.098cm" svg:height="0.062cm" svg:x="8.494cm" svg:y="7.343cm" svg:viewBox="0 0 99 63" draw:points="99,0 34,0 0,63">
            <text:p/>
          </draw:polygon>
          <draw:polygon draw:style-name="gr96" draw:text-style-name="P1" draw:layer="layout" svg:width="0.098cm" svg:height="0.125cm" svg:x="8.494cm" svg:y="7.343cm" svg:viewBox="0 0 99 126" draw:points="99,0 0,63 34,126">
            <text:p/>
          </draw:polygon>
          <draw:polygon draw:style-name="gr96" draw:text-style-name="P1" draw:layer="layout" svg:width="0.064cm" svg:height="0.125cm" svg:x="8.528cm" svg:y="7.343cm" svg:viewBox="0 0 65 126" draw:points="65,0 0,126 65,126">
            <text:p/>
          </draw:polygon>
          <draw:polygon draw:style-name="gr96" draw:text-style-name="P1" draw:layer="layout" svg:width="0.033cm" svg:height="0.125cm" svg:x="8.593cm" svg:y="7.343cm" svg:viewBox="0 0 34 126" draw:points="0,0 0,126 34,63">
            <text:p/>
          </draw:polygon>
          <draw:polygon draw:style-name="gr97" draw:text-style-name="P1" draw:layer="layout" svg:width="0.131cm" svg:height="0.146cm" svg:x="8.494cm" svg:y="7.333cm" svg:viewBox="0 0 132 147" draw:points="132,74 128,46 114,21 93,6 67,0 40,6 19,21 4,46 0,74 4,101 19,126 40,141 67,147 93,141 114,126 128,101">
            <text:p/>
          </draw:polygon>
          <draw:polygon draw:style-name="gr15" draw:text-style-name="P1" draw:layer="layout" svg:width="0.199cm" svg:height="0.131cm" svg:x="8.46cm" svg:y="7.406cm" svg:viewBox="0 0 200 132" draw:points="200,132 200,0 0,0">
            <text:p/>
          </draw:polygon>
          <draw:polygon draw:style-name="gr15" draw:text-style-name="P1" draw:layer="layout" svg:width="0.199cm" svg:height="0.131cm" svg:x="8.46cm" svg:y="7.406cm" svg:viewBox="0 0 200 132" draw:points="200,132 0,0 0,132">
            <text:p/>
          </draw:polygon>
          <draw:polygon draw:style-name="gr15" draw:text-style-name="P1" draw:layer="layout" svg:width="0.199cm" svg:height="0cm" svg:x="8.46cm" svg:y="7.539cm" svg:viewBox="0 0 200 0" draw:points="200,0 0,0 2,0">
            <text:p/>
          </draw:polygon>
          <draw:polygon draw:style-name="gr15" draw:text-style-name="P1" draw:layer="layout" svg:width="0.197cm" svg:height="0.045cm" svg:x="8.463cm" svg:y="7.539cm" svg:viewBox="0 0 198 46" draw:points="198,0 0,0 23,46">
            <text:p/>
          </draw:polygon>
          <draw:polygon draw:style-name="gr15" draw:text-style-name="P1" draw:layer="layout" svg:width="0.174cm" svg:height="0.066cm" svg:x="8.486cm" svg:y="7.539cm" svg:viewBox="0 0 175 67" draw:points="175,0 0,46 76,67">
            <text:p/>
          </draw:polygon>
          <draw:polygon draw:style-name="gr15" draw:text-style-name="P1" draw:layer="layout" svg:width="0.098cm" svg:height="0.066cm" svg:x="8.561cm" svg:y="7.539cm" svg:viewBox="0 0 99 67" draw:points="99,0 0,67 74,46">
            <text:p/>
          </draw:polygon>
          <draw:polygon draw:style-name="gr15" draw:text-style-name="P1" draw:layer="layout" svg:width="0.024cm" svg:height="0.045cm" svg:x="8.635cm" svg:y="7.539cm" svg:viewBox="0 0 25 46" draw:points="25,0 0,46 23,0">
            <text:p/>
          </draw:polygon>
          <draw:polygon draw:style-name="gr16" draw:text-style-name="P1" draw:layer="layout" svg:width="0.199cm" svg:height="0.197cm" svg:x="8.46cm" svg:y="7.406cm" svg:viewBox="0 0 200 198" draw:points="198,132 200,132 200,0 0,0 0,132 2,132 4,156 19,174 46,189 82,198 120,198 153,189 181,174 198,156">
            <text:p/>
          </draw:polygon>
          <draw:polygon draw:style-name="gr98" draw:text-style-name="P1" draw:layer="layout" svg:width="0.035cm" svg:height="0cm" svg:x="8.545cm" svg:y="7.52cm" svg:viewBox="0 0 36 0" draw:points="36,0 0,0">
            <text:p/>
          </draw:polygon>
          <draw:polygon draw:style-name="gr3" draw:text-style-name="P1" draw:layer="layout" svg:width="0.02cm" svg:height="0.043cm" svg:x="8.553cm" svg:y="7.537cm" svg:viewBox="0 0 21 44" draw:points="21,44 0,44 0,0">
            <text:p/>
          </draw:polygon>
          <draw:polygon draw:style-name="gr3" draw:text-style-name="P1" draw:layer="layout" svg:width="0.02cm" svg:height="0.043cm" svg:x="8.553cm" svg:y="7.537cm" svg:viewBox="0 0 21 44" draw:points="21,44 0,0 21,0">
            <text:p/>
          </draw:polygon>
          <draw:polygon draw:style-name="gr5" draw:text-style-name="P1" draw:layer="layout" svg:width="0.02cm" svg:height="0.043cm" svg:x="8.553cm" svg:y="7.537cm" svg:viewBox="0 0 21 44" draw:points="21,0 21,44 0,44 0,0">
            <text:p/>
          </draw:polygon>
          <draw:line draw:style-name="gr4" draw:text-style-name="P1" draw:layer="layout" svg:x1="8.111cm" svg:y1="7.472cm" svg:x2="8.38cm" svg:y2="7.472cm">
            <text:p/>
          </draw:line>
          <draw:polygon draw:style-name="gr3" draw:text-style-name="P1" draw:layer="layout" svg:width="0.089cm" svg:height="0.089cm" svg:x="8.322cm" svg:y="7.425cm" svg:viewBox="0 0 90 90" draw:points="0,90 0,0 90,46">
            <text:p/>
          </draw:polygon>
          <draw:polygon draw:style-name="gr5" draw:text-style-name="P1" draw:layer="layout" svg:width="0.089cm" svg:height="0.089cm" svg:x="8.322cm" svg:y="7.425cm" svg:viewBox="0 0 90 90" draw:points="90,46 0,90 0,0">
            <text:p/>
          </draw:polygon>
          <draw:line draw:style-name="gr4" draw:text-style-name="P1" draw:layer="layout" svg:x1="8.111cm" svg:y1="7.919cm" svg:x2="8.38cm" svg:y2="7.919cm">
            <text:p/>
          </draw:line>
          <draw:polygon draw:style-name="gr3" draw:text-style-name="P1" draw:layer="layout" svg:width="0.089cm" svg:height="0.089cm" svg:x="8.322cm" svg:y="7.873cm" svg:viewBox="0 0 90 90" draw:points="0,90 0,0 90,46">
            <text:p/>
          </draw:polygon>
          <draw:polygon draw:style-name="gr5" draw:text-style-name="P1" draw:layer="layout" svg:width="0.089cm" svg:height="0.089cm" svg:x="8.322cm" svg:y="7.873cm" svg:viewBox="0 0 90 90" draw:points="90,46 0,90 0,0">
            <text:p/>
          </draw:polygon>
          <draw:line draw:style-name="gr4" draw:text-style-name="P1" draw:layer="layout" svg:x1="8.111cm" svg:y1="7.472cm" svg:x2="8.111cm" svg:y2="7.92cm">
            <text:p/>
          </draw:line>
          <draw:line draw:style-name="gr4" draw:text-style-name="P1" draw:layer="layout" svg:x1="8.112cm" svg:y1="7.694cm" svg:x2="7.605cm" svg:y2="7.694cm">
            <text:p/>
          </draw:line>
        </draw:g>
        <draw:g>
          <draw:polygon draw:style-name="gr11" draw:text-style-name="P1" draw:layer="layout" svg:width="1.551cm" svg:height="0.956cm" svg:x="10.138cm" svg:y="7.217cm" svg:viewBox="0 0 1552 957" draw:points="0,957 1552,957 1552,0 0,0">
            <text:p/>
          </draw:polygon>
          <draw:polygon draw:style-name="gr99" draw:text-style-name="P1" draw:layer="layout" svg:width="0.655cm" svg:height="0.415cm" svg:x="10.586cm" svg:y="7.457cm" svg:viewBox="0 0 656 416" draw:points="656,416 656,0 0,0">
            <text:p/>
          </draw:polygon>
          <draw:polygon draw:style-name="gr99" draw:text-style-name="P1" draw:layer="layout" svg:width="0.655cm" svg:height="0.415cm" svg:x="10.586cm" svg:y="7.457cm" svg:viewBox="0 0 656 416" draw:points="656,416 0,0 0,416">
            <text:p/>
          </draw:polygon>
          <draw:polygon draw:style-name="gr100" draw:text-style-name="P1" draw:layer="layout" svg:width="0.655cm" svg:height="0.415cm" svg:x="10.586cm" svg:y="7.457cm" svg:viewBox="0 0 656 416" draw:points="0,416 656,416 656,0 0,0">
            <text:p/>
          </draw:polygon>
          <draw:polygon draw:style-name="gr99" draw:text-style-name="P1" draw:layer="layout" svg:width="0.621cm" svg:height="0.207cm" svg:x="10.603cm" svg:y="7.457cm" svg:viewBox="0 0 622 208" draw:points="311,208 0,0 622,0">
            <text:p/>
          </draw:polygon>
          <draw:polygon draw:style-name="gr100" draw:text-style-name="P1" draw:layer="layout" svg:width="0.621cm" svg:height="0.207cm" svg:x="10.603cm" svg:y="7.457cm" svg:viewBox="0 0 622 208" draw:points="622,0 311,208 0,0">
            <text:p/>
          </draw:polygon>
        </draw:g>
        <draw:g>
          <draw:polygon draw:style-name="gr11" draw:text-style-name="P1" draw:layer="layout" svg:width="1.553cm" svg:height="0.956cm" svg:x="12.985cm" svg:y="7.217cm" svg:viewBox="0 0 1554 957" draw:points="0,957 1554,957 1554,0 0,0">
            <text:p/>
          </draw:polygon>
          <draw:polygon draw:style-name="gr3" draw:text-style-name="P1" draw:layer="layout" svg:width="0.167cm" svg:height="0.083cm" svg:x="14.215cm" svg:y="7.61cm" svg:viewBox="0 0 168 84" draw:points="168,84 84,0 0,84">
            <text:p/>
          </draw:polygon>
          <draw:polygon draw:style-name="gr3" draw:text-style-name="P1" draw:layer="layout" svg:width="0.167cm" svg:height="0.083cm" svg:x="14.215cm" svg:y="7.694cm" svg:viewBox="0 0 168 84" draw:points="168,0 0,0 84,84">
            <text:p/>
          </draw:polygon>
          <draw:polygon draw:style-name="gr5" draw:text-style-name="P1" draw:layer="layout" svg:width="0.167cm" svg:height="0.167cm" svg:x="14.215cm" svg:y="7.61cm" svg:viewBox="0 0 168 168" draw:points="84,168 168,84 84,0 0,84">
            <text:p/>
          </draw:polygon>
          <draw:polygon draw:style-name="gr3" draw:text-style-name="P1" draw:layer="layout" svg:width="0.089cm" svg:height="0.089cm" svg:x="14.089cm" svg:y="7.65cm" svg:viewBox="0 0 90 90" draw:points="0,90 0,0 90,44">
            <text:p/>
          </draw:polygon>
          <draw:polygon draw:style-name="gr5" draw:text-style-name="P1" draw:layer="layout" svg:width="0.089cm" svg:height="0.089cm" svg:x="14.089cm" svg:y="7.65cm" svg:viewBox="0 0 90 90" draw:points="90,44 0,90 0,0">
            <text:p/>
          </draw:polygon>
          <draw:polygon draw:style-name="gr9" draw:text-style-name="P1" draw:layer="layout" svg:width="0.178cm" svg:height="0.178cm" svg:x="13.433cm" svg:y="7.606cm" svg:viewBox="0 0 179 179" draw:points="0,179 0,0 179,88">
            <text:p/>
          </draw:polygon>
          <draw:polygon draw:style-name="gr10" draw:text-style-name="P1" draw:layer="layout" svg:width="0.178cm" svg:height="0.178cm" svg:x="13.433cm" svg:y="7.606cm" svg:viewBox="0 0 179 179" draw:points="179,88 0,179 0,0">
            <text:p/>
          </draw:polygon>
          <draw:line draw:style-name="gr4" draw:text-style-name="P1" draw:layer="layout" svg:x1="14.089cm" svg:y1="7.694cm" svg:x2="13.517cm" svg:y2="7.694cm">
            <text:p/>
          </draw:line>
          <draw:line draw:style-name="gr101" draw:text-style-name="P1" draw:layer="layout" svg:x1="12.646cm" svg:y1="7.694cm" svg:x2="13.462cm" svg:y2="7.694cm">
            <text:p/>
          </draw:line>
        </draw:g>
        <draw:g>
          <draw:polygon draw:style-name="gr11" draw:text-style-name="P1" draw:layer="layout" svg:width="1.561cm" svg:height="0.953cm" svg:x="18.78cm" svg:y="7.217cm" svg:viewBox="0 0 1562 954" draw:points="0,954 1562,954 1562,0 0,0">
            <text:p/>
          </draw:polygon>
          <draw:polygon draw:style-name="gr12" draw:text-style-name="P1" draw:layer="layout" svg:width="0.209cm" svg:height="0.289cm" svg:x="19.461cm" svg:y="7.703cm" svg:viewBox="0 0 210 290" draw:points="0,290 210,290 210,0">
            <text:p/>
          </draw:polygon>
          <draw:polygon draw:style-name="gr12" draw:text-style-name="P1" draw:layer="layout" svg:width="0.38cm" svg:height="0.586cm" svg:x="19.461cm" svg:y="7.406cm" svg:viewBox="0 0 381 587" draw:points="0,587 210,296 381,0">
            <text:p/>
          </draw:polygon>
          <draw:polygon draw:style-name="gr12" draw:text-style-name="P1" draw:layer="layout" svg:width="0.55cm" svg:height="0.586cm" svg:x="19.29cm" svg:y="7.406cm" svg:viewBox="0 0 551 587" draw:points="170,587 551,0 0,0">
            <text:p/>
          </draw:polygon>
          <draw:polygon draw:style-name="gr13" draw:text-style-name="P1" draw:layer="layout" svg:width="0.55cm" svg:height="0.586cm" svg:x="19.29cm" svg:y="7.406cm" svg:viewBox="0 0 551 587" draw:points="170,296 170,587 381,587 381,296 551,0 0,0">
            <text:p/>
          </draw:polygon>
          <draw:polygon draw:style-name="gr102" draw:text-style-name="P1" draw:layer="layout" svg:width="0.169cm" svg:height="0.689cm" svg:x="19.29cm" svg:y="7.406cm" svg:viewBox="0 0 170 690" draw:points="170,690 0,0 170,296">
            <text:p/>
          </draw:polygon>
        </draw:g>
        <draw:g>
          <draw:polygon draw:style-name="gr11" draw:text-style-name="P1" draw:layer="layout" svg:width="1.551cm" svg:height="0.956cm" svg:x="1.68cm" svg:y="10.005cm" svg:viewBox="0 0 1552 957" draw:points="0,957 1552,957 1552,0 0,0">
            <text:p/>
          </draw:polygon>
          <draw:line draw:style-name="gr8" draw:text-style-name="P1" draw:layer="layout" svg:x1="1.918cm" svg:y1="10.304cm" svg:x2="2.994cm" svg:y2="10.304cm">
            <text:p/>
          </draw:line>
          <draw:polygon draw:style-name="gr9" draw:text-style-name="P1" draw:layer="layout" svg:width="0.089cm" svg:height="0.087cm" svg:x="2.904cm" svg:y="10.259cm" svg:viewBox="0 0 90 88" draw:points="0,88 0,0 90,44">
            <text:p/>
          </draw:polygon>
          <draw:polygon draw:style-name="gr10" draw:text-style-name="P1" draw:layer="layout" svg:width="0.089cm" svg:height="0.087cm" svg:x="2.904cm" svg:y="10.259cm" svg:viewBox="0 0 90 88" draw:points="90,44 0,88 0,0">
            <text:p/>
          </draw:polygon>
          <draw:polygon draw:style-name="gr15" draw:text-style-name="P1" draw:layer="layout" svg:width="0.356cm" svg:height="0.281cm" svg:x="2.278cm" svg:y="10.482cm" svg:viewBox="0 0 357 282" draw:points="357,0 0,0 0,282">
            <text:p/>
          </draw:polygon>
          <draw:polygon draw:style-name="gr15" draw:text-style-name="P1" draw:layer="layout" svg:width="0.356cm" svg:height="0.308cm" svg:x="2.278cm" svg:y="10.482cm" svg:viewBox="0 0 357 309" draw:points="357,0 0,282 34,309">
            <text:p/>
          </draw:polygon>
          <draw:polygon draw:style-name="gr15" draw:text-style-name="P1" draw:layer="layout" svg:width="0.323cm" svg:height="0.327cm" svg:x="2.311cm" svg:y="10.482cm" svg:viewBox="0 0 324 328" draw:points="324,0 0,309 90,328">
            <text:p/>
          </draw:polygon>
          <draw:polygon draw:style-name="gr15" draw:text-style-name="P1" draw:layer="layout" svg:width="0.232cm" svg:height="0.327cm" svg:x="2.402cm" svg:y="10.482cm" svg:viewBox="0 0 233 328" draw:points="233,0 0,328 109,328">
            <text:p/>
          </draw:polygon>
          <draw:polygon draw:style-name="gr15" draw:text-style-name="P1" draw:layer="layout" svg:width="0.123cm" svg:height="0.327cm" svg:x="2.511cm" svg:y="10.482cm" svg:viewBox="0 0 124 328" draw:points="124,0 0,328 90,309">
            <text:p/>
          </draw:polygon>
          <draw:polygon draw:style-name="gr15" draw:text-style-name="P1" draw:layer="layout" svg:width="0.033cm" svg:height="0.308cm" svg:x="2.601cm" svg:y="10.482cm" svg:viewBox="0 0 34 309" draw:points="34,0 0,309 34,282">
            <text:p/>
          </draw:polygon>
          <draw:polygon draw:style-name="gr16" draw:text-style-name="P1" draw:layer="layout" svg:width="0.356cm" svg:height="0.329cm" svg:x="2.278cm" svg:y="10.482cm" svg:viewBox="0 0 357 330" draw:points="357,282 357,0 0,0 0,282 13,301 53,315 109,326 179,330 248,326 305,315 345,301">
            <text:p/>
          </draw:polygon>
          <draw:polygon draw:style-name="gr15" draw:text-style-name="P1" draw:layer="layout" svg:width="0.199cm" svg:height="0.022cm" svg:x="2.402cm" svg:y="10.426cm" svg:viewBox="0 0 200 23" draw:points="200,23 109,0 0,0">
            <text:p/>
          </draw:polygon>
          <draw:polygon draw:style-name="gr15" draw:text-style-name="P1" draw:layer="layout" svg:width="0.289cm" svg:height="0.022cm" svg:x="2.311cm" svg:y="10.426cm" svg:viewBox="0 0 290 23" draw:points="290,23 90,0 0,23">
            <text:p/>
          </draw:polygon>
          <draw:polygon draw:style-name="gr15" draw:text-style-name="P1" draw:layer="layout" svg:width="0.323cm" svg:height="0.033cm" svg:x="2.278cm" svg:y="10.449cm" svg:viewBox="0 0 324 34" draw:points="324,0 34,0 0,34">
            <text:p/>
          </draw:polygon>
          <draw:polygon draw:style-name="gr15" draw:text-style-name="P1" draw:layer="layout" svg:width="0.323cm" svg:height="0.068cm" svg:x="2.278cm" svg:y="10.449cm" svg:viewBox="0 0 324 69" draw:points="324,0 0,34 34,69">
            <text:p/>
          </draw:polygon>
          <draw:polygon draw:style-name="gr15" draw:text-style-name="P1" draw:layer="layout" svg:width="0.289cm" svg:height="0.089cm" svg:x="2.311cm" svg:y="10.449cm" svg:viewBox="0 0 290 90" draw:points="290,0 0,69 90,90">
            <text:p/>
          </draw:polygon>
          <draw:polygon draw:style-name="gr15" draw:text-style-name="P1" draw:layer="layout" svg:width="0.199cm" svg:height="0.089cm" svg:x="2.402cm" svg:y="10.449cm" svg:viewBox="0 0 200 90" draw:points="200,0 0,90 109,90">
            <text:p/>
          </draw:polygon>
          <draw:polygon draw:style-name="gr15" draw:text-style-name="P1" draw:layer="layout" svg:width="0.089cm" svg:height="0.089cm" svg:x="2.511cm" svg:y="10.449cm" svg:viewBox="0 0 90 90" draw:points="90,0 0,90 90,69">
            <text:p/>
          </draw:polygon>
          <draw:polygon draw:style-name="gr15" draw:text-style-name="P1" draw:layer="layout" svg:width="0.033cm" svg:height="0.068cm" svg:x="2.601cm" svg:y="10.449cm" svg:viewBox="0 0 34 69" draw:points="0,0 0,69 34,34">
            <text:p/>
          </draw:polygon>
          <draw:polygon draw:style-name="gr16" draw:text-style-name="P1" draw:layer="layout" svg:width="0.356cm" svg:height="0.119cm" svg:x="2.278cm" svg:y="10.423cm" svg:viewBox="0 0 357 120" draw:points="357,59 345,36 305,17 248,4 179,0 109,4 53,17 13,36 0,59 13,82 53,101 109,116 179,120 248,116 305,101 345,82">
            <text:p/>
          </draw:polygon>
        </draw:g>
        <draw:g>
          <draw:polygon draw:style-name="gr11" draw:text-style-name="P1" draw:layer="layout" svg:width="1.551cm" svg:height="0.953cm" svg:x="7.274cm" svg:y="9.89cm" svg:viewBox="0 0 1552 954" draw:points="0,954 1552,954 1552,0 0,0">
            <text:p/>
          </draw:polygon>
          <draw:line draw:style-name="gr4" draw:text-style-name="P1" draw:layer="layout" svg:x1="7.453cm" svg:y1="10.367cm" svg:x2="8.677cm" svg:y2="10.367cm">
            <text:p/>
          </draw:line>
          <draw:polygon draw:style-name="gr3" draw:text-style-name="P1" draw:layer="layout" svg:width="0.089cm" svg:height="0.087cm" svg:x="8.647cm" svg:y="10.323cm" svg:viewBox="0 0 90 88" draw:points="0,88 0,0 90,44">
            <text:p/>
          </draw:polygon>
          <draw:polygon draw:style-name="gr5" draw:text-style-name="P1" draw:layer="layout" svg:width="0.089cm" svg:height="0.087cm" svg:x="8.647cm" svg:y="10.323cm" svg:viewBox="0 0 90 88" draw:points="90,44 0,88 0,0">
            <text:p/>
          </draw:polygon>
          <draw:polygon draw:style-name="gr3" draw:text-style-name="P1" draw:layer="layout" svg:width="0.087cm" svg:height="0.087cm" svg:x="7.423cm" svg:y="10.323cm" svg:viewBox="0 0 88 88" draw:points="88,88 88,0 0,44">
            <text:p/>
          </draw:polygon>
          <draw:polygon draw:style-name="gr5" draw:text-style-name="P1" draw:layer="layout" svg:width="0.087cm" svg:height="0.087cm" svg:x="7.423cm" svg:y="10.323cm" svg:viewBox="0 0 88 88" draw:points="0,44 88,88 88,0">
            <text:p/>
          </draw:polygon>
          <draw:polygon draw:style-name="gr3" draw:text-style-name="P1" draw:layer="layout" svg:width="0.089cm" svg:height="0.089cm" svg:x="7.661cm" svg:y="10.262cm" svg:viewBox="0 0 90 90" draw:points="90,0 0,0 46,90">
            <text:p/>
          </draw:polygon>
          <draw:polygon draw:style-name="gr5" draw:text-style-name="P1" draw:layer="layout" svg:width="0.089cm" svg:height="0.089cm" svg:x="7.661cm" svg:y="10.262cm" svg:viewBox="0 0 90 90" draw:points="46,90 90,0 0,0">
            <text:p/>
          </draw:polygon>
          <draw:polygon draw:style-name="gr3" draw:text-style-name="P1" draw:layer="layout" svg:width="0.089cm" svg:height="0.087cm" svg:x="7.661cm" svg:y="10.01cm" svg:viewBox="0 0 90 88" draw:points="0,88 90,88 46,0">
            <text:p/>
          </draw:polygon>
          <draw:polygon draw:style-name="gr5" draw:text-style-name="P1" draw:layer="layout" svg:width="0.089cm" svg:height="0.087cm" svg:x="7.661cm" svg:y="10.01cm" svg:viewBox="0 0 90 88" draw:points="46,0 0,88 90,88">
            <text:p/>
          </draw:polygon>
          <draw:line draw:style-name="gr4" draw:text-style-name="P1" draw:layer="layout" svg:x1="7.707cm" svg:y1="10.054cm" svg:x2="7.707cm" svg:y2="10.292cm">
            <text:p/>
          </draw:line>
          <draw:polygon draw:style-name="gr3" draw:text-style-name="P1" draw:layer="layout" svg:width="0.089cm" svg:height="0.087cm" svg:x="8.348cm" svg:y="10.271cm" svg:viewBox="0 0 90 88" draw:points="90,0 0,0 44,88">
            <text:p/>
          </draw:polygon>
          <draw:polygon draw:style-name="gr5" draw:text-style-name="P1" draw:layer="layout" svg:width="0.089cm" svg:height="0.087cm" svg:x="8.348cm" svg:y="10.271cm" svg:viewBox="0 0 90 88" draw:points="44,88 90,0 0,0">
            <text:p/>
          </draw:polygon>
          <draw:polygon draw:style-name="gr3" draw:text-style-name="P1" draw:layer="layout" svg:width="0.089cm" svg:height="0.089cm" svg:x="8.348cm" svg:y="10.016cm" svg:viewBox="0 0 90 90" draw:points="0,90 90,90 44,0">
            <text:p/>
          </draw:polygon>
          <draw:polygon draw:style-name="gr5" draw:text-style-name="P1" draw:layer="layout" svg:width="0.089cm" svg:height="0.089cm" svg:x="8.348cm" svg:y="10.016cm" svg:viewBox="0 0 90 90" draw:points="44,0 0,90 90,90">
            <text:p/>
          </draw:polygon>
          <draw:line draw:style-name="gr4" draw:text-style-name="P1" draw:layer="layout" svg:x1="8.392cm" svg:y1="10.06cm" svg:x2="8.392cm" svg:y2="10.3cm">
            <text:p/>
          </draw:line>
          <draw:polygon draw:style-name="gr3" draw:text-style-name="P1" draw:layer="layout" svg:width="0.087cm" svg:height="0.089cm" svg:x="8.02cm" svg:y="10.628cm" svg:viewBox="0 0 88 90" draw:points="88,0 0,0 44,90">
            <text:p/>
          </draw:polygon>
          <draw:polygon draw:style-name="gr5" draw:text-style-name="P1" draw:layer="layout" svg:width="0.087cm" svg:height="0.089cm" svg:x="8.02cm" svg:y="10.628cm" svg:viewBox="0 0 88 90" draw:points="44,90 88,0 0,0">
            <text:p/>
          </draw:polygon>
          <draw:polygon draw:style-name="gr3" draw:text-style-name="P1" draw:layer="layout" svg:width="0.087cm" svg:height="0.087cm" svg:x="8.02cm" svg:y="10.376cm" svg:viewBox="0 0 88 88" draw:points="0,88 88,88 44,0">
            <text:p/>
          </draw:polygon>
          <draw:polygon draw:style-name="gr5" draw:text-style-name="P1" draw:layer="layout" svg:width="0.087cm" svg:height="0.087cm" svg:x="8.02cm" svg:y="10.376cm" svg:viewBox="0 0 88 88" draw:points="44,0 0,88 88,88">
            <text:p/>
          </draw:polygon>
          <draw:line draw:style-name="gr4" draw:text-style-name="P1" draw:layer="layout" svg:x1="8.064cm" svg:y1="10.42cm" svg:x2="8.064cm" svg:y2="10.658cm">
            <text:p/>
          </draw:line>
        </draw:g>
        <draw:g>
          <draw:polygon draw:style-name="gr11" draw:text-style-name="P1" draw:layer="layout" svg:width="1.553cm" svg:height="0.953cm" svg:x="10.196cm" svg:y="9.89cm" svg:viewBox="0 0 1554 954" draw:points="0,954 1554,954 1554,0 0,0">
            <text:p/>
          </draw:polygon>
          <draw:line draw:style-name="gr8" draw:text-style-name="P1" draw:layer="layout" svg:x1="9.919cm" svg:y1="10.367cm" svg:x2="10.673cm" svg:y2="10.367cm">
            <text:p/>
          </draw:line>
          <draw:polygon draw:style-name="gr9" draw:text-style-name="P1" draw:layer="layout" svg:width="0.178cm" svg:height="0.18cm" svg:x="10.556cm" svg:y="10.277cm" svg:viewBox="0 0 179 181" draw:points="0,181 0,0 179,90">
            <text:p/>
          </draw:polygon>
          <draw:polygon draw:style-name="gr10" draw:text-style-name="P1" draw:layer="layout" svg:width="0.178cm" svg:height="0.18cm" svg:x="10.556cm" svg:y="10.277cm" svg:viewBox="0 0 179 181" draw:points="179,90 0,181 0,0">
            <text:p/>
          </draw:polygon>
          <draw:polygon draw:style-name="gr3" draw:text-style-name="P1" draw:layer="layout" svg:width="0.169cm" svg:height="0.083cm" svg:x="11.281cm" svg:y="9.959cm" svg:viewBox="0 0 170 84" draw:points="170,84 86,0 0,84">
            <text:p/>
          </draw:polygon>
          <draw:polygon draw:style-name="gr3" draw:text-style-name="P1" draw:layer="layout" svg:width="0.169cm" svg:height="0.083cm" svg:x="11.281cm" svg:y="10.044cm" svg:viewBox="0 0 170 84" draw:points="170,0 0,0 86,84">
            <text:p/>
          </draw:polygon>
          <draw:polygon draw:style-name="gr5" draw:text-style-name="P1" draw:layer="layout" svg:width="0.169cm" svg:height="0.167cm" svg:x="11.281cm" svg:y="9.959cm" svg:viewBox="0 0 170 168" draw:points="86,168 170,84 86,0 0,84">
            <text:p/>
          </draw:polygon>
          <draw:polygon draw:style-name="gr3" draw:text-style-name="P1" draw:layer="layout" svg:width="0.169cm" svg:height="0.083cm" svg:x="11.485cm" svg:y="10.283cm" svg:viewBox="0 0 170 84" draw:points="170,84 86,0 0,84">
            <text:p/>
          </draw:polygon>
          <draw:polygon draw:style-name="gr3" draw:text-style-name="P1" draw:layer="layout" svg:width="0.169cm" svg:height="0.083cm" svg:x="11.485cm" svg:y="10.367cm" svg:viewBox="0 0 170 84" draw:points="170,0 0,0 86,84">
            <text:p/>
          </draw:polygon>
          <draw:polygon draw:style-name="gr5" draw:text-style-name="P1" draw:layer="layout" svg:width="0.169cm" svg:height="0.167cm" svg:x="11.485cm" svg:y="10.283cm" svg:viewBox="0 0 170 168" draw:points="86,168 170,84 86,0 0,84">
            <text:p/>
          </draw:polygon>
          <draw:polygon draw:style-name="gr3" draw:text-style-name="P1" draw:layer="layout" svg:width="0.169cm" svg:height="0.083cm" svg:x="11.281cm" svg:y="10.607cm" svg:viewBox="0 0 170 84" draw:points="170,84 86,0 0,84">
            <text:p/>
          </draw:polygon>
          <draw:polygon draw:style-name="gr3" draw:text-style-name="P1" draw:layer="layout" svg:width="0.169cm" svg:height="0.083cm" svg:x="11.281cm" svg:y="10.691cm" svg:viewBox="0 0 170 84" draw:points="170,0 0,0 86,84">
            <text:p/>
          </draw:polygon>
          <draw:polygon draw:style-name="gr5" draw:text-style-name="P1" draw:layer="layout" svg:width="0.169cm" svg:height="0.167cm" svg:x="11.281cm" svg:y="10.607cm" svg:viewBox="0 0 170 168" draw:points="86,168 170,84 86,0 0,84">
            <text:p/>
          </draw:polygon>
          <draw:line draw:style-name="gr4" draw:text-style-name="P1" draw:layer="layout" svg:x1="11.412cm" svg:y1="10.004cm" svg:x2="10.859cm" svg:y2="10.288cm">
            <text:p/>
          </draw:line>
          <draw:line draw:style-name="gr4" draw:text-style-name="P1" draw:layer="layout" svg:x1="11.655cm" svg:y1="10.367cm" svg:x2="10.913cm" svg:y2="10.367cm">
            <text:p/>
          </draw:line>
          <draw:line draw:style-name="gr4" draw:text-style-name="P1" draw:layer="layout" svg:x1="11.405cm" svg:y1="10.736cm" svg:x2="10.869cm" svg:y2="10.437cm">
            <text:p/>
          </draw:line>
          <draw:polygon draw:style-name="gr3" draw:text-style-name="P1" draw:layer="layout" svg:width="0.089cm" svg:height="0.087cm" svg:x="11.39cm" svg:y="10.323cm" svg:viewBox="0 0 90 88" draw:points="0,88 0,0 90,44">
            <text:p/>
          </draw:polygon>
          <draw:polygon draw:style-name="gr5" draw:text-style-name="P1" draw:layer="layout" svg:width="0.089cm" svg:height="0.087cm" svg:x="11.39cm" svg:y="10.323cm" svg:viewBox="0 0 90 88" draw:points="90,44 0,88 0,0">
            <text:p/>
          </draw:polygon>
          <draw:polygon draw:style-name="gr3" draw:text-style-name="P1" draw:layer="layout" svg:width="0.1cm" svg:height="0.083cm" svg:x="11.187cm" svg:y="10.058cm" svg:viewBox="0 0 101 84" draw:points="0,6 46,84 101,0">
            <text:p/>
          </draw:polygon>
          <draw:polygon draw:style-name="gr5" draw:text-style-name="P1" draw:layer="layout" svg:width="0.1cm" svg:height="0.083cm" svg:x="11.187cm" svg:y="10.058cm" svg:viewBox="0 0 101 84" draw:points="101,0 0,6 46,84">
            <text:p/>
          </draw:polygon>
          <draw:polygon draw:style-name="gr3" draw:text-style-name="P1" draw:layer="layout" svg:width="0.1cm" svg:height="0.083cm" svg:x="11.176cm" svg:y="10.582cm" svg:viewBox="0 0 101 84" draw:points="0,78 46,0 101,84">
            <text:p/>
          </draw:polygon>
          <draw:polygon draw:style-name="gr5" draw:text-style-name="P1" draw:layer="layout" svg:width="0.1cm" svg:height="0.083cm" svg:x="11.176cm" svg:y="10.582cm" svg:viewBox="0 0 101 84" draw:points="101,84 0,78 46,0">
            <text:p/>
          </draw:polygon>
          <draw:polygon draw:style-name="gr3" draw:text-style-name="P1" draw:layer="layout" svg:width="0.169cm" svg:height="0.083cm" svg:x="10.768cm" svg:y="10.283cm" svg:viewBox="0 0 170 84" draw:points="170,84 86,0 0,84">
            <text:p/>
          </draw:polygon>
          <draw:polygon draw:style-name="gr3" draw:text-style-name="P1" draw:layer="layout" svg:width="0.169cm" svg:height="0.083cm" svg:x="10.768cm" svg:y="10.367cm" svg:viewBox="0 0 170 84" draw:points="170,0 0,0 86,84">
            <text:p/>
          </draw:polygon>
          <draw:polygon draw:style-name="gr5" draw:text-style-name="P1" draw:layer="layout" svg:width="0.169cm" svg:height="0.167cm" svg:x="10.768cm" svg:y="10.283cm" svg:viewBox="0 0 170 168" draw:points="86,168 170,84 86,0 0,84">
            <text:p/>
          </draw:polygon>
        </draw:g>
        <draw:g>
          <draw:polygon draw:style-name="gr11" draw:text-style-name="P1" draw:layer="layout" svg:width="1.553cm" svg:height="0.953cm" svg:x="12.969cm" svg:y="9.89cm" svg:viewBox="0 0 1554 954" draw:points="0,954 1554,954 1554,0 0,0">
            <text:p/>
          </draw:polygon>
          <draw:line draw:style-name="gr8" draw:text-style-name="P1" draw:layer="layout" svg:x1="12.734cm" svg:y1="10.367cm" svg:x2="13.446cm" svg:y2="10.367cm">
            <text:p/>
          </draw:line>
          <draw:polygon draw:style-name="gr9" draw:text-style-name="P1" draw:layer="layout" svg:width="0.178cm" svg:height="0.18cm" svg:x="13.417cm" svg:y="10.277cm" svg:viewBox="0 0 179 181" draw:points="0,181 0,0 179,90">
            <text:p/>
          </draw:polygon>
          <draw:polygon draw:style-name="gr10" draw:text-style-name="P1" draw:layer="layout" svg:width="0.178cm" svg:height="0.18cm" svg:x="13.417cm" svg:y="10.277cm" svg:viewBox="0 0 179 181" draw:points="179,90 0,181 0,0">
            <text:p/>
          </draw:polygon>
          <draw:polygon draw:style-name="gr14" draw:text-style-name="P1" draw:layer="layout" svg:width="0.476cm" svg:height="0.478cm" svg:x="13.686cm" svg:y="10.128cm" svg:viewBox="0 0 477 479" draw:points="0,479 477,479 477,0 0,0">
            <text:p/>
          </draw:polygon>
        </draw:g>
        <draw:g>
          <draw:polyline draw:style-name="gr4" draw:text-style-name="P1" draw:layer="layout" svg:width="0.245cm" svg:height="0.386cm" svg:x="19.271cm" svg:y="10.1cm" svg:viewBox="0 0 246 387" draw:points="0,0 0,387 246,387">
            <text:p/>
          </draw:polyline>
          <draw:polygon draw:style-name="gr15" draw:text-style-name="P1" draw:layer="layout" svg:width="0.298cm" svg:height="0.298cm" svg:x="19.367cm" svg:y="10.338cm" svg:viewBox="0 0 299 299" draw:points="299,299 299,0 0,0">
            <text:p/>
          </draw:polygon>
          <draw:polygon draw:style-name="gr15" draw:text-style-name="P1" draw:layer="layout" svg:width="0.298cm" svg:height="0.298cm" svg:x="19.367cm" svg:y="10.338cm" svg:viewBox="0 0 299 299" draw:points="299,299 0,0 0,299">
            <text:p/>
          </draw:polygon>
          <draw:polygon draw:style-name="gr16" draw:text-style-name="P1" draw:layer="layout" svg:width="0.298cm" svg:height="0.298cm" svg:x="19.367cm" svg:y="10.338cm" svg:viewBox="0 0 299 299" draw:points="0,299 299,299 299,0 0,0">
            <text:p/>
          </draw:polygon>
        </draw:g>
        <draw:g>
          <draw:polygon draw:style-name="gr11" draw:text-style-name="P1" draw:layer="layout" svg:width="1.551cm" svg:height="0.956cm" svg:x="1.681cm" svg:y="12.814cm" svg:viewBox="0 0 1552 957" draw:points="0,957 1552,957 1552,0 0,0">
            <text:p/>
          </draw:polygon>
          <draw:polygon draw:style-name="gr3" draw:text-style-name="P1" draw:layer="layout" svg:width="0.018cm" svg:height="0.031cm" svg:x="2.036cm" svg:y="13.31cm" svg:viewBox="0 0 19 32" draw:points="0,0 8,17 19,32">
            <text:p/>
          </draw:polygon>
          <draw:polygon draw:style-name="gr3" draw:text-style-name="P1" draw:layer="layout" svg:width="0.035cm" svg:height="0.039cm" svg:x="2.036cm" svg:y="13.31cm" svg:viewBox="0 0 36 40" draw:points="0,0 19,32 36,40">
            <text:p/>
          </draw:polygon>
          <draw:polygon draw:style-name="gr3" draw:text-style-name="P1" draw:layer="layout" svg:width="0.052cm" svg:height="0.045cm" svg:x="2.036cm" svg:y="13.31cm" svg:viewBox="0 0 53 46" draw:points="0,0 36,40 53,46">
            <text:p/>
          </draw:polygon>
          <draw:polygon draw:style-name="gr3" draw:text-style-name="P1" draw:layer="layout" svg:width="0.07cm" svg:height="0.045cm" svg:x="2.036cm" svg:y="13.31cm" svg:viewBox="0 0 71 46" draw:points="0,0 53,46 71,46">
            <text:p/>
          </draw:polygon>
          <draw:polygon draw:style-name="gr3" draw:text-style-name="P1" draw:layer="layout" svg:width="0.087cm" svg:height="0.045cm" svg:x="2.036cm" svg:y="13.31cm" svg:viewBox="0 0 88 46" draw:points="0,0 71,46 88,40">
            <text:p/>
          </draw:polygon>
          <draw:polygon draw:style-name="gr3" draw:text-style-name="P1" draw:layer="layout" svg:width="0.102cm" svg:height="0.039cm" svg:x="2.036cm" svg:y="13.31cm" svg:viewBox="0 0 103 40" draw:points="0,0 88,40 103,32">
            <text:p/>
          </draw:polygon>
          <draw:polygon draw:style-name="gr3" draw:text-style-name="P1" draw:layer="layout" svg:width="0.115cm" svg:height="0.031cm" svg:x="2.036cm" svg:y="13.31cm" svg:viewBox="0 0 116 32" draw:points="0,0 103,32 116,17">
            <text:p/>
          </draw:polygon>
          <draw:polygon draw:style-name="gr3" draw:text-style-name="P1" draw:layer="layout" svg:width="0.123cm" svg:height="0.016cm" svg:x="2.036cm" svg:y="13.31cm" svg:viewBox="0 0 124 17" draw:points="0,0 116,17 124,0">
            <text:p/>
          </draw:polygon>
          <draw:polygon draw:style-name="gr3" draw:text-style-name="P1" draw:layer="layout" svg:width="0.125cm" svg:height="0.018cm" svg:x="2.036cm" svg:y="13.291cm" svg:viewBox="0 0 126 19" draw:points="0,19 124,19 126,0">
            <text:p/>
          </draw:polygon>
          <draw:polygon draw:style-name="gr3" draw:text-style-name="P1" draw:layer="layout" svg:width="0.125cm" svg:height="0.035cm" svg:x="2.036cm" svg:y="13.274cm" svg:viewBox="0 0 126 36" draw:points="0,36 126,17 124,0">
            <text:p/>
          </draw:polygon>
          <draw:polygon draw:style-name="gr3" draw:text-style-name="P1" draw:layer="layout" svg:width="0.123cm" svg:height="0.052cm" svg:x="2.036cm" svg:y="13.258cm" svg:viewBox="0 0 124 53" draw:points="0,53 124,17 116,0">
            <text:p/>
          </draw:polygon>
          <draw:polygon draw:style-name="gr3" draw:text-style-name="P1" draw:layer="layout" svg:width="0.115cm" svg:height="0.066cm" svg:x="2.036cm" svg:y="13.243cm" svg:viewBox="0 0 116 67" draw:points="0,67 116,15 103,0">
            <text:p/>
          </draw:polygon>
          <draw:polygon draw:style-name="gr3" draw:text-style-name="P1" draw:layer="layout" svg:width="0.102cm" svg:height="0.075cm" svg:x="2.036cm" svg:y="13.234cm" svg:viewBox="0 0 103 76" draw:points="0,76 103,8 88,0">
            <text:p/>
          </draw:polygon>
          <draw:polygon draw:style-name="gr3" draw:text-style-name="P1" draw:layer="layout" svg:width="0.087cm" svg:height="0.081cm" svg:x="2.036cm" svg:y="13.228cm" svg:viewBox="0 0 88 82" draw:points="0,82 88,6 71,0">
            <text:p/>
          </draw:polygon>
          <draw:polygon draw:style-name="gr3" draw:text-style-name="P1" draw:layer="layout" svg:width="0.07cm" svg:height="0.081cm" svg:x="2.036cm" svg:y="13.228cm" svg:viewBox="0 0 71 82" draw:points="0,82 71,0 53,0">
            <text:p/>
          </draw:polygon>
          <draw:polygon draw:style-name="gr3" draw:text-style-name="P1" draw:layer="layout" svg:width="0.052cm" svg:height="0.081cm" svg:x="2.036cm" svg:y="13.228cm" svg:viewBox="0 0 53 82" draw:points="0,82 53,0 36,6">
            <text:p/>
          </draw:polygon>
          <draw:polygon draw:style-name="gr3" draw:text-style-name="P1" draw:layer="layout" svg:width="0.035cm" svg:height="0.075cm" svg:x="2.036cm" svg:y="13.234cm" svg:viewBox="0 0 36 76" draw:points="0,76 36,0 19,8">
            <text:p/>
          </draw:polygon>
          <draw:polygon draw:style-name="gr3" draw:text-style-name="P1" draw:layer="layout" svg:width="0.018cm" svg:height="0.066cm" svg:x="2.036cm" svg:y="13.243cm" svg:viewBox="0 0 19 67" draw:points="0,67 19,0 8,15">
            <text:p/>
          </draw:polygon>
          <draw:polygon draw:style-name="gr3" draw:text-style-name="P1" draw:layer="layout" svg:width="0.007cm" svg:height="0.052cm" svg:x="2.036cm" svg:y="13.258cm" svg:viewBox="0 0 8 53" draw:points="0,53 8,0 0,17">
            <text:p/>
          </draw:polygon>
          <draw:polygon draw:style-name="gr3" draw:text-style-name="P1" draw:layer="layout" svg:width="0.001cm" svg:height="0.035cm" svg:x="2.034cm" svg:y="13.274cm" svg:viewBox="0 0 2 36" draw:points="2,36 2,0 0,17">
            <text:p/>
          </draw:polygon>
          <draw:line draw:style-name="gr4" draw:text-style-name="P1" draw:layer="layout" svg:x1="1.799cm" svg:y1="13.291cm" svg:x2="2.098cm" svg:y2="13.291cm">
            <text:p/>
          </draw:line>
          <draw:polygon draw:style-name="gr3" draw:text-style-name="P1" draw:layer="layout" svg:width="0.02cm" svg:height="0.031cm" svg:x="2.856cm" svg:y="12.944cm" svg:viewBox="0 0 21 32" draw:points="21,32 13,15 0,0">
            <text:p/>
          </draw:polygon>
          <draw:polygon draw:style-name="gr3" draw:text-style-name="P1" draw:layer="layout" svg:width="0.035cm" svg:height="0.041cm" svg:x="2.841cm" svg:y="12.934cm" svg:viewBox="0 0 36 42" draw:points="36,42 15,11 0,0">
            <text:p/>
          </draw:polygon>
          <draw:polygon draw:style-name="gr3" draw:text-style-name="P1" draw:layer="layout" svg:width="0.052cm" svg:height="0.045cm" svg:x="2.825cm" svg:y="12.93cm" svg:viewBox="0 0 53 46" draw:points="53,46 17,4 0,0">
            <text:p/>
          </draw:polygon>
          <draw:polygon draw:style-name="gr3" draw:text-style-name="P1" draw:layer="layout" svg:width="0.07cm" svg:height="0.045cm" svg:x="2.806cm" svg:y="12.93cm" svg:viewBox="0 0 71 46" draw:points="71,46 19,0 0,0">
            <text:p/>
          </draw:polygon>
          <draw:polygon draw:style-name="gr3" draw:text-style-name="P1" draw:layer="layout" svg:width="0.087cm" svg:height="0.045cm" svg:x="2.789cm" svg:y="12.93cm" svg:viewBox="0 0 88 46" draw:points="88,46 17,0 0,4">
            <text:p/>
          </draw:polygon>
          <draw:polygon draw:style-name="gr3" draw:text-style-name="P1" draw:layer="layout" svg:width="0.104cm" svg:height="0.041cm" svg:x="2.772cm" svg:y="12.934cm" svg:viewBox="0 0 105 42" draw:points="105,42 17,0 0,11">
            <text:p/>
          </draw:polygon>
          <draw:polygon draw:style-name="gr3" draw:text-style-name="P1" draw:layer="layout" svg:width="0.117cm" svg:height="0.031cm" svg:x="2.759cm" svg:y="12.944cm" svg:viewBox="0 0 118 32" draw:points="118,32 13,0 0,15">
            <text:p/>
          </draw:polygon>
          <draw:polygon draw:style-name="gr3" draw:text-style-name="P1" draw:layer="layout" svg:width="0.123cm" svg:height="0.016cm" svg:x="2.753cm" svg:y="12.959cm" svg:viewBox="0 0 124 17" draw:points="124,17 6,0 0,17">
            <text:p/>
          </draw:polygon>
          <draw:polygon draw:style-name="gr3" draw:text-style-name="P1" draw:layer="layout" svg:width="0.125cm" svg:height="0.016cm" svg:x="2.751cm" svg:y="12.976cm" svg:viewBox="0 0 126 17" draw:points="126,0 2,0 0,17">
            <text:p/>
          </draw:polygon>
          <draw:polygon draw:style-name="gr3" draw:text-style-name="P1" draw:layer="layout" svg:width="0.125cm" svg:height="0.035cm" svg:x="2.751cm" svg:y="12.976cm" svg:viewBox="0 0 126 36" draw:points="126,0 0,17 2,36">
            <text:p/>
          </draw:polygon>
          <draw:polygon draw:style-name="gr3" draw:text-style-name="P1" draw:layer="layout" svg:width="0.123cm" svg:height="0.052cm" svg:x="2.753cm" svg:y="12.976cm" svg:viewBox="0 0 124 53" draw:points="124,0 0,36 6,53">
            <text:p/>
          </draw:polygon>
          <draw:polygon draw:style-name="gr3" draw:text-style-name="P1" draw:layer="layout" svg:width="0.117cm" svg:height="0.066cm" svg:x="2.759cm" svg:y="12.976cm" svg:viewBox="0 0 118 67" draw:points="118,0 0,53 13,67">
            <text:p/>
          </draw:polygon>
          <draw:polygon draw:style-name="gr3" draw:text-style-name="P1" draw:layer="layout" svg:width="0.104cm" svg:height="0.075cm" svg:x="2.772cm" svg:y="12.976cm" svg:viewBox="0 0 105 76" draw:points="105,0 0,67 17,76">
            <text:p/>
          </draw:polygon>
          <draw:polygon draw:style-name="gr3" draw:text-style-name="P1" draw:layer="layout" svg:width="0.087cm" svg:height="0.081cm" svg:x="2.789cm" svg:y="12.976cm" svg:viewBox="0 0 88 82" draw:points="88,0 0,76 17,82">
            <text:p/>
          </draw:polygon>
          <draw:polygon draw:style-name="gr3" draw:text-style-name="P1" draw:layer="layout" svg:width="0.07cm" svg:height="0.081cm" svg:x="2.806cm" svg:y="12.976cm" svg:viewBox="0 0 71 82" draw:points="71,0 0,82 19,82">
            <text:p/>
          </draw:polygon>
          <draw:polygon draw:style-name="gr3" draw:text-style-name="P1" draw:layer="layout" svg:width="0.052cm" svg:height="0.081cm" svg:x="2.825cm" svg:y="12.976cm" svg:viewBox="0 0 53 82" draw:points="53,0 0,82 17,76">
            <text:p/>
          </draw:polygon>
          <draw:polygon draw:style-name="gr3" draw:text-style-name="P1" draw:layer="layout" svg:width="0.035cm" svg:height="0.075cm" svg:x="2.841cm" svg:y="12.976cm" svg:viewBox="0 0 36 76" draw:points="36,0 0,76 15,67">
            <text:p/>
          </draw:polygon>
          <draw:polygon draw:style-name="gr3" draw:text-style-name="P1" draw:layer="layout" svg:width="0.02cm" svg:height="0.066cm" svg:x="2.856cm" svg:y="12.976cm" svg:viewBox="0 0 21 67" draw:points="21,0 0,67 13,53">
            <text:p/>
          </draw:polygon>
          <draw:polygon draw:style-name="gr3" draw:text-style-name="P1" draw:layer="layout" svg:width="0.007cm" svg:height="0.052cm" svg:x="2.869cm" svg:y="12.976cm" svg:viewBox="0 0 8 53" draw:points="8,0 0,53 8,36">
            <text:p/>
          </draw:polygon>
          <draw:polygon draw:style-name="gr3" draw:text-style-name="P1" draw:layer="layout" svg:width="0.001cm" svg:height="0.035cm" svg:x="2.877cm" svg:y="12.976cm" svg:viewBox="0 0 2 36" draw:points="0,0 0,36 2,17">
            <text:p/>
          </draw:polygon>
          <draw:line draw:style-name="gr4" draw:text-style-name="P1" draw:layer="layout" svg:x1="2.814cm" svg:y1="12.993cm" svg:x2="3.113cm" svg:y2="12.993cm">
            <text:p/>
          </draw:line>
          <draw:polygon draw:style-name="gr3" draw:text-style-name="P1" draw:layer="layout" svg:width="0.02cm" svg:height="0.031cm" svg:x="2.856cm" svg:y="13.243cm" svg:viewBox="0 0 21 32" draw:points="21,32 13,15 0,0">
            <text:p/>
          </draw:polygon>
          <draw:polygon draw:style-name="gr3" draw:text-style-name="P1" draw:layer="layout" svg:width="0.035cm" svg:height="0.039cm" svg:x="2.841cm" svg:y="13.234cm" svg:viewBox="0 0 36 40" draw:points="36,40 15,8 0,0">
            <text:p/>
          </draw:polygon>
          <draw:polygon draw:style-name="gr3" draw:text-style-name="P1" draw:layer="layout" svg:width="0.052cm" svg:height="0.045cm" svg:x="2.825cm" svg:y="13.228cm" svg:viewBox="0 0 53 46" draw:points="53,46 17,6 0,0">
            <text:p/>
          </draw:polygon>
          <draw:polygon draw:style-name="gr3" draw:text-style-name="P1" draw:layer="layout" svg:width="0.07cm" svg:height="0.045cm" svg:x="2.806cm" svg:y="13.228cm" svg:viewBox="0 0 71 46" draw:points="71,46 19,0 0,0">
            <text:p/>
          </draw:polygon>
          <draw:polygon draw:style-name="gr3" draw:text-style-name="P1" draw:layer="layout" svg:width="0.087cm" svg:height="0.045cm" svg:x="2.789cm" svg:y="13.228cm" svg:viewBox="0 0 88 46" draw:points="88,46 17,0 0,6">
            <text:p/>
          </draw:polygon>
          <draw:polygon draw:style-name="gr3" draw:text-style-name="P1" draw:layer="layout" svg:width="0.104cm" svg:height="0.039cm" svg:x="2.772cm" svg:y="13.234cm" svg:viewBox="0 0 105 40" draw:points="105,40 17,0 0,8">
            <text:p/>
          </draw:polygon>
          <draw:polygon draw:style-name="gr3" draw:text-style-name="P1" draw:layer="layout" svg:width="0.117cm" svg:height="0.031cm" svg:x="2.759cm" svg:y="13.243cm" svg:viewBox="0 0 118 32" draw:points="118,32 13,0 0,15">
            <text:p/>
          </draw:polygon>
          <draw:polygon draw:style-name="gr3" draw:text-style-name="P1" draw:layer="layout" svg:width="0.123cm" svg:height="0.016cm" svg:x="2.753cm" svg:y="13.258cm" svg:viewBox="0 0 124 17" draw:points="124,17 6,0 0,17">
            <text:p/>
          </draw:polygon>
          <draw:polygon draw:style-name="gr3" draw:text-style-name="P1" draw:layer="layout" svg:width="0.125cm" svg:height="0.016cm" svg:x="2.751cm" svg:y="13.274cm" svg:viewBox="0 0 126 17" draw:points="126,0 2,0 0,17">
            <text:p/>
          </draw:polygon>
          <draw:polygon draw:style-name="gr3" draw:text-style-name="P1" draw:layer="layout" svg:width="0.125cm" svg:height="0.035cm" svg:x="2.751cm" svg:y="13.274cm" svg:viewBox="0 0 126 36" draw:points="126,0 0,17 2,36">
            <text:p/>
          </draw:polygon>
          <draw:polygon draw:style-name="gr3" draw:text-style-name="P1" draw:layer="layout" svg:width="0.123cm" svg:height="0.052cm" svg:x="2.753cm" svg:y="13.274cm" svg:viewBox="0 0 124 53" draw:points="124,0 0,36 6,53">
            <text:p/>
          </draw:polygon>
          <draw:polygon draw:style-name="gr3" draw:text-style-name="P1" draw:layer="layout" svg:width="0.117cm" svg:height="0.066cm" svg:x="2.759cm" svg:y="13.274cm" svg:viewBox="0 0 118 67" draw:points="118,0 0,53 13,67">
            <text:p/>
          </draw:polygon>
          <draw:polygon draw:style-name="gr3" draw:text-style-name="P1" draw:layer="layout" svg:width="0.104cm" svg:height="0.075cm" svg:x="2.772cm" svg:y="13.274cm" svg:viewBox="0 0 105 76" draw:points="105,0 0,67 17,76">
            <text:p/>
          </draw:polygon>
          <draw:polygon draw:style-name="gr3" draw:text-style-name="P1" draw:layer="layout" svg:width="0.087cm" svg:height="0.081cm" svg:x="2.789cm" svg:y="13.274cm" svg:viewBox="0 0 88 82" draw:points="88,0 0,76 17,82">
            <text:p/>
          </draw:polygon>
          <draw:polygon draw:style-name="gr3" draw:text-style-name="P1" draw:layer="layout" svg:width="0.07cm" svg:height="0.081cm" svg:x="2.806cm" svg:y="13.274cm" svg:viewBox="0 0 71 82" draw:points="71,0 0,82 19,82">
            <text:p/>
          </draw:polygon>
          <draw:polygon draw:style-name="gr3" draw:text-style-name="P1" draw:layer="layout" svg:width="0.052cm" svg:height="0.081cm" svg:x="2.825cm" svg:y="13.274cm" svg:viewBox="0 0 53 82" draw:points="53,0 0,82 17,76">
            <text:p/>
          </draw:polygon>
          <draw:polygon draw:style-name="gr3" draw:text-style-name="P1" draw:layer="layout" svg:width="0.035cm" svg:height="0.075cm" svg:x="2.841cm" svg:y="13.274cm" svg:viewBox="0 0 36 76" draw:points="36,0 0,76 15,67">
            <text:p/>
          </draw:polygon>
          <draw:polygon draw:style-name="gr3" draw:text-style-name="P1" draw:layer="layout" svg:width="0.02cm" svg:height="0.066cm" svg:x="2.856cm" svg:y="13.274cm" svg:viewBox="0 0 21 67" draw:points="21,0 0,67 13,53">
            <text:p/>
          </draw:polygon>
          <draw:polygon draw:style-name="gr3" draw:text-style-name="P1" draw:layer="layout" svg:width="0.007cm" svg:height="0.052cm" svg:x="2.869cm" svg:y="13.274cm" svg:viewBox="0 0 8 53" draw:points="8,0 0,53 8,36">
            <text:p/>
          </draw:polygon>
          <draw:polygon draw:style-name="gr3" draw:text-style-name="P1" draw:layer="layout" svg:width="0.001cm" svg:height="0.035cm" svg:x="2.877cm" svg:y="13.274cm" svg:viewBox="0 0 2 36" draw:points="0,0 0,36 2,17">
            <text:p/>
          </draw:polygon>
          <draw:line draw:style-name="gr4" draw:text-style-name="P1" draw:layer="layout" svg:x1="2.814cm" svg:y1="13.291cm" svg:x2="3.113cm" svg:y2="13.291cm">
            <text:p/>
          </draw:line>
          <draw:polygon draw:style-name="gr3" draw:text-style-name="P1" draw:layer="layout" svg:width="0.02cm" svg:height="0.031cm" svg:x="2.856cm" svg:y="13.541cm" svg:viewBox="0 0 21 32" draw:points="21,32 13,15 0,0">
            <text:p/>
          </draw:polygon>
          <draw:polygon draw:style-name="gr3" draw:text-style-name="P1" draw:layer="layout" svg:width="0.035cm" svg:height="0.039cm" svg:x="2.841cm" svg:y="13.533cm" svg:viewBox="0 0 36 40" draw:points="36,40 15,8 0,0">
            <text:p/>
          </draw:polygon>
          <draw:polygon draw:style-name="gr3" draw:text-style-name="P1" draw:layer="layout" svg:width="0.052cm" svg:height="0.045cm" svg:x="2.825cm" svg:y="13.527cm" svg:viewBox="0 0 53 46" draw:points="53,46 17,6 0,0">
            <text:p/>
          </draw:polygon>
          <draw:polygon draw:style-name="gr3" draw:text-style-name="P1" draw:layer="layout" svg:width="0.07cm" svg:height="0.045cm" svg:x="2.806cm" svg:y="13.527cm" svg:viewBox="0 0 71 46" draw:points="71,46 19,0 0,0">
            <text:p/>
          </draw:polygon>
          <draw:polygon draw:style-name="gr3" draw:text-style-name="P1" draw:layer="layout" svg:width="0.087cm" svg:height="0.045cm" svg:x="2.789cm" svg:y="13.527cm" svg:viewBox="0 0 88 46" draw:points="88,46 17,0 0,6">
            <text:p/>
          </draw:polygon>
          <draw:polygon draw:style-name="gr3" draw:text-style-name="P1" draw:layer="layout" svg:width="0.104cm" svg:height="0.039cm" svg:x="2.772cm" svg:y="13.533cm" svg:viewBox="0 0 105 40" draw:points="105,40 17,0 0,8">
            <text:p/>
          </draw:polygon>
          <draw:polygon draw:style-name="gr3" draw:text-style-name="P1" draw:layer="layout" svg:width="0.117cm" svg:height="0.031cm" svg:x="2.759cm" svg:y="13.541cm" svg:viewBox="0 0 118 32" draw:points="118,32 13,0 0,15">
            <text:p/>
          </draw:polygon>
          <draw:polygon draw:style-name="gr3" draw:text-style-name="P1" draw:layer="layout" svg:width="0.123cm" svg:height="0.016cm" svg:x="2.753cm" svg:y="13.556cm" svg:viewBox="0 0 124 17" draw:points="124,17 6,0 0,17">
            <text:p/>
          </draw:polygon>
          <draw:polygon draw:style-name="gr3" draw:text-style-name="P1" draw:layer="layout" svg:width="0.125cm" svg:height="0.016cm" svg:x="2.751cm" svg:y="13.573cm" svg:viewBox="0 0 126 17" draw:points="126,0 2,0 0,17">
            <text:p/>
          </draw:polygon>
          <draw:polygon draw:style-name="gr3" draw:text-style-name="P1" draw:layer="layout" svg:width="0.125cm" svg:height="0.035cm" svg:x="2.751cm" svg:y="13.573cm" svg:viewBox="0 0 126 36" draw:points="126,0 0,17 2,36">
            <text:p/>
          </draw:polygon>
          <draw:polygon draw:style-name="gr3" draw:text-style-name="P1" draw:layer="layout" svg:width="0.123cm" svg:height="0.052cm" svg:x="2.753cm" svg:y="13.573cm" svg:viewBox="0 0 124 53" draw:points="124,0 0,36 6,53">
            <text:p/>
          </draw:polygon>
          <draw:polygon draw:style-name="gr3" draw:text-style-name="P1" draw:layer="layout" svg:width="0.117cm" svg:height="0.066cm" svg:x="2.759cm" svg:y="13.573cm" svg:viewBox="0 0 118 67" draw:points="118,0 0,53 13,67">
            <text:p/>
          </draw:polygon>
          <draw:polygon draw:style-name="gr3" draw:text-style-name="P1" draw:layer="layout" svg:width="0.104cm" svg:height="0.075cm" svg:x="2.772cm" svg:y="13.573cm" svg:viewBox="0 0 105 76" draw:points="105,0 0,67 17,76">
            <text:p/>
          </draw:polygon>
          <draw:polygon draw:style-name="gr3" draw:text-style-name="P1" draw:layer="layout" svg:width="0.087cm" svg:height="0.081cm" svg:x="2.789cm" svg:y="13.573cm" svg:viewBox="0 0 88 82" draw:points="88,0 0,76 17,82">
            <text:p/>
          </draw:polygon>
          <draw:polygon draw:style-name="gr3" draw:text-style-name="P1" draw:layer="layout" svg:width="0.07cm" svg:height="0.081cm" svg:x="2.806cm" svg:y="13.573cm" svg:viewBox="0 0 71 82" draw:points="71,0 0,82 19,82">
            <text:p/>
          </draw:polygon>
          <draw:polygon draw:style-name="gr3" draw:text-style-name="P1" draw:layer="layout" svg:width="0.052cm" svg:height="0.081cm" svg:x="2.825cm" svg:y="13.573cm" svg:viewBox="0 0 53 82" draw:points="53,0 0,82 17,76">
            <text:p/>
          </draw:polygon>
          <draw:polygon draw:style-name="gr3" draw:text-style-name="P1" draw:layer="layout" svg:width="0.035cm" svg:height="0.075cm" svg:x="2.841cm" svg:y="13.573cm" svg:viewBox="0 0 36 76" draw:points="36,0 0,76 15,67">
            <text:p/>
          </draw:polygon>
          <draw:polygon draw:style-name="gr3" draw:text-style-name="P1" draw:layer="layout" svg:width="0.02cm" svg:height="0.066cm" svg:x="2.856cm" svg:y="13.573cm" svg:viewBox="0 0 21 67" draw:points="21,0 0,67 13,53">
            <text:p/>
          </draw:polygon>
          <draw:polygon draw:style-name="gr3" draw:text-style-name="P1" draw:layer="layout" svg:width="0.007cm" svg:height="0.052cm" svg:x="2.869cm" svg:y="13.573cm" svg:viewBox="0 0 8 53" draw:points="8,0 0,53 8,36">
            <text:p/>
          </draw:polygon>
          <draw:polygon draw:style-name="gr3" draw:text-style-name="P1" draw:layer="layout" svg:width="0.001cm" svg:height="0.035cm" svg:x="2.877cm" svg:y="13.573cm" svg:viewBox="0 0 2 36" draw:points="0,0 0,36 2,17">
            <text:p/>
          </draw:polygon>
          <draw:line draw:style-name="gr4" draw:text-style-name="P1" draw:layer="layout" svg:x1="2.814cm" svg:y1="13.59cm" svg:x2="3.113cm" svg:y2="13.59cm">
            <text:p/>
          </draw:line>
          <draw:line draw:style-name="gr4" draw:text-style-name="P1" draw:layer="layout" svg:x1="2.097cm" svg:y1="13.292cm" svg:x2="2.814cm" svg:y2="12.993cm">
            <text:p/>
          </draw:line>
        </draw:g>
        <draw:g>
          <draw:polygon draw:style-name="gr15" draw:text-style-name="P1" draw:layer="layout" svg:width="0.178cm" svg:height="0.18cm" svg:x="7.658cm" svg:y="13.201cm" svg:viewBox="0 0 179 181" draw:points="179,181 179,0 0,0">
            <text:p/>
          </draw:polygon>
          <draw:polygon draw:style-name="gr15" draw:text-style-name="P1" draw:layer="layout" svg:width="0.178cm" svg:height="0.18cm" svg:x="7.658cm" svg:y="13.201cm" svg:viewBox="0 0 179 181" draw:points="179,181 0,0 0,181">
            <text:p/>
          </draw:polygon>
          <draw:polygon draw:style-name="gr16" draw:text-style-name="P1" draw:layer="layout" svg:width="0.178cm" svg:height="0.18cm" svg:x="7.658cm" svg:y="13.201cm" svg:viewBox="0 0 179 181" draw:points="0,181 179,181 179,0 0,0">
            <text:p/>
          </draw:polygon>
          <draw:polygon draw:style-name="gr15" draw:text-style-name="P1" draw:layer="layout" svg:width="0.178cm" svg:height="0.18cm" svg:x="8.047cm" svg:y="13.201cm" svg:viewBox="0 0 179 181" draw:points="179,181 179,0 0,0">
            <text:p/>
          </draw:polygon>
          <draw:polygon draw:style-name="gr15" draw:text-style-name="P1" draw:layer="layout" svg:width="0.178cm" svg:height="0.18cm" svg:x="8.047cm" svg:y="13.201cm" svg:viewBox="0 0 179 181" draw:points="179,181 0,0 0,181">
            <text:p/>
          </draw:polygon>
          <draw:polygon draw:style-name="gr16" draw:text-style-name="P1" draw:layer="layout" svg:width="0.178cm" svg:height="0.18cm" svg:x="8.047cm" svg:y="13.201cm" svg:viewBox="0 0 179 181" draw:points="0,181 179,181 179,0 0,0">
            <text:p/>
          </draw:polygon>
          <draw:polygon draw:style-name="gr15" draw:text-style-name="P1" draw:layer="layout" svg:width="0.18cm" svg:height="0.18cm" svg:x="8.434cm" svg:y="13.201cm" svg:viewBox="0 0 181 181" draw:points="181,181 181,0 0,0">
            <text:p/>
          </draw:polygon>
          <draw:polygon draw:style-name="gr15" draw:text-style-name="P1" draw:layer="layout" svg:width="0.18cm" svg:height="0.18cm" svg:x="8.434cm" svg:y="13.201cm" svg:viewBox="0 0 181 181" draw:points="181,181 0,0 0,181">
            <text:p/>
          </draw:polygon>
          <draw:polygon draw:style-name="gr16" draw:text-style-name="P1" draw:layer="layout" svg:width="0.18cm" svg:height="0.18cm" svg:x="8.434cm" svg:y="13.201cm" svg:viewBox="0 0 181 181" draw:points="0,181 181,181 181,0 0,0">
            <text:p/>
          </draw:polygon>
          <draw:polyline draw:style-name="gr4" draw:text-style-name="P1" draw:layer="layout" svg:width="0.184cm" svg:height="0.148cm" svg:x="8.148cm" svg:y="13.051cm" svg:viewBox="0 0 185 149" draw:points="0,149 15,93 53,44 111,13 181,0 185,2 181,0">
            <text:p/>
          </draw:polyline>
          <draw:polyline draw:style-name="gr4" draw:text-style-name="P1" draw:layer="layout" svg:width="0.146cm" svg:height="0.146cm" svg:x="8.333cm" svg:y="13.054cm" svg:viewBox="0 0 147 147" draw:points="147,147 141,95 111,46 63,15 0,0">
            <text:p/>
          </draw:polyline>
          <draw:polygon draw:style-name="gr3" draw:text-style-name="P1" draw:layer="layout" svg:width="0.081cm" svg:height="0.098cm" svg:x="8.152cm" svg:y="13.091cm" svg:viewBox="0 0 82 99" draw:points="4,0 82,44 0,99">
            <text:p/>
          </draw:polygon>
          <draw:polygon draw:style-name="gr5" draw:text-style-name="P1" draw:layer="layout" svg:width="0.081cm" svg:height="0.098cm" svg:x="8.152cm" svg:y="13.091cm" svg:viewBox="0 0 82 99" draw:points="0,99 4,0 82,44">
            <text:p/>
          </draw:polygon>
          <draw:polyline draw:style-name="gr4" draw:text-style-name="P1" draw:layer="layout" svg:width="0.182cm" svg:height="0.148cm" svg:x="7.744cm" svg:y="13.051cm" svg:viewBox="0 0 183 149" draw:points="0,149 13,93 53,44 109,13 179,0 183,2 179,0">
            <text:p/>
          </draw:polyline>
          <draw:polyline draw:style-name="gr4" draw:text-style-name="P1" draw:layer="layout" svg:width="0.146cm" svg:height="0.146cm" svg:x="7.927cm" svg:y="13.054cm" svg:viewBox="0 0 147 147" draw:points="147,147 143,95 111,46 63,15 0,0">
            <text:p/>
          </draw:polyline>
          <draw:polygon draw:style-name="gr3" draw:text-style-name="P1" draw:layer="layout" svg:width="0.083cm" svg:height="0.098cm" svg:x="7.747cm" svg:y="13.091cm" svg:viewBox="0 0 84 99" draw:points="6,0 84,44 0,99">
            <text:p/>
          </draw:polygon>
          <draw:polygon draw:style-name="gr5" draw:text-style-name="P1" draw:layer="layout" svg:width="0.083cm" svg:height="0.098cm" svg:x="7.747cm" svg:y="13.091cm" svg:viewBox="0 0 84 99" draw:points="0,99 6,0 84,44">
            <text:p/>
          </draw:polygon>
          <draw:frame draw:style-name="gr103" draw:text-style-name="P3" draw:layer="layout" svg:width="0.578cm" svg:height="0.412cm" svg:x="7.461cm" svg:y="13.093cm">
            <draw:text-box>
              <text:p><text:span text:style-name="T1">1</text:span></text:p>
            </draw:text-box>
          </draw:frame>
          <draw:frame draw:style-name="gr103" draw:text-style-name="P3" draw:layer="layout" svg:width="0.578cm" svg:height="0.412cm" svg:x="7.851cm" svg:y="13.088cm">
            <draw:text-box>
              <text:p><text:span text:style-name="T1">2</text:span></text:p>
            </draw:text-box>
          </draw:frame>
          <draw:frame draw:style-name="gr103" draw:text-style-name="P3" draw:layer="layout" svg:width="0.578cm" svg:height="0.412cm" svg:x="8.23cm" svg:y="13.088cm">
            <draw:text-box>
              <text:p><text:span text:style-name="T1">3</text:span></text:p>
            </draw:text-box>
          </draw:frame>
        </draw:g>
        <draw:g>
          <draw:polygon draw:style-name="gr11" draw:text-style-name="P1" draw:layer="layout" svg:width="1.553cm" svg:height="0.953cm" svg:x="10.137cm" svg:y="12.814cm" svg:viewBox="0 0 1554 954" draw:points="0,954 1554,954 1554,0 0,0">
            <text:p/>
          </draw:polygon>
          <draw:polygon draw:style-name="gr15" draw:text-style-name="P1" draw:layer="layout" svg:width="0.512cm" svg:height="0.407cm" svg:x="10.675cm" svg:y="13.087cm" svg:viewBox="0 0 513 408" draw:points="513,0 0,0 0,408">
            <text:p/>
          </draw:polygon>
          <draw:polygon draw:style-name="gr15" draw:text-style-name="P1" draw:layer="layout" svg:width="0.512cm" svg:height="0.443cm" svg:x="10.675cm" svg:y="13.087cm" svg:viewBox="0 0 513 444" draw:points="513,0 0,408 34,444">
            <text:p/>
          </draw:polygon>
          <draw:polygon draw:style-name="gr15" draw:text-style-name="P1" draw:layer="layout" svg:width="0.478cm" svg:height="0.466cm" svg:x="10.709cm" svg:y="13.087cm" svg:viewBox="0 0 479 467" draw:points="479,0 0,444 95,467">
            <text:p/>
          </draw:polygon>
          <draw:polygon draw:style-name="gr15" draw:text-style-name="P1" draw:layer="layout" svg:width="0.384cm" svg:height="0.476cm" svg:x="10.804cm" svg:y="13.087cm" svg:viewBox="0 0 385 477" draw:points="385,0 0,467 128,477">
            <text:p/>
          </draw:polygon>
          <draw:polygon draw:style-name="gr15" draw:text-style-name="P1" draw:layer="layout" svg:width="0.255cm" svg:height="0.476cm" svg:x="10.932cm" svg:y="13.087cm" svg:viewBox="0 0 256 477" draw:points="256,0 0,477 128,467">
            <text:p/>
          </draw:polygon>
          <draw:polygon draw:style-name="gr15" draw:text-style-name="P1" draw:layer="layout" svg:width="0.127cm" svg:height="0.466cm" svg:x="11.06cm" svg:y="13.087cm" svg:viewBox="0 0 128 467" draw:points="128,0 0,467 93,444">
            <text:p/>
          </draw:polygon>
          <draw:polygon draw:style-name="gr15" draw:text-style-name="P1" draw:layer="layout" svg:width="0.035cm" svg:height="0.443cm" svg:x="11.153cm" svg:y="13.087cm" svg:viewBox="0 0 36 444" draw:points="36,0 0,444 36,408">
            <text:p/>
          </draw:polygon>
          <draw:polygon draw:style-name="gr16" draw:text-style-name="P1" draw:layer="layout" svg:width="0.512cm" svg:height="0.476cm" svg:x="10.675cm" svg:y="13.087cm" svg:viewBox="0 0 513 477" draw:points="513,408 513,0 0,0 0,408 19,435 76,456 158,471 256,477 353,471 437,456 492,435">
            <text:p/>
          </draw:polygon>
          <draw:polygon draw:style-name="gr15" draw:text-style-name="P1" draw:layer="layout" svg:width="0.247cm" svg:height="0.028cm" svg:x="10.894cm" svg:y="13.02cm" svg:viewBox="0 0 248 29" draw:points="248,29 141,4 0,0">
            <text:p/>
          </draw:polygon>
          <draw:polygon draw:style-name="gr15" draw:text-style-name="P1" draw:layer="layout" svg:width="0.377cm" svg:height="0.028cm" svg:x="10.764cm" svg:y="13.02cm" svg:viewBox="0 0 378 29" draw:points="378,29 130,0 0,15">
            <text:p/>
          </draw:polygon>
          <draw:polygon draw:style-name="gr15" draw:text-style-name="P1" draw:layer="layout" svg:width="0.455cm" svg:height="0.031cm" svg:x="10.686cm" svg:y="13.035cm" svg:viewBox="0 0 456 32" draw:points="456,15 78,0 0,32">
            <text:p/>
          </draw:polygon>
          <draw:polygon draw:style-name="gr15" draw:text-style-name="P1" draw:layer="layout" svg:width="0.455cm" svg:height="0.056cm" svg:x="10.686cm" svg:y="13.049cm" svg:viewBox="0 0 456 57" draw:points="456,0 0,17 0,57">
            <text:p/>
          </draw:polygon>
          <draw:polygon draw:style-name="gr15" draw:text-style-name="P1" draw:layer="layout" svg:width="0.455cm" svg:height="0.087cm" svg:x="10.686cm" svg:y="13.049cm" svg:viewBox="0 0 456 88" draw:points="456,0 0,57 78,88">
            <text:p/>
          </draw:polygon>
          <draw:polygon draw:style-name="gr15" draw:text-style-name="P1" draw:layer="layout" svg:width="0.377cm" svg:height="0.102cm" svg:x="10.764cm" svg:y="13.049cm" svg:viewBox="0 0 378 103" draw:points="378,0 0,88 130,103">
            <text:p/>
          </draw:polygon>
          <draw:polygon draw:style-name="gr15" draw:text-style-name="P1" draw:layer="layout" svg:width="0.247cm" svg:height="0.102cm" svg:x="10.894cm" svg:y="13.049cm" svg:viewBox="0 0 248 103" draw:points="248,0 0,103 141,99">
            <text:p/>
          </draw:polygon>
          <draw:polygon draw:style-name="gr15" draw:text-style-name="P1" draw:layer="layout" svg:width="0.106cm" svg:height="0.098cm" svg:x="11.035cm" svg:y="13.049cm" svg:viewBox="0 0 107 99" draw:points="107,0 0,99 107,74">
            <text:p/>
          </draw:polygon>
          <draw:polygon draw:style-name="gr15" draw:text-style-name="P1" draw:layer="layout" svg:width="0.041cm" svg:height="0.073cm" svg:x="11.142cm" svg:y="13.049cm" svg:viewBox="0 0 42 74" draw:points="0,0 0,74 42,38">
            <text:p/>
          </draw:polygon>
          <draw:polygon draw:style-name="gr16" draw:text-style-name="P1" draw:layer="layout" svg:width="0.508cm" svg:height="0.136cm" svg:x="10.675cm" svg:y="13.018cm" svg:viewBox="0 0 509 137" draw:points="509,69 488,42 433,21 351,6 254,0 158,6 74,21 19,42 0,69 19,95 74,116 158,130 254,137 351,130 433,116 488,95">
            <text:p/>
          </draw:polygon>
        </draw:g>
        <draw:g>
          <draw:polygon draw:style-name="gr104" draw:text-style-name="P1" draw:layer="layout" svg:width="1.553cm" svg:height="0.953cm" svg:x="12.984cm" svg:y="12.814cm" svg:viewBox="0 0 1554 954" draw:points="0,954 1554,954 1554,0 0,0">
            <text:p/>
          </draw:polygon>
          <draw:polygon draw:style-name="gr14" draw:text-style-name="P1" draw:layer="layout" svg:width="0.476cm" svg:height="0.716cm" svg:x="13.165cm" svg:y="12.934cm" svg:viewBox="0 0 477 717" draw:points="0,717 477,717 477,0 0,0">
            <text:p/>
          </draw:polygon>
          <draw:polygon draw:style-name="gr14" draw:text-style-name="P1" draw:layer="layout" svg:width="0.476cm" svg:height="0.716cm" svg:x="13.882cm" svg:y="12.934cm" svg:viewBox="0 0 477 717" draw:points="0,717 477,717 477,0 0,0">
            <text:p/>
          </draw:polygon>
          <draw:line draw:style-name="gr105" draw:text-style-name="P1" draw:layer="layout" svg:x1="13.402cm" svg:y1="13.051cm" svg:x2="14.18cm" svg:y2="13.53cm">
            <text:p/>
          </draw:line>
          <draw:line draw:style-name="gr105" draw:text-style-name="P1" draw:layer="layout" svg:x1="13.402cm" svg:y1="13.53cm" svg:x2="14.18cm" svg:y2="13.051cm">
            <text:p/>
          </draw:line>
        </draw:g>
        <draw:g>
          <draw:polygon draw:style-name="gr11" draw:text-style-name="P1" draw:layer="layout" svg:width="1.551cm" svg:height="0.953cm" svg:x="15.862cm" svg:y="12.814cm" svg:viewBox="0 0 1552 954" draw:points="0,954 1552,954 1552,0 0,0">
            <text:p/>
          </draw:polygon>
          <draw:line draw:style-name="gr8" draw:text-style-name="P1" draw:layer="layout" svg:x1="15.576cm" svg:y1="13.291cm" svg:x2="16.339cm" svg:y2="13.291cm">
            <text:p/>
          </draw:line>
          <draw:polygon draw:style-name="gr9" draw:text-style-name="P1" draw:layer="layout" svg:width="0.178cm" svg:height="0.18cm" svg:x="16.219cm" svg:y="13.201cm" svg:viewBox="0 0 179 181" draw:points="0,181 0,0 179,90">
            <text:p/>
          </draw:polygon>
          <draw:polygon draw:style-name="gr10" draw:text-style-name="P1" draw:layer="layout" svg:width="0.178cm" svg:height="0.18cm" svg:x="16.219cm" svg:y="13.201cm" svg:viewBox="0 0 179 181" draw:points="179,90 0,181 0,0">
            <text:p/>
          </draw:polygon>
          <draw:polygon draw:style-name="gr15" draw:text-style-name="P1" draw:layer="layout" svg:width="0.167cm" svg:height="0.083cm" svg:x="17.151cm" svg:y="13.207cm" svg:viewBox="0 0 168 84" draw:points="168,84 84,0 0,84">
            <text:p/>
          </draw:polygon>
          <draw:polygon draw:style-name="gr15" draw:text-style-name="P1" draw:layer="layout" svg:width="0.167cm" svg:height="0.083cm" svg:x="17.151cm" svg:y="13.291cm" svg:viewBox="0 0 168 84" draw:points="168,0 0,0 84,84">
            <text:p/>
          </draw:polygon>
          <draw:polygon draw:style-name="gr16" draw:text-style-name="P1" draw:layer="layout" svg:width="0.167cm" svg:height="0.167cm" svg:x="17.151cm" svg:y="13.207cm" svg:viewBox="0 0 168 168" draw:points="84,168 168,84 84,0 0,84">
            <text:p/>
          </draw:polygon>
          <draw:line draw:style-name="gr4" draw:text-style-name="P1" draw:layer="layout" svg:x1="17.145cm" svg:y1="13.291cm" svg:x2="16.577cm" svg:y2="13.291cm">
            <text:p/>
          </draw:line>
          <draw:polygon draw:style-name="gr3" draw:text-style-name="P1" draw:layer="layout" svg:width="0.087cm" svg:height="0.087cm" svg:x="17.056cm" svg:y="13.247cm" svg:viewBox="0 0 88 88" draw:points="0,88 0,0 88,44">
            <text:p/>
          </draw:polygon>
          <draw:polygon draw:style-name="gr5" draw:text-style-name="P1" draw:layer="layout" svg:width="0.087cm" svg:height="0.087cm" svg:x="17.056cm" svg:y="13.247cm" svg:viewBox="0 0 88 88" draw:points="88,44 0,88 0,0">
            <text:p/>
          </draw:polygon>
          <draw:polygon draw:style-name="gr3" draw:text-style-name="P1" draw:layer="layout" svg:width="0.167cm" svg:height="0.083cm" svg:x="16.434cm" svg:y="13.207cm" svg:viewBox="0 0 168 84" draw:points="168,84 84,0 0,84">
            <text:p/>
          </draw:polygon>
          <draw:polygon draw:style-name="gr3" draw:text-style-name="P1" draw:layer="layout" svg:width="0.167cm" svg:height="0.083cm" svg:x="16.434cm" svg:y="13.291cm" svg:viewBox="0 0 168 84" draw:points="168,0 0,0 84,84">
            <text:p/>
          </draw:polygon>
          <draw:polygon draw:style-name="gr5" draw:text-style-name="P1" draw:layer="layout" svg:width="0.167cm" svg:height="0.167cm" svg:x="16.434cm" svg:y="13.207cm" svg:viewBox="0 0 168 168" draw:points="84,168 168,84 84,0 0,84">
            <text:p/>
          </draw:polygon>
        </draw:g>
        <draw:g>
          <draw:polygon draw:style-name="gr11" draw:text-style-name="P1" draw:layer="layout" svg:width="1.553cm" svg:height="0.953cm" svg:x="18.791cm" svg:y="12.814cm" svg:viewBox="0 0 1554 954" draw:points="0,954 1554,954 1554,0 0,0">
            <text:p/>
          </draw:polygon>
          <draw:line draw:style-name="gr105" draw:text-style-name="P1" draw:layer="layout" svg:x1="18.97cm" svg:y1="13.531cm" svg:x2="20.164cm" svg:y2="13.531cm">
            <text:p/>
          </draw:line>
          <draw:polyline draw:style-name="gr105" draw:text-style-name="P1" draw:layer="layout" svg:width="1.073cm" svg:height="0.657cm" svg:x="19.03cm" svg:y="12.993cm" svg:viewBox="0 0 1074 658" draw:points="0,658 40,406 156,193 330,50 536,0 742,50 917,193 1032,406 1074,658">
            <text:p/>
          </draw:polyline>
          <draw:line draw:style-name="gr105" draw:text-style-name="P1" draw:layer="layout" svg:x1="19.205cm" svg:y1="13.163cm" svg:x2="19.205cm" svg:y2="13.531cm">
            <text:p/>
          </draw:line>
          <draw:line draw:style-name="gr105" draw:text-style-name="P1" draw:layer="layout" svg:x1="19.367cm" svg:y1="13.041cm" svg:x2="19.367cm" svg:y2="13.531cm">
            <text:p/>
          </draw:line>
          <draw:line draw:style-name="gr105" draw:text-style-name="P1" draw:layer="layout" svg:x1="19.567cm" svg:y1="12.993cm" svg:x2="19.567cm" svg:y2="13.531cm">
            <text:p/>
          </draw:line>
          <draw:line draw:style-name="gr105" draw:text-style-name="P1" draw:layer="layout" svg:x1="19.789cm" svg:y1="13.051cm" svg:x2="19.789cm" svg:y2="13.53cm">
            <text:p/>
          </draw:line>
          <draw:line draw:style-name="gr105" draw:text-style-name="P1" draw:layer="layout" svg:x1="19.979cm" svg:y1="13.226cm" svg:x2="19.979cm" svg:y2="13.531cm">
            <text:p/>
          </draw:line>
        </draw:g>
        <draw:g>
          <draw:polygon draw:style-name="gr11" draw:text-style-name="P1" draw:layer="layout" svg:width="1.551cm" svg:height="0.953cm" svg:x="1.681cm" svg:y="15.606cm" svg:viewBox="0 0 1552 954" draw:points="0,954 1552,954 1552,0 0,0">
            <text:p/>
          </draw:polygon>
          <draw:polygon draw:style-name="gr106" draw:text-style-name="P1" draw:layer="layout" svg:width="0.268cm" svg:height="0.806cm" svg:x="2.308cm" svg:y="15.665cm" svg:viewBox="0 0 269 807" draw:points="269,807 0,673 0,135 269,0">
            <text:p/>
          </draw:polygon>
          <draw:polygon draw:style-name="gr106" draw:text-style-name="P1" draw:layer="layout" svg:width="0.359cm" svg:height="0.836cm" svg:x="2.636cm" svg:y="15.665cm" svg:viewBox="0 0 360 837" draw:points="360,837 0,837 0,0 360,0">
            <text:p/>
          </draw:polygon>
          <draw:line draw:style-name="gr8" draw:text-style-name="P1" draw:layer="layout" svg:x1="1.385cm" svg:y1="16.083cm" svg:x2="2.158cm" svg:y2="16.083cm">
            <text:p/>
          </draw:line>
          <draw:polygon draw:style-name="gr9" draw:text-style-name="P1" draw:layer="layout" svg:width="0.178cm" svg:height="0.18cm" svg:x="2.039cm" svg:y="15.993cm" svg:viewBox="0 0 179 181" draw:points="0,181 0,0 179,90">
            <text:p/>
          </draw:polygon>
          <draw:polygon draw:style-name="gr10" draw:text-style-name="P1" draw:layer="layout" svg:width="0.178cm" svg:height="0.18cm" svg:x="2.039cm" svg:y="15.993cm" svg:viewBox="0 0 179 181" draw:points="179,90 0,181 0,0">
            <text:p/>
          </draw:polygon>
        </draw:g>
        <draw:g>
          <draw:polygon draw:style-name="gr11" draw:text-style-name="P1" draw:layer="layout" svg:width="1.553cm" svg:height="0.953cm" svg:x="4.442cm" svg:y="15.608cm" svg:viewBox="0 0 1554 954" draw:points="1554,954 0,954 0,0 1554,0">
            <text:p/>
          </draw:polygon>
          <draw:polygon draw:style-name="gr14" draw:text-style-name="P1" draw:layer="layout" svg:width="0.18cm" svg:height="0.178cm" svg:x="5.665cm" svg:y="15.995cm" svg:viewBox="0 0 181 179" draw:points="181,179 0,179 0,0 181,0">
            <text:p/>
          </draw:polygon>
          <draw:polygon draw:style-name="gr3" draw:text-style-name="P1" draw:layer="layout" svg:width="0.258cm" svg:height="0.171cm" svg:x="5.318cm" svg:y="15.999cm" svg:viewBox="0 0 259 172" draw:points="259,86 0,172 0,0">
            <text:p/>
          </draw:polygon>
          <draw:line draw:style-name="gr4" draw:text-style-name="P1" draw:layer="layout" svg:x1="5.1cm" svg:y1="16.085cm" svg:x2="5.577cm" svg:y2="16.085cm">
            <text:p/>
          </draw:line>
          <draw:polygon draw:style-name="gr14" draw:text-style-name="P1" draw:layer="layout" svg:width="0.253cm" svg:height="0.251cm" svg:x="4.74cm" svg:y="15.959cm" svg:viewBox="0 0 254 252" draw:points="126,252 0,126 126,0 254,126">
            <text:p/>
          </draw:polygon>
          <draw:polygon draw:style-name="gr14" draw:text-style-name="P1" draw:layer="layout" svg:width="0.18cm" svg:height="0.178cm" svg:x="4.62cm" svg:y="16.264cm" svg:viewBox="0 0 181 179" draw:points="181,179 0,179 90,0">
            <text:p/>
          </draw:polygon>
          <draw:custom-shape draw:style-name="gr107" draw:text-style-name="P1" draw:layer="layout" svg:width="0.198cm" svg:height="0.198cm" svg:x="4.599cm" svg:y="15.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1" draw:text-style-name="P1" draw:layer="layout" svg:width="1.553cm" svg:height="0.953cm" svg:x="7.364cm" svg:y="15.608cm" svg:viewBox="0 0 1554 954" draw:points="0,954 1554,954 1554,0 0,0">
            <text:p/>
          </draw:polygon>
          <draw:custom-shape draw:style-name="gr108" draw:text-style-name="P1" draw:layer="layout" svg:width="0.667cm" svg:height="0.667cm" svg:x="7.832cm" svg:y="1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7.096cm" svg:y1="16.085cm" svg:x2="7.843cm" svg:y2="16.085cm">
            <text:p/>
          </draw:line>
          <draw:polygon draw:style-name="gr3" draw:text-style-name="P1" draw:layer="layout" svg:width="0.167cm" svg:height="0.083cm" svg:x="8.51cm" svg:y="16.001cm" svg:viewBox="0 0 168 84" draw:points="168,84 84,0 0,84">
            <text:p/>
          </draw:polygon>
          <draw:polygon draw:style-name="gr3" draw:text-style-name="P1" draw:layer="layout" svg:width="0.167cm" svg:height="0.083cm" svg:x="8.51cm" svg:y="16.085cm" svg:viewBox="0 0 168 84" draw:points="168,0 0,0 84,84">
            <text:p/>
          </draw:polygon>
          <draw:polygon draw:style-name="gr5" draw:text-style-name="P1" draw:layer="layout" svg:width="0.167cm" svg:height="0.167cm" svg:x="8.51cm" svg:y="16.001cm" svg:viewBox="0 0 168 168" draw:points="84,168 168,84 84,0 0,84">
            <text:p/>
          </draw:polygon>
          <draw:custom-shape draw:style-name="gr110" draw:text-style-name="P1" draw:layer="layout" svg:width="0.153cm" svg:height="0.153cm" svg:x="7.749cm" svg:y="15.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 draw:text-style-name="P1" draw:layer="layout" svg:width="0.178cm" svg:height="0.178cm" svg:x="7.724cm" svg:y="15.995cm" svg:viewBox="0 0 179 179" draw:points="0,179 0,0 179,90">
            <text:p/>
          </draw:polygon>
          <draw:polygon draw:style-name="gr10" draw:text-style-name="P1" draw:layer="layout" svg:width="0.178cm" svg:height="0.178cm" svg:x="7.724cm" svg:y="15.995cm" svg:viewBox="0 0 179 179" draw:points="179,90 0,179 0,0">
            <text:p/>
          </draw:polygon>
          <draw:polygon draw:style-name="gr3" draw:text-style-name="P1" draw:layer="layout" svg:width="0.083cm" svg:height="0.098cm" svg:x="7.814cm" svg:y="15.933cm" svg:viewBox="0 0 84 99" draw:points="6,0 84,44 0,99">
            <text:p/>
          </draw:polygon>
        </draw:g>
        <draw:g>
          <draw:polygon draw:style-name="gr11" draw:text-style-name="P1" draw:layer="layout" svg:width="1.551cm" svg:height="0.953cm" svg:x="10.137cm" svg:y="15.608cm" svg:viewBox="0 0 1552 954" draw:points="0,954 1552,954 1552,0 0,0">
            <text:p/>
          </draw:polygon>
          <draw:polygon draw:style-name="gr14" draw:text-style-name="P1" draw:layer="layout" svg:width="0.268cm" svg:height="0.178cm" svg:x="10.287cm" svg:y="16.293cm" svg:viewBox="0 0 269 179" draw:points="0,179 269,179 269,0 0,0">
            <text:p/>
          </draw:polygon>
          <draw:polygon draw:style-name="gr14" draw:text-style-name="P1" draw:layer="layout" svg:width="0.268cm" svg:height="0.178cm" svg:x="10.764cm" svg:y="16.293cm" svg:viewBox="0 0 269 179" draw:points="0,179 269,179 269,0 0,0">
            <text:p/>
          </draw:polygon>
          <draw:polygon draw:style-name="gr14" draw:text-style-name="P1" draw:layer="layout" svg:width="0.268cm" svg:height="0.178cm" svg:x="11.241cm" svg:y="16.293cm" svg:viewBox="0 0 269 179" draw:points="0,179 269,179 269,0 0,0">
            <text:p/>
          </draw:polygon>
          <draw:line draw:style-name="gr4" draw:text-style-name="P1" draw:layer="layout" svg:x1="10.436cm" svg:y1="16.293cm" svg:x2="10.436cm" svg:y2="16.085cm">
            <text:p/>
          </draw:line>
          <draw:polyline draw:style-name="gr4" draw:text-style-name="P1" draw:layer="layout" svg:width="0.207cm" svg:height="0.953cm" draw:transform="rotate (1.5707963267946) translate (10.435827852647cm 16.293436071044cm)" svg:viewBox="0 0 208 954" draw:points="0,21826 208,21826 208,20872">
            <text:p/>
          </draw:polyline>
          <draw:polyline draw:style-name="gr4" draw:text-style-name="P1" draw:layer="layout" svg:width="0cm" svg:height="0.417cm" svg:x="10.913cm" svg:y="15.875cm" svg:viewBox="0 0 0 418" draw:points="0,418 0,210 0,0">
            <text:p/>
          </draw:polyline>
          <draw:polygon draw:style-name="gr14" draw:text-style-name="P1" draw:layer="layout" svg:width="0.377cm" svg:height="0.283cm" svg:x="10.724cm" svg:y="15.942cm" svg:viewBox="0 0 378 284" draw:points="0,143 189,0 378,143 189,284">
            <text:p/>
          </draw:polygon>
          <draw:custom-shape draw:style-name="gr107" draw:text-style-name="P1" draw:layer="layout" svg:width="0.233cm" svg:height="0.233cm" svg:x="10.799cm" svg:y="15.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1" draw:text-style-name="P1" draw:layer="layout" svg:width="1.553cm" svg:height="0.953cm" svg:x="12.984cm" svg:y="15.608cm" svg:viewBox="0 0 1554 954" draw:points="0,954 1554,954 1554,0 0,0">
            <text:p/>
          </draw:polygon>
          <draw:line draw:style-name="gr8" draw:text-style-name="P1" draw:layer="layout" svg:x1="13.762cm" svg:y1="16.085cm" svg:x2="14.239cm" svg:y2="16.085cm">
            <text:p/>
          </draw:line>
          <draw:polygon draw:style-name="gr9" draw:text-style-name="P1" draw:layer="layout" svg:width="0.178cm" svg:height="0.178cm" svg:x="14.119cm" svg:y="15.995cm" svg:viewBox="0 0 179 179" draw:points="0,179 0,0 179,90">
            <text:p/>
          </draw:polygon>
          <draw:polygon draw:style-name="gr10" draw:text-style-name="P1" draw:layer="layout" svg:width="0.178cm" svg:height="0.178cm" svg:x="14.119cm" svg:y="15.995cm" svg:viewBox="0 0 179 179" draw:points="179,90 0,179 0,0">
            <text:p/>
          </draw:polygon>
          <draw:line draw:style-name="gr8" draw:text-style-name="P1" draw:layer="layout" svg:x1="13.762cm" svg:y1="15.757cm" svg:x2="14.239cm" svg:y2="15.757cm">
            <text:p/>
          </draw:line>
          <draw:polygon draw:style-name="gr9" draw:text-style-name="P1" draw:layer="layout" svg:width="0.178cm" svg:height="0.178cm" svg:x="14.119cm" svg:y="15.667cm" svg:viewBox="0 0 179 179" draw:points="0,179 0,0 179,90">
            <text:p/>
          </draw:polygon>
          <draw:polygon draw:style-name="gr10" draw:text-style-name="P1" draw:layer="layout" svg:width="0.178cm" svg:height="0.178cm" svg:x="14.119cm" svg:y="15.667cm" svg:viewBox="0 0 179 179" draw:points="179,90 0,179 0,0">
            <text:p/>
          </draw:polygon>
          <draw:line draw:style-name="gr8" draw:text-style-name="P1" draw:layer="layout" svg:x1="13.762cm" svg:y1="16.384cm" svg:x2="14.239cm" svg:y2="16.384cm">
            <text:p/>
          </draw:line>
          <draw:polygon draw:style-name="gr9" draw:text-style-name="P1" draw:layer="layout" svg:width="0.178cm" svg:height="0.178cm" svg:x="14.119cm" svg:y="16.293cm" svg:viewBox="0 0 179 179" draw:points="0,179 0,0 179,90">
            <text:p/>
          </draw:polygon>
          <draw:polygon draw:style-name="gr10" draw:text-style-name="P1" draw:layer="layout" svg:width="0.178cm" svg:height="0.178cm" svg:x="14.119cm" svg:y="16.293cm" svg:viewBox="0 0 179 179" draw:points="179,90 0,179 0,0">
            <text:p/>
          </draw:polygon>
          <draw:line draw:style-name="gr8" draw:text-style-name="P1" draw:layer="layout" svg:x1="13.762cm" svg:y1="15.757cm" svg:x2="13.762cm" svg:y2="16.384cm">
            <text:p/>
          </draw:line>
          <draw:line draw:style-name="gr8" draw:text-style-name="P1" draw:layer="layout" svg:x1="13.762cm" svg:y1="16.085cm" svg:x2="13.104cm" svg:y2="16.085cm">
            <text:p/>
          </draw:line>
        </draw:g>
        <draw:g>
          <draw:polygon draw:style-name="gr11" draw:text-style-name="P1" draw:layer="layout" svg:width="1.551cm" svg:height="0.953cm" svg:x="15.862cm" svg:y="15.608cm" svg:viewBox="0 0 1552 954" draw:points="0,954 1552,954 1552,0 0,0">
            <text:p/>
          </draw:polygon>
          <draw:polygon draw:style-name="gr3" draw:text-style-name="P1" draw:layer="layout" svg:width="0.018cm" svg:height="0.031cm" svg:x="16.218cm" svg:y="16.102cm" svg:viewBox="0 0 19 32" draw:points="0,0 8,17 19,32">
            <text:p/>
          </draw:polygon>
          <draw:polygon draw:style-name="gr3" draw:text-style-name="P1" draw:layer="layout" svg:width="0.035cm" svg:height="0.041cm" svg:x="16.218cm" svg:y="16.102cm" svg:viewBox="0 0 36 42" draw:points="0,0 19,32 36,42">
            <text:p/>
          </draw:polygon>
          <draw:polygon draw:style-name="gr3" draw:text-style-name="P1" draw:layer="layout" svg:width="0.052cm" svg:height="0.045cm" svg:x="16.218cm" svg:y="16.102cm" svg:viewBox="0 0 53 46" draw:points="0,0 36,42 53,46">
            <text:p/>
          </draw:polygon>
          <draw:polygon draw:style-name="gr3" draw:text-style-name="P1" draw:layer="layout" svg:width="0.07cm" svg:height="0.045cm" svg:x="16.218cm" svg:y="16.102cm" svg:viewBox="0 0 71 46" draw:points="0,0 53,46 71,46">
            <text:p/>
          </draw:polygon>
          <draw:polygon draw:style-name="gr3" draw:text-style-name="P1" draw:layer="layout" svg:width="0.087cm" svg:height="0.045cm" svg:x="16.218cm" svg:y="16.102cm" svg:viewBox="0 0 88 46" draw:points="0,0 71,46 88,42">
            <text:p/>
          </draw:polygon>
          <draw:polygon draw:style-name="gr3" draw:text-style-name="P1" draw:layer="layout" svg:width="0.104cm" svg:height="0.041cm" svg:x="16.218cm" svg:y="16.102cm" svg:viewBox="0 0 105 42" draw:points="0,0 88,42 105,32">
            <text:p/>
          </draw:polygon>
          <draw:polygon draw:style-name="gr3" draw:text-style-name="P1" draw:layer="layout" svg:width="0.115cm" svg:height="0.031cm" svg:x="16.218cm" svg:y="16.102cm" svg:viewBox="0 0 116 32" draw:points="0,0 105,32 116,17">
            <text:p/>
          </draw:polygon>
          <draw:polygon draw:style-name="gr3" draw:text-style-name="P1" draw:layer="layout" svg:width="0.123cm" svg:height="0.016cm" svg:x="16.218cm" svg:y="16.102cm" svg:viewBox="0 0 124 17" draw:points="0,0 116,17 124,0">
            <text:p/>
          </draw:polygon>
          <draw:polygon draw:style-name="gr3" draw:text-style-name="P1" draw:layer="layout" svg:width="0.125cm" svg:height="0.016cm" svg:x="16.218cm" svg:y="16.085cm" svg:viewBox="0 0 126 17" draw:points="0,17 124,17 126,0">
            <text:p/>
          </draw:polygon>
          <draw:polygon draw:style-name="gr3" draw:text-style-name="P1" draw:layer="layout" svg:width="0.125cm" svg:height="0.035cm" svg:x="16.218cm" svg:y="16.066cm" svg:viewBox="0 0 126 36" draw:points="0,36 126,19 124,0">
            <text:p/>
          </draw:polygon>
          <draw:polygon draw:style-name="gr3" draw:text-style-name="P1" draw:layer="layout" svg:width="0.123cm" svg:height="0.052cm" svg:x="16.218cm" svg:y="16.05cm" svg:viewBox="0 0 124 53" draw:points="0,53 124,17 116,0">
            <text:p/>
          </draw:polygon>
          <draw:polygon draw:style-name="gr3" draw:text-style-name="P1" draw:layer="layout" svg:width="0.115cm" svg:height="0.064cm" svg:x="16.218cm" svg:y="16.037cm" svg:viewBox="0 0 116 65" draw:points="0,65 116,13 105,0">
            <text:p/>
          </draw:polygon>
          <draw:polygon draw:style-name="gr3" draw:text-style-name="P1" draw:layer="layout" svg:width="0.104cm" svg:height="0.075cm" svg:x="16.218cm" svg:y="16.026cm" svg:viewBox="0 0 105 76" draw:points="0,76 105,11 88,0">
            <text:p/>
          </draw:polygon>
          <draw:polygon draw:style-name="gr3" draw:text-style-name="P1" draw:layer="layout" svg:width="0.087cm" svg:height="0.081cm" svg:x="16.218cm" svg:y="16.02cm" svg:viewBox="0 0 88 82" draw:points="0,82 88,6 71,0">
            <text:p/>
          </draw:polygon>
          <draw:polygon draw:style-name="gr3" draw:text-style-name="P1" draw:layer="layout" svg:width="0.07cm" svg:height="0.081cm" svg:x="16.218cm" svg:y="16.02cm" svg:viewBox="0 0 71 82" draw:points="0,82 71,0 53,0">
            <text:p/>
          </draw:polygon>
          <draw:polygon draw:style-name="gr3" draw:text-style-name="P1" draw:layer="layout" svg:width="0.052cm" svg:height="0.081cm" svg:x="16.218cm" svg:y="16.02cm" svg:viewBox="0 0 53 82" draw:points="0,82 53,0 36,6">
            <text:p/>
          </draw:polygon>
          <draw:polygon draw:style-name="gr3" draw:text-style-name="P1" draw:layer="layout" svg:width="0.035cm" svg:height="0.075cm" svg:x="16.218cm" svg:y="16.026cm" svg:viewBox="0 0 36 76" draw:points="0,76 36,0 19,11">
            <text:p/>
          </draw:polygon>
          <draw:polygon draw:style-name="gr3" draw:text-style-name="P1" draw:layer="layout" svg:width="0.018cm" svg:height="0.064cm" svg:x="16.218cm" svg:y="16.037cm" svg:viewBox="0 0 19 65" draw:points="0,65 19,0 8,13">
            <text:p/>
          </draw:polygon>
          <draw:polygon draw:style-name="gr3" draw:text-style-name="P1" draw:layer="layout" svg:width="0.007cm" svg:height="0.052cm" svg:x="16.218cm" svg:y="16.05cm" svg:viewBox="0 0 8 53" draw:points="0,53 8,0 0,17">
            <text:p/>
          </draw:polygon>
          <draw:polygon draw:style-name="gr3" draw:text-style-name="P1" draw:layer="layout" svg:width="0.001cm" svg:height="0.035cm" svg:x="16.216cm" svg:y="16.066cm" svg:viewBox="0 0 2 36" draw:points="2,36 2,0 0,19">
            <text:p/>
          </draw:polygon>
          <draw:line draw:style-name="gr4" draw:text-style-name="P1" draw:layer="layout" svg:x1="15.98cm" svg:y1="16.085cm" svg:x2="16.279cm" svg:y2="16.085cm">
            <text:p/>
          </draw:line>
          <draw:polygon draw:style-name="gr3" draw:text-style-name="P1" draw:layer="layout" svg:width="0.02cm" svg:height="0.028cm" svg:x="17.038cm" svg:y="15.738cm" svg:viewBox="0 0 21 29" draw:points="21,29 13,13 0,0">
            <text:p/>
          </draw:polygon>
          <draw:polygon draw:style-name="gr3" draw:text-style-name="P1" draw:layer="layout" svg:width="0.035cm" svg:height="0.039cm" svg:x="17.023cm" svg:y="15.728cm" svg:viewBox="0 0 36 40" draw:points="36,40 15,11 0,0">
            <text:p/>
          </draw:polygon>
          <draw:polygon draw:style-name="gr3" draw:text-style-name="P1" draw:layer="layout" svg:width="0.052cm" svg:height="0.045cm" svg:x="17.006cm" svg:y="15.722cm" svg:viewBox="0 0 53 46" draw:points="53,46 17,6 0,0">
            <text:p/>
          </draw:polygon>
          <draw:polygon draw:style-name="gr3" draw:text-style-name="P1" draw:layer="layout" svg:width="0.07cm" svg:height="0.045cm" svg:x="16.987cm" svg:y="15.722cm" svg:viewBox="0 0 71 46" draw:points="71,46 19,0 0,0">
            <text:p/>
          </draw:polygon>
          <draw:polygon draw:style-name="gr3" draw:text-style-name="P1" draw:layer="layout" svg:width="0.087cm" svg:height="0.045cm" svg:x="16.97cm" svg:y="15.722cm" svg:viewBox="0 0 88 46" draw:points="88,46 17,0 0,6">
            <text:p/>
          </draw:polygon>
          <draw:polygon draw:style-name="gr3" draw:text-style-name="P1" draw:layer="layout" svg:width="0.104cm" svg:height="0.039cm" svg:x="16.953cm" svg:y="15.728cm" svg:viewBox="0 0 105 40" draw:points="105,40 17,0 0,11">
            <text:p/>
          </draw:polygon>
          <draw:polygon draw:style-name="gr3" draw:text-style-name="P1" draw:layer="layout" svg:width="0.115cm" svg:height="0.028cm" svg:x="16.943cm" svg:y="15.738cm" svg:viewBox="0 0 116 29" draw:points="116,29 11,0 0,13">
            <text:p/>
          </draw:polygon>
          <draw:polygon draw:style-name="gr3" draw:text-style-name="P1" draw:layer="layout" svg:width="0.123cm" svg:height="0.016cm" svg:x="16.935cm" svg:y="15.751cm" svg:viewBox="0 0 124 17" draw:points="124,17 8,0 0,17">
            <text:p/>
          </draw:polygon>
          <draw:polygon draw:style-name="gr3" draw:text-style-name="P1" draw:layer="layout" svg:width="0.125cm" svg:height="0.018cm" svg:x="16.932cm" svg:y="15.768cm" svg:viewBox="0 0 126 19" draw:points="126,0 2,0 0,19">
            <text:p/>
          </draw:polygon>
          <draw:polygon draw:style-name="gr3" draw:text-style-name="P1" draw:layer="layout" svg:width="0.125cm" svg:height="0.035cm" svg:x="16.932cm" svg:y="15.768cm" svg:viewBox="0 0 126 36" draw:points="126,0 0,19 2,36">
            <text:p/>
          </draw:polygon>
          <draw:polygon draw:style-name="gr3" draw:text-style-name="P1" draw:layer="layout" svg:width="0.123cm" svg:height="0.052cm" svg:x="16.935cm" svg:y="15.768cm" svg:viewBox="0 0 124 53" draw:points="124,0 0,36 8,53">
            <text:p/>
          </draw:polygon>
          <draw:polygon draw:style-name="gr3" draw:text-style-name="P1" draw:layer="layout" svg:width="0.115cm" svg:height="0.066cm" svg:x="16.943cm" svg:y="15.768cm" svg:viewBox="0 0 116 67" draw:points="116,0 0,53 11,67">
            <text:p/>
          </draw:polygon>
          <draw:polygon draw:style-name="gr3" draw:text-style-name="P1" draw:layer="layout" svg:width="0.104cm" svg:height="0.077cm" svg:x="16.953cm" svg:y="15.768cm" svg:viewBox="0 0 105 78" draw:points="105,0 0,67 17,78">
            <text:p/>
          </draw:polygon>
          <draw:polygon draw:style-name="gr3" draw:text-style-name="P1" draw:layer="layout" svg:width="0.087cm" svg:height="0.081cm" svg:x="16.97cm" svg:y="15.768cm" svg:viewBox="0 0 88 82" draw:points="88,0 0,78 17,82">
            <text:p/>
          </draw:polygon>
          <draw:polygon draw:style-name="gr3" draw:text-style-name="P1" draw:layer="layout" svg:width="0.07cm" svg:height="0.081cm" svg:x="16.987cm" svg:y="15.768cm" svg:viewBox="0 0 71 82" draw:points="71,0 0,82 19,82">
            <text:p/>
          </draw:polygon>
          <draw:polygon draw:style-name="gr3" draw:text-style-name="P1" draw:layer="layout" svg:width="0.052cm" svg:height="0.081cm" svg:x="17.006cm" svg:y="15.768cm" svg:viewBox="0 0 53 82" draw:points="53,0 0,82 17,78">
            <text:p/>
          </draw:polygon>
          <draw:polygon draw:style-name="gr3" draw:text-style-name="P1" draw:layer="layout" svg:width="0.035cm" svg:height="0.077cm" svg:x="17.023cm" svg:y="15.768cm" svg:viewBox="0 0 36 78" draw:points="36,0 0,78 15,67">
            <text:p/>
          </draw:polygon>
          <draw:polygon draw:style-name="gr3" draw:text-style-name="P1" draw:layer="layout" svg:width="0.02cm" svg:height="0.066cm" svg:x="17.038cm" svg:y="15.768cm" svg:viewBox="0 0 21 67" draw:points="21,0 0,67 13,53">
            <text:p/>
          </draw:polygon>
          <draw:polygon draw:style-name="gr3" draw:text-style-name="P1" draw:layer="layout" svg:width="0.007cm" svg:height="0.052cm" svg:x="17.05cm" svg:y="15.768cm" svg:viewBox="0 0 8 53" draw:points="8,0 0,53 8,36">
            <text:p/>
          </draw:polygon>
          <draw:polygon draw:style-name="gr3" draw:text-style-name="P1" draw:layer="layout" svg:width="0.001cm" svg:height="0.035cm" svg:x="17.059cm" svg:y="15.768cm" svg:viewBox="0 0 2 36" draw:points="0,0 0,36 2,19">
            <text:p/>
          </draw:polygon>
          <draw:line draw:style-name="gr4" draw:text-style-name="P1" draw:layer="layout" svg:x1="16.996cm" svg:y1="15.787cm" svg:x2="17.295cm" svg:y2="15.787cm">
            <text:p/>
          </draw:line>
          <draw:polygon draw:style-name="gr3" draw:text-style-name="P1" draw:layer="layout" svg:width="0.02cm" svg:height="0.028cm" svg:x="17.038cm" svg:y="16.037cm" svg:viewBox="0 0 21 29" draw:points="21,29 13,13 0,0">
            <text:p/>
          </draw:polygon>
          <draw:polygon draw:style-name="gr3" draw:text-style-name="P1" draw:layer="layout" svg:width="0.035cm" svg:height="0.039cm" svg:x="17.023cm" svg:y="16.026cm" svg:viewBox="0 0 36 40" draw:points="36,40 15,11 0,0">
            <text:p/>
          </draw:polygon>
          <draw:polygon draw:style-name="gr3" draw:text-style-name="P1" draw:layer="layout" svg:width="0.052cm" svg:height="0.045cm" svg:x="17.006cm" svg:y="16.02cm" svg:viewBox="0 0 53 46" draw:points="53,46 17,6 0,0">
            <text:p/>
          </draw:polygon>
          <draw:polygon draw:style-name="gr3" draw:text-style-name="P1" draw:layer="layout" svg:width="0.07cm" svg:height="0.045cm" svg:x="16.987cm" svg:y="16.02cm" svg:viewBox="0 0 71 46" draw:points="71,46 19,0 0,0">
            <text:p/>
          </draw:polygon>
          <draw:polygon draw:style-name="gr3" draw:text-style-name="P1" draw:layer="layout" svg:width="0.087cm" svg:height="0.045cm" svg:x="16.97cm" svg:y="16.02cm" svg:viewBox="0 0 88 46" draw:points="88,46 17,0 0,6">
            <text:p/>
          </draw:polygon>
          <draw:polygon draw:style-name="gr3" draw:text-style-name="P1" draw:layer="layout" svg:width="0.104cm" svg:height="0.039cm" svg:x="16.953cm" svg:y="16.026cm" svg:viewBox="0 0 105 40" draw:points="105,40 17,0 0,11">
            <text:p/>
          </draw:polygon>
          <draw:polygon draw:style-name="gr3" draw:text-style-name="P1" draw:layer="layout" svg:width="0.115cm" svg:height="0.028cm" svg:x="16.943cm" svg:y="16.037cm" svg:viewBox="0 0 116 29" draw:points="116,29 11,0 0,13">
            <text:p/>
          </draw:polygon>
          <draw:polygon draw:style-name="gr3" draw:text-style-name="P1" draw:layer="layout" svg:width="0.123cm" svg:height="0.016cm" svg:x="16.935cm" svg:y="16.05cm" svg:viewBox="0 0 124 17" draw:points="124,17 8,0 0,17">
            <text:p/>
          </draw:polygon>
          <draw:polygon draw:style-name="gr3" draw:text-style-name="P1" draw:layer="layout" svg:width="0.125cm" svg:height="0.018cm" svg:x="16.932cm" svg:y="16.066cm" svg:viewBox="0 0 126 19" draw:points="126,0 2,0 0,19">
            <text:p/>
          </draw:polygon>
          <draw:polygon draw:style-name="gr3" draw:text-style-name="P1" draw:layer="layout" svg:width="0.125cm" svg:height="0.035cm" svg:x="16.932cm" svg:y="16.066cm" svg:viewBox="0 0 126 36" draw:points="126,0 0,19 2,36">
            <text:p/>
          </draw:polygon>
          <draw:polygon draw:style-name="gr3" draw:text-style-name="P1" draw:layer="layout" svg:width="0.123cm" svg:height="0.052cm" svg:x="16.935cm" svg:y="16.066cm" svg:viewBox="0 0 124 53" draw:points="124,0 0,36 8,53">
            <text:p/>
          </draw:polygon>
          <draw:polygon draw:style-name="gr3" draw:text-style-name="P1" draw:layer="layout" svg:width="0.115cm" svg:height="0.066cm" svg:x="16.943cm" svg:y="16.066cm" svg:viewBox="0 0 116 67" draw:points="116,0 0,53 11,67">
            <text:p/>
          </draw:polygon>
          <draw:polygon draw:style-name="gr3" draw:text-style-name="P1" draw:layer="layout" svg:width="0.104cm" svg:height="0.077cm" svg:x="16.953cm" svg:y="16.066cm" svg:viewBox="0 0 105 78" draw:points="105,0 0,67 17,78">
            <text:p/>
          </draw:polygon>
          <draw:polygon draw:style-name="gr3" draw:text-style-name="P1" draw:layer="layout" svg:width="0.087cm" svg:height="0.081cm" svg:x="16.97cm" svg:y="16.066cm" svg:viewBox="0 0 88 82" draw:points="88,0 0,78 17,82">
            <text:p/>
          </draw:polygon>
          <draw:polygon draw:style-name="gr3" draw:text-style-name="P1" draw:layer="layout" svg:width="0.07cm" svg:height="0.081cm" svg:x="16.987cm" svg:y="16.066cm" svg:viewBox="0 0 71 82" draw:points="71,0 0,82 19,82">
            <text:p/>
          </draw:polygon>
          <draw:polygon draw:style-name="gr3" draw:text-style-name="P1" draw:layer="layout" svg:width="0.052cm" svg:height="0.081cm" svg:x="17.006cm" svg:y="16.066cm" svg:viewBox="0 0 53 82" draw:points="53,0 0,82 17,78">
            <text:p/>
          </draw:polygon>
          <draw:polygon draw:style-name="gr3" draw:text-style-name="P1" draw:layer="layout" svg:width="0.035cm" svg:height="0.077cm" svg:x="17.023cm" svg:y="16.066cm" svg:viewBox="0 0 36 78" draw:points="36,0 0,78 15,67">
            <text:p/>
          </draw:polygon>
          <draw:polygon draw:style-name="gr3" draw:text-style-name="P1" draw:layer="layout" svg:width="0.02cm" svg:height="0.066cm" svg:x="17.038cm" svg:y="16.066cm" svg:viewBox="0 0 21 67" draw:points="21,0 0,67 13,53">
            <text:p/>
          </draw:polygon>
          <draw:polygon draw:style-name="gr3" draw:text-style-name="P1" draw:layer="layout" svg:width="0.007cm" svg:height="0.052cm" svg:x="17.05cm" svg:y="16.066cm" svg:viewBox="0 0 8 53" draw:points="8,0 0,53 8,36">
            <text:p/>
          </draw:polygon>
          <draw:polygon draw:style-name="gr3" draw:text-style-name="P1" draw:layer="layout" svg:width="0.001cm" svg:height="0.035cm" svg:x="17.059cm" svg:y="16.066cm" svg:viewBox="0 0 2 36" draw:points="0,0 0,36 2,19">
            <text:p/>
          </draw:polygon>
          <draw:line draw:style-name="gr4" draw:text-style-name="P1" draw:layer="layout" svg:x1="16.996cm" svg:y1="16.085cm" svg:x2="17.295cm" svg:y2="16.085cm">
            <text:p/>
          </draw:line>
          <draw:polygon draw:style-name="gr3" draw:text-style-name="P1" draw:layer="layout" svg:width="0.02cm" svg:height="0.028cm" svg:x="17.038cm" svg:y="16.335cm" svg:viewBox="0 0 21 29" draw:points="21,29 13,13 0,0">
            <text:p/>
          </draw:polygon>
          <draw:polygon draw:style-name="gr3" draw:text-style-name="P1" draw:layer="layout" svg:width="0.035cm" svg:height="0.039cm" svg:x="17.023cm" svg:y="16.325cm" svg:viewBox="0 0 36 40" draw:points="36,40 15,11 0,0">
            <text:p/>
          </draw:polygon>
          <draw:polygon draw:style-name="gr3" draw:text-style-name="P1" draw:layer="layout" svg:width="0.052cm" svg:height="0.045cm" svg:x="17.006cm" svg:y="16.319cm" svg:viewBox="0 0 53 46" draw:points="53,46 17,6 0,0">
            <text:p/>
          </draw:polygon>
          <draw:polygon draw:style-name="gr3" draw:text-style-name="P1" draw:layer="layout" svg:width="0.07cm" svg:height="0.045cm" svg:x="16.987cm" svg:y="16.319cm" svg:viewBox="0 0 71 46" draw:points="71,46 19,0 0,0">
            <text:p/>
          </draw:polygon>
          <draw:polygon draw:style-name="gr3" draw:text-style-name="P1" draw:layer="layout" svg:width="0.087cm" svg:height="0.045cm" svg:x="16.97cm" svg:y="16.319cm" svg:viewBox="0 0 88 46" draw:points="88,46 17,0 0,6">
            <text:p/>
          </draw:polygon>
          <draw:polygon draw:style-name="gr3" draw:text-style-name="P1" draw:layer="layout" svg:width="0.104cm" svg:height="0.039cm" svg:x="16.953cm" svg:y="16.325cm" svg:viewBox="0 0 105 40" draw:points="105,40 17,0 0,11">
            <text:p/>
          </draw:polygon>
          <draw:polygon draw:style-name="gr3" draw:text-style-name="P1" draw:layer="layout" svg:width="0.115cm" svg:height="0.028cm" svg:x="16.943cm" svg:y="16.335cm" svg:viewBox="0 0 116 29" draw:points="116,29 11,0 0,13">
            <text:p/>
          </draw:polygon>
          <draw:polygon draw:style-name="gr3" draw:text-style-name="P1" draw:layer="layout" svg:width="0.123cm" svg:height="0.016cm" svg:x="16.935cm" svg:y="16.348cm" svg:viewBox="0 0 124 17" draw:points="124,17 8,0 0,17">
            <text:p/>
          </draw:polygon>
          <draw:polygon draw:style-name="gr3" draw:text-style-name="P1" draw:layer="layout" svg:width="0.125cm" svg:height="0.018cm" svg:x="16.932cm" svg:y="16.365cm" svg:viewBox="0 0 126 19" draw:points="126,0 2,0 0,19">
            <text:p/>
          </draw:polygon>
          <draw:polygon draw:style-name="gr3" draw:text-style-name="P1" draw:layer="layout" svg:width="0.125cm" svg:height="0.037cm" svg:x="16.932cm" svg:y="16.365cm" svg:viewBox="0 0 126 38" draw:points="126,0 0,19 2,38">
            <text:p/>
          </draw:polygon>
          <draw:polygon draw:style-name="gr3" draw:text-style-name="P1" draw:layer="layout" svg:width="0.123cm" svg:height="0.052cm" svg:x="16.935cm" svg:y="16.365cm" svg:viewBox="0 0 124 53" draw:points="124,0 0,38 8,53">
            <text:p/>
          </draw:polygon>
          <draw:polygon draw:style-name="gr3" draw:text-style-name="P1" draw:layer="layout" svg:width="0.115cm" svg:height="0.066cm" svg:x="16.943cm" svg:y="16.365cm" svg:viewBox="0 0 116 67" draw:points="116,0 0,53 11,67">
            <text:p/>
          </draw:polygon>
          <draw:polygon draw:style-name="gr3" draw:text-style-name="P1" draw:layer="layout" svg:width="0.104cm" svg:height="0.077cm" svg:x="16.953cm" svg:y="16.365cm" svg:viewBox="0 0 105 78" draw:points="105,0 0,67 17,78">
            <text:p/>
          </draw:polygon>
          <draw:polygon draw:style-name="gr3" draw:text-style-name="P1" draw:layer="layout" svg:width="0.087cm" svg:height="0.081cm" svg:x="16.97cm" svg:y="16.365cm" svg:viewBox="0 0 88 82" draw:points="88,0 0,78 17,82">
            <text:p/>
          </draw:polygon>
          <draw:polygon draw:style-name="gr3" draw:text-style-name="P1" draw:layer="layout" svg:width="0.07cm" svg:height="0.081cm" svg:x="16.987cm" svg:y="16.365cm" svg:viewBox="0 0 71 82" draw:points="71,0 0,82 19,82">
            <text:p/>
          </draw:polygon>
          <draw:polygon draw:style-name="gr3" draw:text-style-name="P1" draw:layer="layout" svg:width="0.052cm" svg:height="0.081cm" svg:x="17.006cm" svg:y="16.365cm" svg:viewBox="0 0 53 82" draw:points="53,0 0,82 17,78">
            <text:p/>
          </draw:polygon>
          <draw:polygon draw:style-name="gr3" draw:text-style-name="P1" draw:layer="layout" svg:width="0.035cm" svg:height="0.077cm" svg:x="17.023cm" svg:y="16.365cm" svg:viewBox="0 0 36 78" draw:points="36,0 0,78 15,67">
            <text:p/>
          </draw:polygon>
          <draw:polygon draw:style-name="gr3" draw:text-style-name="P1" draw:layer="layout" svg:width="0.02cm" svg:height="0.066cm" svg:x="17.038cm" svg:y="16.365cm" svg:viewBox="0 0 21 67" draw:points="21,0 0,67 13,53">
            <text:p/>
          </draw:polygon>
          <draw:polygon draw:style-name="gr3" draw:text-style-name="P1" draw:layer="layout" svg:width="0.007cm" svg:height="0.052cm" svg:x="17.05cm" svg:y="16.365cm" svg:viewBox="0 0 8 53" draw:points="8,0 0,53 8,38">
            <text:p/>
          </draw:polygon>
          <draw:polygon draw:style-name="gr3" draw:text-style-name="P1" draw:layer="layout" svg:width="0.001cm" svg:height="0.037cm" svg:x="17.059cm" svg:y="16.365cm" svg:viewBox="0 0 2 38" draw:points="0,0 0,38 2,19">
            <text:p/>
          </draw:polygon>
          <draw:line draw:style-name="gr4" draw:text-style-name="P1" draw:layer="layout" svg:x1="16.996cm" svg:y1="16.384cm" svg:x2="17.295cm" svg:y2="16.384cm">
            <text:p/>
          </draw:line>
          <draw:line draw:style-name="gr4" draw:text-style-name="P1" draw:layer="layout" svg:x1="16.279cm" svg:y1="16.086cm" svg:x2="16.996cm" svg:y2="15.787cm">
            <text:p/>
          </draw:line>
          <draw:polyline draw:style-name="gr4" draw:text-style-name="P1" draw:layer="layout" svg:width="0.716cm" svg:height="0.298cm" svg:x="16.279cm" svg:y="16.085cm" svg:viewBox="0 0 717 299" draw:points="717,299 0,0 717,0">
            <text:p/>
          </draw:polyline>
        </draw:g>
        <draw:g>
          <draw:polygon draw:style-name="gr11" draw:text-style-name="P1" draw:layer="layout" svg:width="1.553cm" svg:height="0.953cm" svg:x="18.78cm" svg:y="15.605cm" svg:viewBox="0 0 1554 954" draw:points="0,954 1554,954 1554,0 0,0">
            <text:p/>
          </draw:polygon>
          <draw:line draw:style-name="gr8" draw:text-style-name="P1" draw:layer="layout" svg:x1="19.348cm" svg:y1="15.904cm" svg:x2="19.825cm" svg:y2="15.904cm">
            <text:p/>
          </draw:line>
          <draw:polygon draw:style-name="gr9" draw:text-style-name="P1" draw:layer="layout" svg:width="0.18cm" svg:height="0.178cm" svg:x="19.796cm" svg:y="15.813cm" svg:viewBox="0 0 181 179" draw:points="0,179 0,0 181,90">
            <text:p/>
          </draw:polygon>
          <draw:polygon draw:style-name="gr10" draw:text-style-name="P1" draw:layer="layout" svg:width="0.18cm" svg:height="0.178cm" svg:x="19.796cm" svg:y="15.813cm" svg:viewBox="0 0 181 179" draw:points="181,90 0,179 0,0">
            <text:p/>
          </draw:polygon>
          <draw:polygon draw:style-name="gr14" draw:text-style-name="P1" draw:layer="layout" svg:width="0.18cm" svg:height="0.178cm" svg:x="19.079cm" svg:y="15.813cm" svg:viewBox="0 0 181 179" draw:points="0,179 181,179 181,0 0,0">
            <text:p/>
          </draw:polygon>
          <draw:polygon draw:style-name="gr14" draw:text-style-name="P1" draw:layer="layout" svg:width="0.178cm" svg:height="0.178cm" svg:x="19.857cm" svg:y="16.232cm" svg:viewBox="0 0 179 179" draw:points="0,179 179,179 179,0 0,0">
            <text:p/>
          </draw:polygon>
          <draw:line draw:style-name="gr8" draw:text-style-name="P1" draw:layer="layout" svg:x1="19.751cm" svg:y1="16.32cm" svg:x2="19.274cm" svg:y2="16.32cm">
            <text:p/>
          </draw:line>
          <draw:polygon draw:style-name="gr9" draw:text-style-name="P1" draw:layer="layout" svg:width="0.178cm" svg:height="0.178cm" svg:x="19.125cm" svg:y="16.232cm" svg:viewBox="0 0 179 179" draw:points="179,179 179,0 0,88">
            <text:p/>
          </draw:polygon>
          <draw:polygon draw:style-name="gr10" draw:text-style-name="P1" draw:layer="layout" svg:width="0.178cm" svg:height="0.178cm" svg:x="19.125cm" svg:y="16.232cm" svg:viewBox="0 0 179 179" draw:points="0,88 179,179 179,0">
            <text:p/>
          </draw:polygon>
        </draw:g>
        <draw:g>
          <draw:polygon draw:style-name="gr11" draw:text-style-name="P1" draw:layer="layout" svg:width="1.673cm" svg:height="0.953cm" svg:x="1.621cm" svg:y="18.337cm" svg:viewBox="0 0 1674 954" draw:points="1674,954 0,954 0,0 1674,0">
            <text:p/>
          </draw:polygon>
          <draw:polygon draw:style-name="gr14" draw:text-style-name="P1" draw:layer="layout" svg:width="0.178cm" svg:height="0.178cm" svg:x="2.548cm" svg:y="18.724cm" svg:viewBox="0 0 179 179" draw:points="179,179 0,179 0,0 179,0">
            <text:p/>
          </draw:polygon>
          <draw:polygon draw:style-name="gr3" draw:text-style-name="P1" draw:layer="layout" svg:width="0.255cm" svg:height="0.171cm" svg:x="2.26cm" svg:y="18.728cm" svg:viewBox="0 0 256 172" draw:points="256,86 0,172 0,0">
            <text:p/>
          </draw:polygon>
          <draw:line draw:style-name="gr4" draw:text-style-name="P1" draw:layer="layout" svg:x1="2.039cm" svg:y1="18.815cm" svg:x2="2.516cm" svg:y2="18.815cm">
            <text:p/>
          </draw:line>
          <draw:polygon draw:style-name="gr14" draw:text-style-name="P1" draw:layer="layout" svg:width="0.178cm" svg:height="0.178cm" svg:x="1.682cm" svg:y="18.665cm" svg:viewBox="0 0 179 179" draw:points="179,179 0,179 0,0 179,0">
            <text:p/>
          </draw:polygon>
          <draw:polygon draw:style-name="gr14" draw:text-style-name="P1" draw:layer="layout" svg:width="0.18cm" svg:height="0.178cm" svg:x="1.919cm" svg:y="18.516cm" svg:viewBox="0 0 181 179" draw:points="181,179 0,179 0,0 181,0">
            <text:p/>
          </draw:polygon>
          <draw:polygon draw:style-name="gr14" draw:text-style-name="P1" draw:layer="layout" svg:width="0.178cm" svg:height="0.18cm" svg:x="1.801cm" svg:y="18.903cm" svg:viewBox="0 0 179 181" draw:points="179,181 0,181 0,0 179,0">
            <text:p/>
          </draw:polygon>
          <draw:polygon draw:style-name="gr14" draw:text-style-name="P1" draw:layer="layout" svg:width="0.18cm" svg:height="0.178cm" svg:x="2.815cm" svg:y="18.724cm" svg:viewBox="0 0 181 179" draw:points="181,179 0,179 0,0 181,0">
            <text:p/>
          </draw:polygon>
          <draw:polygon draw:style-name="gr14" draw:text-style-name="P1" draw:layer="layout" svg:width="0.178cm" svg:height="0.178cm" svg:x="3.054cm" svg:y="18.724cm" svg:viewBox="0 0 179 179" draw:points="179,179 0,179 0,0 179,0">
            <text:p/>
          </draw:polygon>
        </draw:g>
        <draw:g>
          <draw:polygon draw:style-name="gr11" draw:text-style-name="P1" draw:layer="layout" svg:width="1.553cm" svg:height="0.953cm" svg:x="4.442cm" svg:y="18.337cm" svg:viewBox="0 0 1554 954" draw:points="0,954 1554,954 1554,0 0,0">
            <text:p/>
          </draw:polygon>
          <draw:polygon draw:style-name="gr99" draw:text-style-name="P1" draw:layer="layout" svg:width="1.313cm" svg:height="0.716cm" svg:x="4.562cm" svg:y="18.455cm" svg:viewBox="0 0 1314 717" draw:points="1314,717 1314,0 0,0">
            <text:p/>
          </draw:polygon>
          <draw:polygon draw:style-name="gr99" draw:text-style-name="P1" draw:layer="layout" svg:width="1.313cm" svg:height="0.716cm" svg:x="4.562cm" svg:y="18.455cm" svg:viewBox="0 0 1314 717" draw:points="1314,717 0,0 0,717">
            <text:p/>
          </draw:polygon>
          <draw:polygon draw:style-name="gr100" draw:text-style-name="P1" draw:layer="layout" svg:width="1.313cm" svg:height="0.716cm" svg:x="4.562cm" svg:y="18.455cm" svg:viewBox="0 0 1314 717" draw:points="0,717 1314,717 1314,0 0,0">
            <text:p/>
          </draw:polygon>
          <draw:line draw:style-name="gr4" draw:text-style-name="P1" draw:layer="layout" svg:x1="4.621cm" svg:y1="18.516cm" svg:x2="4.92cm" svg:y2="18.516cm">
            <text:p/>
          </draw:line>
          <draw:line draw:style-name="gr4" draw:text-style-name="P1" draw:layer="layout" svg:x1="4.621cm" svg:y1="18.575cm" svg:x2="4.92cm" svg:y2="18.575cm">
            <text:p/>
          </draw:line>
          <draw:line draw:style-name="gr4" draw:text-style-name="P1" draw:layer="layout" svg:x1="4.621cm" svg:y1="18.636cm" svg:x2="4.92cm" svg:y2="18.636cm">
            <text:p/>
          </draw:line>
          <draw:line draw:style-name="gr4" draw:text-style-name="P1" draw:layer="layout" svg:x1="4.98cm" svg:y1="18.815cm" svg:x2="5.457cm" svg:y2="18.815cm">
            <text:p/>
          </draw:line>
          <draw:line draw:style-name="gr4" draw:text-style-name="P1" draw:layer="layout" svg:x1="4.98cm" svg:y1="18.873cm" svg:x2="5.457cm" svg:y2="18.873cm">
            <text:p/>
          </draw:line>
          <draw:line draw:style-name="gr4" draw:text-style-name="P1" draw:layer="layout" svg:x1="4.98cm" svg:y1="18.934cm" svg:x2="5.457cm" svg:y2="18.934cm">
            <text:p/>
          </draw:line>
          <draw:polygon draw:style-name="gr3" draw:text-style-name="P1" draw:layer="layout" svg:width="0.117cm" svg:height="0.119cm" svg:x="5.697cm" svg:y="18.516cm" svg:viewBox="0 0 118 120" draw:points="118,120 118,0 0,0">
            <text:p/>
          </draw:polygon>
          <draw:polygon draw:style-name="gr3" draw:text-style-name="P1" draw:layer="layout" svg:width="0.117cm" svg:height="0.119cm" svg:x="5.697cm" svg:y="18.516cm" svg:viewBox="0 0 118 120" draw:points="118,120 0,0 0,120">
            <text:p/>
          </draw:polygon>
          <draw:polygon draw:style-name="gr5" draw:text-style-name="P1" draw:layer="layout" svg:width="0.117cm" svg:height="0.119cm" svg:x="5.697cm" svg:y="18.516cm" svg:viewBox="0 0 118 120" draw:points="0,120 118,120 118,0 0,0">
            <text:p/>
          </draw:polygon>
        </draw:g>
        <draw:g>
          <draw:polygon draw:style-name="gr97" draw:text-style-name="P1" draw:layer="layout" svg:width="1.551cm" svg:height="0.953cm" svg:x="7.364cm" svg:y="18.337cm" svg:viewBox="0 0 1552 954" draw:points="0,954 1552,954 1552,0 0,0">
            <text:p/>
          </draw:polygon>
          <draw:polygon draw:style-name="gr14" draw:text-style-name="P1" draw:layer="layout" svg:width="0.178cm" svg:height="0.178cm" svg:x="7.514cm" svg:y="18.726cm" svg:viewBox="0 0 179 179" draw:points="0,179 179,179 179,0 0,0">
            <text:p/>
          </draw:polygon>
          <draw:polygon draw:style-name="gr14" draw:text-style-name="P1" draw:layer="layout" svg:width="0.178cm" svg:height="0.178cm" svg:x="7.842cm" svg:y="18.726cm" svg:viewBox="0 0 179 179" draw:points="0,179 179,179 179,0 0,0">
            <text:p/>
          </draw:polygon>
          <draw:polygon draw:style-name="gr14" draw:text-style-name="P1" draw:layer="layout" svg:width="0.178cm" svg:height="0.178cm" svg:x="8.199cm" svg:y="18.726cm" svg:viewBox="0 0 179 179" draw:points="0,179 179,179 179,0 0,0">
            <text:p/>
          </draw:polygon>
          <draw:polygon draw:style-name="gr14" draw:text-style-name="P1" draw:layer="layout" svg:width="0.178cm" svg:height="0.178cm" svg:x="8.559cm" svg:y="18.726cm" svg:viewBox="0 0 179 179" draw:points="0,179 179,179 179,0 0,0">
            <text:p/>
          </draw:polygon>
          <draw:line draw:style-name="gr14" draw:text-style-name="P1" draw:layer="layout" svg:x1="7.692cm" svg:y1="18.814cm" svg:x2="7.841cm" svg:y2="18.814cm">
            <text:p/>
          </draw:line>
          <draw:line draw:style-name="gr14" draw:text-style-name="P1" draw:layer="layout" svg:x1="8.02cm" svg:y1="18.814cm" svg:x2="8.199cm" svg:y2="18.814cm">
            <text:p/>
          </draw:line>
          <draw:line draw:style-name="gr14" draw:text-style-name="P1" draw:layer="layout" svg:x1="8.378cm" svg:y1="18.814cm" svg:x2="8.559cm" svg:y2="18.814cm">
            <text:p/>
          </draw:line>
          <draw:polygon draw:style-name="gr11" draw:text-style-name="P1" draw:layer="layout" svg:width="1.551cm" svg:height="0.953cm" svg:x="7.364cm" svg:y="18.337cm" svg:viewBox="0 0 1552 954" draw:points="0,954 1552,954 1552,0 0,0">
            <text:p/>
          </draw:polygon>
          <draw:line draw:style-name="gr14" draw:text-style-name="P1" draw:layer="layout" svg:x1="7.692cm" svg:y1="18.814cm" svg:x2="7.841cm" svg:y2="18.814cm">
            <text:p/>
          </draw:line>
          <draw:line draw:style-name="gr14" draw:text-style-name="P1" draw:layer="layout" svg:x1="8.02cm" svg:y1="18.814cm" svg:x2="8.199cm" svg:y2="18.814cm">
            <text:p/>
          </draw:line>
          <draw:line draw:style-name="gr14" draw:text-style-name="P1" draw:layer="layout" svg:x1="8.378cm" svg:y1="18.814cm" svg:x2="8.559cm" svg:y2="18.814cm">
            <text:p/>
          </draw:line>
          <draw:polygon draw:style-name="gr14" draw:text-style-name="P1" draw:layer="layout" svg:width="0.178cm" svg:height="0.178cm" svg:x="7.514cm" svg:y="18.726cm" svg:viewBox="0 0 179 179" draw:points="0,179 179,179 179,0 0,0">
            <text:p/>
          </draw:polygon>
          <draw:polygon draw:style-name="gr14" draw:text-style-name="P1" draw:layer="layout" svg:width="0.178cm" svg:height="0.178cm" svg:x="7.842cm" svg:y="18.726cm" svg:viewBox="0 0 179 179" draw:points="0,179 179,179 179,0 0,0">
            <text:p/>
          </draw:polygon>
          <draw:polygon draw:style-name="gr14" draw:text-style-name="P1" draw:layer="layout" svg:width="0.178cm" svg:height="0.178cm" svg:x="8.199cm" svg:y="18.726cm" svg:viewBox="0 0 179 179" draw:points="0,179 179,179 179,0 0,0">
            <text:p/>
          </draw:polygon>
          <draw:polygon draw:style-name="gr14" draw:text-style-name="P1" draw:layer="layout" svg:width="0.178cm" svg:height="0.178cm" svg:x="8.559cm" svg:y="18.726cm" svg:viewBox="0 0 179 179" draw:points="0,179 179,179 179,0 0,0">
            <text:p/>
          </draw:polygon>
        </draw:g>
        <draw:g>
          <draw:polygon draw:style-name="gr11" draw:text-style-name="P1" draw:layer="layout" svg:width="1.551cm" svg:height="0.953cm" svg:x="10.138cm" svg:y="18.337cm" svg:viewBox="0 0 1552 954" draw:points="0,954 1552,954 1552,0 0,0">
            <text:p/>
          </draw:polygon>
          <draw:polygon draw:style-name="gr14" draw:text-style-name="P1" draw:layer="layout" svg:width="0.178cm" svg:height="0.178cm" svg:x="10.346cm" svg:y="18.726cm" svg:viewBox="0 0 179 179" draw:points="0,179 179,179 179,0 0,0">
            <text:p/>
          </draw:polygon>
          <draw:polygon draw:style-name="gr3" draw:text-style-name="P1" draw:layer="layout" svg:width="0.258cm" svg:height="0.171cm" svg:x="10.894cm" svg:y="18.728cm" svg:viewBox="0 0 259 172" draw:points="259,86 0,172 0,0">
            <text:p/>
          </draw:polygon>
          <draw:line draw:style-name="gr4" draw:text-style-name="P1" draw:layer="layout" svg:x1="10.676cm" svg:y1="18.814cm" svg:x2="11.153cm" svg:y2="18.814cm">
            <text:p/>
          </draw:line>
          <draw:polygon draw:style-name="gr14" draw:text-style-name="P1" draw:layer="layout" svg:width="0.178cm" svg:height="0.178cm" svg:x="11.332cm" svg:y="18.726cm" svg:viewBox="0 0 179 179" draw:points="0,179 179,179 179,0 0,0">
            <text:p/>
          </draw:polygon>
          <draw:polygon draw:style-name="gr14" draw:text-style-name="P1" draw:layer="layout" svg:width="0.178cm" svg:height="0.178cm" svg:x="11.332cm" svg:y="18.457cm" svg:viewBox="0 0 179 179" draw:points="0,179 179,179 179,0 0,0">
            <text:p/>
          </draw:polygon>
          <draw:polygon draw:style-name="gr14" draw:text-style-name="P1" draw:layer="layout" svg:width="0.178cm" svg:height="0.18cm" svg:x="11.332cm" svg:y="18.993cm" svg:viewBox="0 0 179 181" draw:points="0,181 179,181 179,0 0,0">
            <text:p/>
          </draw:polygon>
        </draw:g>
        <draw:g>
          <draw:polygon draw:style-name="gr11" draw:text-style-name="P1" draw:layer="layout" svg:width="1.553cm" svg:height="0.953cm" svg:x="12.984cm" svg:y="18.337cm" svg:viewBox="0 0 1554 954" draw:points="1554,954 0,954 0,0 1554,0">
            <text:p/>
          </draw:polygon>
          <draw:polygon draw:style-name="gr14" draw:text-style-name="P1" draw:layer="layout" svg:width="0.178cm" svg:height="0.178cm" svg:x="14.149cm" svg:y="18.726cm" svg:viewBox="0 0 179 179" draw:points="179,179 0,179 0,0 179,0">
            <text:p/>
          </draw:polygon>
          <draw:polygon draw:style-name="gr3" draw:text-style-name="P1" draw:layer="layout" svg:width="0.258cm" svg:height="0.171cm" svg:x="13.802cm" svg:y="18.728cm" svg:viewBox="0 0 259 172" draw:points="259,86 0,0 0,172">
            <text:p/>
          </draw:polygon>
          <draw:line draw:style-name="gr4" draw:text-style-name="P1" draw:layer="layout" svg:x1="13.581cm" svg:y1="18.814cm" svg:x2="14.06cm" svg:y2="18.814cm">
            <text:p/>
          </draw:line>
          <draw:polygon draw:style-name="gr14" draw:text-style-name="P1" draw:layer="layout" svg:width="0.417cm" svg:height="0.417cm" svg:x="13.075cm" svg:y="18.606cm" svg:viewBox="0 0 418 418" draw:points="418,418 0,418 0,0 418,0">
            <text:p/>
          </draw:polygon>
          <draw:line draw:style-name="gr4" draw:text-style-name="P1" draw:layer="layout" svg:x1="14.134cm" svg:y1="19.056cm" svg:x2="14.14cm" svg:y2="19.056cm">
            <text:p/>
          </draw:line>
          <draw:polygon draw:style-name="gr111" draw:text-style-name="P1" draw:layer="layout" svg:width="0.295cm" svg:height="0.041cm" svg:x="14.174cm" svg:y="19.081cm" svg:viewBox="0 0 296 42" draw:points="0,0 296,0 296,42">
            <text:p/>
          </draw:polygon>
          <draw:polygon draw:style-name="gr111" draw:text-style-name="P1" draw:layer="layout" svg:width="0.295cm" svg:height="0.041cm" svg:x="14.174cm" svg:y="19.081cm" svg:viewBox="0 0 296 42" draw:points="0,0 296,42 244,42">
            <text:p/>
          </draw:polygon>
          <draw:polygon draw:style-name="gr111" draw:text-style-name="P1" draw:layer="layout" svg:width="0.243cm" svg:height="0.054cm" svg:x="14.174cm" svg:y="19.081cm" svg:viewBox="0 0 244 55" draw:points="0,0 244,42 244,55">
            <text:p/>
          </draw:polygon>
          <draw:polygon draw:style-name="gr111" draw:text-style-name="P1" draw:layer="layout" svg:width="0.274cm" svg:height="0.054cm" svg:x="14.174cm" svg:y="19.081cm" svg:viewBox="0 0 275 55" draw:points="0,0 244,55 275,55">
            <text:p/>
          </draw:polygon>
          <draw:polygon draw:style-name="gr111" draw:text-style-name="P1" draw:layer="layout" svg:width="0.274cm" svg:height="0.075cm" svg:x="14.174cm" svg:y="19.081cm" svg:viewBox="0 0 275 76" draw:points="0,0 275,55 275,76">
            <text:p/>
          </draw:polygon>
          <draw:polygon draw:style-name="gr111" draw:text-style-name="P1" draw:layer="layout" svg:width="0.274cm" svg:height="0.075cm" svg:x="14.174cm" svg:y="19.081cm" svg:viewBox="0 0 275 76" draw:points="0,0 275,76 244,76">
            <text:p/>
          </draw:polygon>
          <draw:polygon draw:style-name="gr111" draw:text-style-name="P1" draw:layer="layout" svg:width="0.243cm" svg:height="0.094cm" svg:x="14.174cm" svg:y="19.081cm" svg:viewBox="0 0 244 95" draw:points="0,0 244,76 244,95">
            <text:p/>
          </draw:polygon>
          <draw:polygon draw:style-name="gr111" draw:text-style-name="P1" draw:layer="layout" svg:width="0.274cm" svg:height="0.094cm" svg:x="14.174cm" svg:y="19.081cm" svg:viewBox="0 0 275 95" draw:points="0,0 244,95 275,95">
            <text:p/>
          </draw:polygon>
          <draw:polygon draw:style-name="gr111" draw:text-style-name="P1" draw:layer="layout" svg:width="0.274cm" svg:height="0.127cm" svg:x="14.174cm" svg:y="19.081cm" svg:viewBox="0 0 275 128" draw:points="0,0 275,95 275,128">
            <text:p/>
          </draw:polygon>
          <draw:polygon draw:style-name="gr111" draw:text-style-name="P1" draw:layer="layout" svg:width="0.274cm" svg:height="0.127cm" svg:x="14.174cm" svg:y="19.081cm" svg:viewBox="0 0 275 128" draw:points="0,0 275,128 206,128">
            <text:p/>
          </draw:polygon>
          <draw:polygon draw:style-name="gr111" draw:text-style-name="P1" draw:layer="layout" svg:width="0.205cm" svg:height="0.127cm" svg:x="14.174cm" svg:y="19.081cm" svg:viewBox="0 0 206 128" draw:points="0,0 206,128 206,42">
            <text:p/>
          </draw:polygon>
          <draw:polygon draw:style-name="gr111" draw:text-style-name="P1" draw:layer="layout" svg:width="0.205cm" svg:height="0.041cm" svg:x="14.174cm" svg:y="19.081cm" svg:viewBox="0 0 206 42" draw:points="0,0 206,42 0,42">
            <text:p/>
          </draw:polygon>
          <draw:polygon draw:style-name="gr111" draw:text-style-name="P1" draw:layer="layout" svg:width="0cm" svg:height="0.066cm" svg:x="14.174cm" svg:y="19.081cm" svg:viewBox="0 0 0 67" draw:points="0,0 0,42 0,67">
            <text:p/>
          </draw:polygon>
          <draw:polygon draw:style-name="gr111" draw:text-style-name="P1" draw:layer="layout" svg:width="0.075cm" svg:height="0.066cm" svg:x="14.099cm" svg:y="19.081cm" svg:viewBox="0 0 76 67" draw:points="76,0 76,67 0,67">
            <text:p/>
          </draw:polygon>
          <draw:polygon draw:style-name="gr111" draw:text-style-name="P1" draw:layer="layout" svg:width="0.075cm" svg:height="0.066cm" svg:x="14.099cm" svg:y="19.081cm" svg:viewBox="0 0 76 67" draw:points="76,0 0,67 0,42">
            <text:p/>
          </draw:polygon>
          <draw:polygon draw:style-name="gr111" draw:text-style-name="P1" draw:layer="layout" svg:width="0.123cm" svg:height="0.041cm" svg:x="14.05cm" svg:y="19.081cm" svg:viewBox="0 0 124 42" draw:points="124,0 48,42 0,42">
            <text:p/>
          </draw:polygon>
          <draw:polygon draw:style-name="gr111" draw:text-style-name="P1" draw:layer="layout" svg:width="0.123cm" svg:height="0.041cm" svg:x="14.05cm" svg:y="19.081cm" svg:viewBox="0 0 124 42" draw:points="124,0 0,42 0,42">
            <text:p/>
          </draw:polygon>
          <draw:polygon draw:style-name="gr111" draw:text-style-name="P1" draw:layer="layout" svg:width="0.123cm" svg:height="0.041cm" svg:x="14.05cm" svg:y="19.081cm" svg:viewBox="0 0 124 42" draw:points="124,0 0,42 0,42">
            <text:p/>
          </draw:polygon>
          <draw:polygon draw:style-name="gr111" draw:text-style-name="P1" draw:layer="layout" svg:width="0.123cm" svg:height="0.043cm" svg:x="14.05cm" svg:y="19.081cm" svg:viewBox="0 0 124 44" draw:points="124,0 0,42 2,44">
            <text:p/>
          </draw:polygon>
          <draw:polygon draw:style-name="gr111" draw:text-style-name="P1" draw:layer="layout" svg:width="0.121cm" svg:height="0.043cm" svg:x="14.052cm" svg:y="19.081cm" svg:viewBox="0 0 122 44" draw:points="122,0 0,44 0,44">
            <text:p/>
          </draw:polygon>
          <draw:polygon draw:style-name="gr111" draw:text-style-name="P1" draw:layer="layout" svg:width="0.121cm" svg:height="0.045cm" svg:x="14.052cm" svg:y="19.081cm" svg:viewBox="0 0 122 46" draw:points="122,0 0,44 2,46">
            <text:p/>
          </draw:polygon>
          <draw:polygon draw:style-name="gr111" draw:text-style-name="P1" draw:layer="layout" svg:width="0.119cm" svg:height="0.049cm" svg:x="14.054cm" svg:y="19.081cm" svg:viewBox="0 0 120 50" draw:points="120,0 0,46 0,50">
            <text:p/>
          </draw:polygon>
          <draw:polygon draw:style-name="gr111" draw:text-style-name="P1" draw:layer="layout" svg:width="0.119cm" svg:height="0.052cm" svg:x="14.054cm" svg:y="19.081cm" svg:viewBox="0 0 120 53" draw:points="120,0 0,50 2,53">
            <text:p/>
          </draw:polygon>
          <draw:polygon draw:style-name="gr111" draw:text-style-name="P1" draw:layer="layout" svg:width="0.117cm" svg:height="0.054cm" svg:x="14.057cm" svg:y="19.081cm" svg:viewBox="0 0 118 55" draw:points="118,0 0,53 0,55">
            <text:p/>
          </draw:polygon>
          <draw:polygon draw:style-name="gr111" draw:text-style-name="P1" draw:layer="layout" svg:width="0.117cm" svg:height="0.058cm" svg:x="14.057cm" svg:y="19.081cm" svg:viewBox="0 0 118 59" draw:points="118,0 0,55 2,59">
            <text:p/>
          </draw:polygon>
          <draw:polygon draw:style-name="gr111" draw:text-style-name="P1" draw:layer="layout" svg:width="0.115cm" svg:height="0.062cm" svg:x="14.059cm" svg:y="19.081cm" svg:viewBox="0 0 116 63" draw:points="116,0 0,59 2,63">
            <text:p/>
          </draw:polygon>
          <draw:polygon draw:style-name="gr111" draw:text-style-name="P1" draw:layer="layout" svg:width="0.113cm" svg:height="0.066cm" svg:x="14.061cm" svg:y="19.081cm" svg:viewBox="0 0 114 67" draw:points="114,0 0,63 0,67">
            <text:p/>
          </draw:polygon>
          <draw:polygon draw:style-name="gr111" draw:text-style-name="P1" draw:layer="layout" svg:width="0.113cm" svg:height="0.068cm" svg:x="14.061cm" svg:y="19.081cm" svg:viewBox="0 0 114 69" draw:points="114,0 0,67 2,69">
            <text:p/>
          </draw:polygon>
          <draw:polygon draw:style-name="gr111" draw:text-style-name="P1" draw:layer="layout" svg:width="0.11cm" svg:height="0.075cm" svg:x="14.063cm" svg:y="19.081cm" svg:viewBox="0 0 111 76" draw:points="111,0 0,69 0,76">
            <text:p/>
          </draw:polygon>
          <draw:polygon draw:style-name="gr111" draw:text-style-name="P1" draw:layer="layout" svg:width="0.11cm" svg:height="0.079cm" svg:x="14.063cm" svg:y="19.081cm" svg:viewBox="0 0 111 80" draw:points="111,0 0,76 2,80">
            <text:p/>
          </draw:polygon>
          <draw:polygon draw:style-name="gr111" draw:text-style-name="P1" draw:layer="layout" svg:width="0.108cm" svg:height="0.083cm" svg:x="14.065cm" svg:y="19.081cm" svg:viewBox="0 0 109 84" draw:points="109,0 0,80 0,84">
            <text:p/>
          </draw:polygon>
          <draw:polygon draw:style-name="gr111" draw:text-style-name="P1" draw:layer="layout" svg:width="0.108cm" svg:height="0.087cm" svg:x="14.065cm" svg:y="19.081cm" svg:viewBox="0 0 109 88" draw:points="109,0 0,84 0,88">
            <text:p/>
          </draw:polygon>
          <draw:polygon draw:style-name="gr111" draw:text-style-name="P1" draw:layer="layout" svg:width="0.108cm" svg:height="0.092cm" svg:x="14.065cm" svg:y="19.081cm" svg:viewBox="0 0 109 93" draw:points="109,0 0,88 0,93">
            <text:p/>
          </draw:polygon>
          <draw:polygon draw:style-name="gr111" draw:text-style-name="P1" draw:layer="layout" svg:width="0.108cm" svg:height="0.096cm" svg:x="14.065cm" svg:y="19.081cm" svg:viewBox="0 0 109 97" draw:points="109,0 0,93 0,97">
            <text:p/>
          </draw:polygon>
          <draw:polygon draw:style-name="gr111" draw:text-style-name="P1" draw:layer="layout" svg:width="0.108cm" svg:height="0.102cm" svg:x="14.065cm" svg:y="19.081cm" svg:viewBox="0 0 109 103" draw:points="109,0 0,97 0,103">
            <text:p/>
          </draw:polygon>
          <draw:polygon draw:style-name="gr111" draw:text-style-name="P1" draw:layer="layout" svg:width="0.11cm" svg:height="0.106cm" svg:x="14.063cm" svg:y="19.081cm" svg:viewBox="0 0 111 107" draw:points="111,0 2,103 0,107">
            <text:p/>
          </draw:polygon>
          <draw:polygon draw:style-name="gr111" draw:text-style-name="P1" draw:layer="layout" svg:width="0.11cm" svg:height="0.11cm" svg:x="14.063cm" svg:y="19.081cm" svg:viewBox="0 0 111 111" draw:points="111,0 0,107 0,111">
            <text:p/>
          </draw:polygon>
          <draw:polygon draw:style-name="gr111" draw:text-style-name="P1" draw:layer="layout" svg:width="0.113cm" svg:height="0.115cm" svg:x="14.061cm" svg:y="19.081cm" svg:viewBox="0 0 114 116" draw:points="114,0 2,111 0,116">
            <text:p/>
          </draw:polygon>
          <draw:polygon draw:style-name="gr111" draw:text-style-name="P1" draw:layer="layout" svg:width="0.115cm" svg:height="0.119cm" svg:x="14.059cm" svg:y="19.081cm" svg:viewBox="0 0 116 120" draw:points="116,0 2,116 0,120">
            <text:p/>
          </draw:polygon>
          <draw:polygon draw:style-name="gr111" draw:text-style-name="P1" draw:layer="layout" svg:width="0.119cm" svg:height="0.123cm" svg:x="14.054cm" svg:y="19.081cm" svg:viewBox="0 0 120 124" draw:points="120,0 4,120 0,124">
            <text:p/>
          </draw:polygon>
          <draw:polygon draw:style-name="gr111" draw:text-style-name="P1" draw:layer="layout" svg:width="0.123cm" svg:height="0.127cm" svg:x="14.05cm" svg:y="19.081cm" svg:viewBox="0 0 124 128" draw:points="124,0 4,124 0,128">
            <text:p/>
          </draw:polygon>
          <draw:polygon draw:style-name="gr111" draw:text-style-name="P1" draw:layer="layout" svg:width="0.127cm" svg:height="0.131cm" svg:x="14.046cm" svg:y="19.081cm" svg:viewBox="0 0 128 132" draw:points="128,0 4,128 0,132">
            <text:p/>
          </draw:polygon>
          <draw:polygon draw:style-name="gr111" draw:text-style-name="P1" draw:layer="layout" svg:width="0.131cm" svg:height="0.136cm" svg:x="14.042cm" svg:y="19.081cm" svg:viewBox="0 0 132 137" draw:points="132,0 4,132 0,137">
            <text:p/>
          </draw:polygon>
          <draw:polygon draw:style-name="gr111" draw:text-style-name="P1" draw:layer="layout" svg:width="0.138cm" svg:height="0.14cm" svg:x="14.036cm" svg:y="19.081cm" svg:viewBox="0 0 139 141" draw:points="139,0 6,137 0,141">
            <text:p/>
          </draw:polygon>
          <draw:polygon draw:style-name="gr111" draw:text-style-name="P1" draw:layer="layout" svg:width="0.144cm" svg:height="0.142cm" svg:x="14.029cm" svg:y="19.081cm" svg:viewBox="0 0 145 143" draw:points="145,0 6,141 0,143">
            <text:p/>
          </draw:polygon>
          <draw:polygon draw:style-name="gr111" draw:text-style-name="P1" draw:layer="layout" svg:width="0.15cm" svg:height="0.146cm" svg:x="14.023cm" svg:y="19.081cm" svg:viewBox="0 0 151 147" draw:points="151,0 6,143 0,147">
            <text:p/>
          </draw:polygon>
          <draw:polygon draw:style-name="gr111" draw:text-style-name="P1" draw:layer="layout" svg:width="0.159cm" svg:height="0.148cm" svg:x="14.014cm" svg:y="19.081cm" svg:viewBox="0 0 160 149" draw:points="160,0 8,147 0,149">
            <text:p/>
          </draw:polygon>
          <draw:polygon draw:style-name="gr111" draw:text-style-name="P1" draw:layer="layout" svg:width="0.167cm" svg:height="0.15cm" svg:x="14.006cm" svg:y="19.081cm" svg:viewBox="0 0 168 151" draw:points="168,0 8,149 0,151">
            <text:p/>
          </draw:polygon>
          <draw:polygon draw:style-name="gr111" draw:text-style-name="P1" draw:layer="layout" svg:width="0.174cm" svg:height="0.15cm" svg:x="14cm" svg:y="19.081cm" svg:viewBox="0 0 175 151" draw:points="175,0 6,151 0,151">
            <text:p/>
          </draw:polygon>
          <draw:polygon draw:style-name="gr111" draw:text-style-name="P1" draw:layer="layout" svg:width="0.182cm" svg:height="0.15cm" svg:x="13.991cm" svg:y="19.081cm" svg:viewBox="0 0 183 151" draw:points="183,0 8,151 0,149">
            <text:p/>
          </draw:polygon>
          <draw:polygon draw:style-name="gr111" draw:text-style-name="P1" draw:layer="layout" svg:width="0.188cm" svg:height="0.148cm" svg:x="13.985cm" svg:y="19.081cm" svg:viewBox="0 0 189 149" draw:points="189,0 6,149 0,147">
            <text:p/>
          </draw:polygon>
          <draw:polygon draw:style-name="gr111" draw:text-style-name="P1" draw:layer="layout" svg:width="0.192cm" svg:height="0.146cm" svg:x="13.981cm" svg:y="19.081cm" svg:viewBox="0 0 193 147" draw:points="193,0 4,147 0,145">
            <text:p/>
          </draw:polygon>
          <draw:polygon draw:style-name="gr111" draw:text-style-name="P1" draw:layer="layout" svg:width="0.199cm" svg:height="0.144cm" svg:x="13.975cm" svg:y="19.081cm" svg:viewBox="0 0 200 145" draw:points="200,0 6,145 0,143">
            <text:p/>
          </draw:polygon>
          <draw:polygon draw:style-name="gr111" draw:text-style-name="P1" draw:layer="layout" svg:width="0.203cm" svg:height="0.142cm" svg:x="13.97cm" svg:y="19.081cm" svg:viewBox="0 0 204 143" draw:points="204,0 4,143 0,141">
            <text:p/>
          </draw:polygon>
          <draw:polygon draw:style-name="gr111" draw:text-style-name="P1" draw:layer="layout" svg:width="0.207cm" svg:height="0.14cm" svg:x="13.966cm" svg:y="19.081cm" svg:viewBox="0 0 208 141" draw:points="208,0 4,141 0,139">
            <text:p/>
          </draw:polygon>
          <draw:polygon draw:style-name="gr111" draw:text-style-name="P1" draw:layer="layout" svg:width="0.211cm" svg:height="0.138cm" svg:x="13.962cm" svg:y="19.081cm" svg:viewBox="0 0 212 139" draw:points="212,0 4,139 0,137">
            <text:p/>
          </draw:polygon>
          <draw:polygon draw:style-name="gr111" draw:text-style-name="P1" draw:layer="layout" svg:width="0.216cm" svg:height="0.136cm" svg:x="13.958cm" svg:y="19.081cm" svg:viewBox="0 0 217 137" draw:points="217,0 4,137 0,132">
            <text:p/>
          </draw:polygon>
          <draw:polygon draw:style-name="gr111" draw:text-style-name="P1" draw:layer="layout" svg:width="0.218cm" svg:height="0.131cm" svg:x="13.956cm" svg:y="19.081cm" svg:viewBox="0 0 219 132" draw:points="219,0 2,132 0,130">
            <text:p/>
          </draw:polygon>
          <draw:polygon draw:style-name="gr111" draw:text-style-name="P1" draw:layer="layout" svg:width="0.22cm" svg:height="0.129cm" svg:x="13.954cm" svg:y="19.081cm" svg:viewBox="0 0 221 130" draw:points="221,0 2,130 0,126">
            <text:p/>
          </draw:polygon>
          <draw:polygon draw:style-name="gr111" draw:text-style-name="P1" draw:layer="layout" svg:width="0.222cm" svg:height="0.125cm" svg:x="13.951cm" svg:y="19.081cm" svg:viewBox="0 0 223 126" draw:points="223,0 2,126 0,124">
            <text:p/>
          </draw:polygon>
          <draw:polygon draw:style-name="gr111" draw:text-style-name="P1" draw:layer="layout" svg:width="0.224cm" svg:height="0.123cm" svg:x="13.949cm" svg:y="19.081cm" svg:viewBox="0 0 225 124" draw:points="225,0 2,124 0,120">
            <text:p/>
          </draw:polygon>
          <draw:polygon draw:style-name="gr111" draw:text-style-name="P1" draw:layer="layout" svg:width="0.226cm" svg:height="0.119cm" svg:x="13.947cm" svg:y="19.081cm" svg:viewBox="0 0 227 120" draw:points="227,0 2,120 0,116">
            <text:p/>
          </draw:polygon>
          <draw:polygon draw:style-name="gr111" draw:text-style-name="P1" draw:layer="layout" svg:width="0.228cm" svg:height="0.115cm" svg:x="13.945cm" svg:y="19.081cm" svg:viewBox="0 0 229 116" draw:points="229,0 2,116 0,114">
            <text:p/>
          </draw:polygon>
          <draw:polygon draw:style-name="gr111" draw:text-style-name="P1" draw:layer="layout" svg:width="0.228cm" svg:height="0.113cm" svg:x="13.945cm" svg:y="19.081cm" svg:viewBox="0 0 229 114" draw:points="229,0 0,114 0,109">
            <text:p/>
          </draw:polygon>
          <draw:polygon draw:style-name="gr111" draw:text-style-name="P1" draw:layer="layout" svg:width="0.23cm" svg:height="0.108cm" svg:x="13.943cm" svg:y="19.081cm" svg:viewBox="0 0 231 109" draw:points="231,0 2,109 0,105">
            <text:p/>
          </draw:polygon>
          <draw:polygon draw:style-name="gr111" draw:text-style-name="P1" draw:layer="layout" svg:width="0.23cm" svg:height="0.104cm" svg:x="13.943cm" svg:y="19.081cm" svg:viewBox="0 0 231 105" draw:points="231,0 0,105 0,103">
            <text:p/>
          </draw:polygon>
          <draw:polygon draw:style-name="gr111" draw:text-style-name="P1" draw:layer="layout" svg:width="0.23cm" svg:height="0.102cm" svg:x="13.943cm" svg:y="19.081cm" svg:viewBox="0 0 231 103" draw:points="231,0 0,103 0,99">
            <text:p/>
          </draw:polygon>
          <draw:polygon draw:style-name="gr111" draw:text-style-name="P1" draw:layer="layout" svg:width="0.23cm" svg:height="0.098cm" svg:x="13.943cm" svg:y="19.081cm" svg:viewBox="0 0 231 99" draw:points="231,0 0,99 0,95">
            <text:p/>
          </draw:polygon>
          <draw:polygon draw:style-name="gr111" draw:text-style-name="P1" draw:layer="layout" svg:width="0.232cm" svg:height="0.094cm" svg:x="13.941cm" svg:y="19.081cm" svg:viewBox="0 0 233 95" draw:points="233,0 2,95 0,93">
            <text:p/>
          </draw:polygon>
          <draw:polygon draw:style-name="gr111" draw:text-style-name="P1" draw:layer="layout" svg:width="0.232cm" svg:height="0.092cm" svg:x="13.941cm" svg:y="19.081cm" svg:viewBox="0 0 233 93" draw:points="233,0 0,93 0,88">
            <text:p/>
          </draw:polygon>
          <draw:polygon draw:style-name="gr111" draw:text-style-name="P1" draw:layer="layout" svg:width="0.232cm" svg:height="0.087cm" svg:x="13.941cm" svg:y="19.081cm" svg:viewBox="0 0 233 88" draw:points="233,0 0,88 2,86">
            <text:p/>
          </draw:polygon>
          <draw:polygon draw:style-name="gr111" draw:text-style-name="P1" draw:layer="layout" svg:width="0.23cm" svg:height="0.085cm" svg:x="13.943cm" svg:y="19.081cm" svg:viewBox="0 0 231 86" draw:points="231,0 0,86 0,84">
            <text:p/>
          </draw:polygon>
          <draw:polygon draw:style-name="gr111" draw:text-style-name="P1" draw:layer="layout" svg:width="0.23cm" svg:height="0.083cm" svg:x="13.943cm" svg:y="19.081cm" svg:viewBox="0 0 231 84" draw:points="231,0 0,84 0,82">
            <text:p/>
          </draw:polygon>
          <draw:polygon draw:style-name="gr111" draw:text-style-name="P1" draw:layer="layout" svg:width="0.23cm" svg:height="0.081cm" svg:x="13.943cm" svg:y="19.081cm" svg:viewBox="0 0 231 82" draw:points="231,0 0,82 0,78">
            <text:p/>
          </draw:polygon>
          <draw:polygon draw:style-name="gr111" draw:text-style-name="P1" draw:layer="layout" svg:width="0.23cm" svg:height="0.077cm" svg:x="13.943cm" svg:y="19.081cm" svg:viewBox="0 0 231 78" draw:points="231,0 0,78 0,78">
            <text:p/>
          </draw:polygon>
          <draw:polygon draw:style-name="gr111" draw:text-style-name="P1" draw:layer="layout" svg:width="0.23cm" svg:height="0.077cm" svg:x="13.943cm" svg:y="19.081cm" svg:viewBox="0 0 231 78" draw:points="231,0 0,78 0,76">
            <text:p/>
          </draw:polygon>
          <draw:polygon draw:style-name="gr111" draw:text-style-name="P1" draw:layer="layout" svg:width="0.23cm" svg:height="0.075cm" svg:x="13.943cm" svg:y="19.081cm" svg:viewBox="0 0 231 76" draw:points="231,0 0,76 0,74">
            <text:p/>
          </draw:polygon>
          <draw:polygon draw:style-name="gr111" draw:text-style-name="P1" draw:layer="layout" svg:width="0.23cm" svg:height="0.073cm" svg:x="13.943cm" svg:y="19.081cm" svg:viewBox="0 0 231 74" draw:points="231,0 0,74 0,74">
            <text:p/>
          </draw:polygon>
          <draw:polygon draw:style-name="gr111" draw:text-style-name="P1" draw:layer="layout" svg:width="0.23cm" svg:height="0.073cm" svg:x="13.943cm" svg:y="19.081cm" svg:viewBox="0 0 231 74" draw:points="231,0 0,74 0,71">
            <text:p/>
          </draw:polygon>
          <draw:polygon draw:style-name="gr111" draw:text-style-name="P1" draw:layer="layout" svg:width="0.23cm" svg:height="0.07cm" svg:x="13.943cm" svg:y="19.081cm" svg:viewBox="0 0 231 71" draw:points="231,0 0,71 0,71">
            <text:p/>
          </draw:polygon>
          <draw:polygon draw:style-name="gr111" draw:text-style-name="P1" draw:layer="layout" svg:width="0.23cm" svg:height="0.07cm" svg:x="13.943cm" svg:y="19.081cm" svg:viewBox="0 0 231 71" draw:points="231,0 0,71 0,71">
            <text:p/>
          </draw:polygon>
          <draw:polygon draw:style-name="gr111" draw:text-style-name="P1" draw:layer="layout" svg:width="0.23cm" svg:height="0.07cm" svg:x="13.943cm" svg:y="19.081cm" svg:viewBox="0 0 231 71" draw:points="231,0 0,71 0,71">
            <text:p/>
          </draw:polygon>
          <draw:polygon draw:style-name="gr111" draw:text-style-name="P1" draw:layer="layout" svg:width="0.23cm" svg:height="0.07cm" svg:x="13.943cm" svg:y="19.081cm" svg:viewBox="0 0 231 71" draw:points="231,0 0,71 0,71">
            <text:p/>
          </draw:polygon>
          <draw:polygon draw:style-name="gr111" draw:text-style-name="P1" draw:layer="layout" svg:width="0.232cm" svg:height="0.07cm" svg:x="13.941cm" svg:y="19.081cm" svg:viewBox="0 0 233 71" draw:points="233,0 2,71 0,71">
            <text:p/>
          </draw:polygon>
          <draw:polygon draw:style-name="gr111" draw:text-style-name="P1" draw:layer="layout" svg:width="0.234cm" svg:height="0.07cm" svg:x="13.939cm" svg:y="19.081cm" svg:viewBox="0 0 235 71" draw:points="235,0 2,71 0,71">
            <text:p/>
          </draw:polygon>
          <draw:polygon draw:style-name="gr111" draw:text-style-name="P1" draw:layer="layout" svg:width="0.237cm" svg:height="0.07cm" svg:x="13.937cm" svg:y="19.081cm" svg:viewBox="0 0 238 71" draw:points="238,0 2,71 0,71">
            <text:p/>
          </draw:polygon>
          <draw:polygon draw:style-name="gr111" draw:text-style-name="P1" draw:layer="layout" svg:width="0.239cm" svg:height="0.07cm" svg:x="13.935cm" svg:y="19.081cm" svg:viewBox="0 0 240 71" draw:points="240,0 2,71 0,71">
            <text:p/>
          </draw:polygon>
          <draw:polygon draw:style-name="gr111" draw:text-style-name="P1" draw:layer="layout" svg:width="0.241cm" svg:height="0.07cm" svg:x="13.933cm" svg:y="19.081cm" svg:viewBox="0 0 242 71" draw:points="242,0 2,71 0,71">
            <text:p/>
          </draw:polygon>
          <draw:polygon draw:style-name="gr111" draw:text-style-name="P1" draw:layer="layout" svg:width="0.243cm" svg:height="0.07cm" svg:x="13.93cm" svg:y="19.081cm" svg:viewBox="0 0 244 71" draw:points="244,0 2,71 0,71">
            <text:p/>
          </draw:polygon>
          <draw:polygon draw:style-name="gr111" draw:text-style-name="P1" draw:layer="layout" svg:width="0.247cm" svg:height="0.07cm" svg:x="13.926cm" svg:y="19.081cm" svg:viewBox="0 0 248 71" draw:points="248,0 4,71 0,71">
            <text:p/>
          </draw:polygon>
          <draw:polygon draw:style-name="gr111" draw:text-style-name="P1" draw:layer="layout" svg:width="0.249cm" svg:height="0.07cm" svg:x="13.924cm" svg:y="19.081cm" svg:viewBox="0 0 250 71" draw:points="250,0 2,71 0,71">
            <text:p/>
          </draw:polygon>
          <draw:polygon draw:style-name="gr111" draw:text-style-name="P1" draw:layer="layout" svg:width="0.251cm" svg:height="0.07cm" svg:x="13.922cm" svg:y="19.081cm" svg:viewBox="0 0 252 71" draw:points="252,0 2,71 0,71">
            <text:p/>
          </draw:polygon>
          <draw:polygon draw:style-name="gr111" draw:text-style-name="P1" draw:layer="layout" svg:width="0.255cm" svg:height="0.07cm" svg:x="13.918cm" svg:y="19.081cm" svg:viewBox="0 0 256 71" draw:points="256,0 4,71 0,69">
            <text:p/>
          </draw:polygon>
          <draw:polygon draw:style-name="gr111" draw:text-style-name="P1" draw:layer="layout" svg:width="0.258cm" svg:height="0.068cm" svg:x="13.916cm" svg:y="19.081cm" svg:viewBox="0 0 259 69" draw:points="259,0 2,69 0,69">
            <text:p/>
          </draw:polygon>
          <draw:polygon draw:style-name="gr111" draw:text-style-name="P1" draw:layer="layout" svg:width="0.26cm" svg:height="0.068cm" svg:x="13.914cm" svg:y="19.081cm" svg:viewBox="0 0 261 69" draw:points="261,0 2,69 0,67">
            <text:p/>
          </draw:polygon>
          <draw:polygon draw:style-name="gr111" draw:text-style-name="P1" draw:layer="layout" svg:width="0.264cm" svg:height="0.066cm" svg:x="13.909cm" svg:y="19.081cm" svg:viewBox="0 0 265 67" draw:points="265,0 4,67 0,67">
            <text:p/>
          </draw:polygon>
          <draw:polygon draw:style-name="gr111" draw:text-style-name="P1" draw:layer="layout" svg:width="0.266cm" svg:height="0.066cm" svg:x="13.907cm" svg:y="19.081cm" svg:viewBox="0 0 267 67" draw:points="267,0 2,67 0,65">
            <text:p/>
          </draw:polygon>
          <draw:polygon draw:style-name="gr111" draw:text-style-name="P1" draw:layer="layout" svg:width="0.268cm" svg:height="0.064cm" svg:x="13.905cm" svg:y="19.081cm" svg:viewBox="0 0 269 65" draw:points="269,0 2,65 0,63">
            <text:p/>
          </draw:polygon>
          <draw:polygon draw:style-name="gr111" draw:text-style-name="P1" draw:layer="layout" svg:width="0.272cm" svg:height="0.062cm" svg:x="13.901cm" svg:y="19.081cm" svg:viewBox="0 0 273 63" draw:points="273,0 4,63 0,63">
            <text:p/>
          </draw:polygon>
          <draw:polygon draw:style-name="gr111" draw:text-style-name="P1" draw:layer="layout" svg:width="0.274cm" svg:height="0.062cm" svg:x="13.899cm" svg:y="19.081cm" svg:viewBox="0 0 275 63" draw:points="275,0 2,63 0,61">
            <text:p/>
          </draw:polygon>
          <draw:polygon draw:style-name="gr111" draw:text-style-name="P1" draw:layer="layout" svg:width="0.277cm" svg:height="0.06cm" svg:x="13.897cm" svg:y="19.081cm" svg:viewBox="0 0 278 61" draw:points="278,0 2,61 0,59">
            <text:p/>
          </draw:polygon>
          <draw:polygon draw:style-name="gr111" draw:text-style-name="P1" draw:layer="layout" svg:width="0.279cm" svg:height="0.058cm" svg:x="13.895cm" svg:y="19.081cm" svg:viewBox="0 0 280 59" draw:points="280,0 2,59 0,55">
            <text:p/>
          </draw:polygon>
          <draw:polygon draw:style-name="gr111" draw:text-style-name="P1" draw:layer="layout" svg:width="0.283cm" svg:height="0.054cm" svg:x="13.89cm" svg:y="19.081cm" svg:viewBox="0 0 284 55" draw:points="284,0 4,55 0,53">
            <text:p/>
          </draw:polygon>
          <draw:polygon draw:style-name="gr111" draw:text-style-name="P1" draw:layer="layout" svg:width="0.285cm" svg:height="0.052cm" svg:x="13.888cm" svg:y="19.081cm" svg:viewBox="0 0 286 53" draw:points="286,0 2,53 0,50">
            <text:p/>
          </draw:polygon>
          <draw:polygon draw:style-name="gr111" draw:text-style-name="P1" draw:layer="layout" svg:width="0.287cm" svg:height="0.049cm" svg:x="13.886cm" svg:y="19.081cm" svg:viewBox="0 0 288 50" draw:points="288,0 2,50 0,46">
            <text:p/>
          </draw:polygon>
          <draw:polygon draw:style-name="gr111" draw:text-style-name="P1" draw:layer="layout" svg:width="0.287cm" svg:height="0.045cm" svg:x="13.886cm" svg:y="19.081cm" svg:viewBox="0 0 288 46" draw:points="288,0 0,46 0,42">
            <text:p/>
          </draw:polygon>
          <draw:polygon draw:style-name="gr111" draw:text-style-name="P1" draw:layer="layout" svg:width="0.289cm" svg:height="0.041cm" svg:x="13.884cm" svg:y="19.081cm" svg:viewBox="0 0 290 42" draw:points="290,0 2,42 0,38">
            <text:p/>
          </draw:polygon>
          <draw:polygon draw:style-name="gr111" draw:text-style-name="P1" draw:layer="layout" svg:width="0.291cm" svg:height="0.037cm" svg:x="13.882cm" svg:y="19.081cm" svg:viewBox="0 0 292 38" draw:points="292,0 2,38 0,34">
            <text:p/>
          </draw:polygon>
          <draw:polygon draw:style-name="gr111" draw:text-style-name="P1" draw:layer="layout" svg:width="0.291cm" svg:height="0.033cm" svg:x="13.882cm" svg:y="19.081cm" svg:viewBox="0 0 292 34" draw:points="292,0 0,34 0,29">
            <text:p/>
          </draw:polygon>
          <draw:polygon draw:style-name="gr111" draw:text-style-name="P1" draw:layer="layout" svg:width="0.293cm" svg:height="0.028cm" svg:x="13.88cm" svg:y="19.081cm" svg:viewBox="0 0 294 29" draw:points="294,0 2,29 0,25">
            <text:p/>
          </draw:polygon>
          <draw:polygon draw:style-name="gr111" draw:text-style-name="P1" draw:layer="layout" svg:width="0.293cm" svg:height="0.024cm" svg:x="13.88cm" svg:y="19.081cm" svg:viewBox="0 0 294 25" draw:points="294,0 0,25 0,19">
            <text:p/>
          </draw:polygon>
          <draw:polygon draw:style-name="gr111" draw:text-style-name="P1" draw:layer="layout" svg:width="0.293cm" svg:height="0.018cm" svg:x="13.88cm" svg:y="19.081cm" svg:viewBox="0 0 294 19" draw:points="294,0 0,19 2,15">
            <text:p/>
          </draw:polygon>
          <draw:polygon draw:style-name="gr111" draw:text-style-name="P1" draw:layer="layout" svg:width="0.291cm" svg:height="0.014cm" svg:x="13.882cm" svg:y="19.081cm" svg:viewBox="0 0 292 15" draw:points="292,0 0,15 0,11">
            <text:p/>
          </draw:polygon>
          <draw:polygon draw:style-name="gr111" draw:text-style-name="P1" draw:layer="layout" svg:width="0.291cm" svg:height="0.01cm" svg:x="13.882cm" svg:y="19.081cm" svg:viewBox="0 0 292 11" draw:points="292,0 0,11 2,6">
            <text:p/>
          </draw:polygon>
          <draw:polygon draw:style-name="gr111" draw:text-style-name="P1" draw:layer="layout" svg:width="0.289cm" svg:height="0.005cm" svg:x="13.884cm" svg:y="19.081cm" svg:viewBox="0 0 290 6" draw:points="290,0 0,6 0,2">
            <text:p/>
          </draw:polygon>
          <draw:polygon draw:style-name="gr111" draw:text-style-name="P1" draw:layer="layout" svg:width="0.289cm" svg:height="0.003cm" svg:x="13.884cm" svg:y="19.079cm" svg:viewBox="0 0 290 4" draw:points="290,2 0,4 2,0">
            <text:p/>
          </draw:polygon>
          <draw:polygon draw:style-name="gr111" draw:text-style-name="P1" draw:layer="layout" svg:width="0.287cm" svg:height="0.005cm" svg:x="13.886cm" svg:y="19.075cm" svg:viewBox="0 0 288 6" draw:points="288,6 0,4 2,0">
            <text:p/>
          </draw:polygon>
          <draw:polygon draw:style-name="gr111" draw:text-style-name="P1" draw:layer="layout" svg:width="0.285cm" svg:height="0.007cm" svg:x="13.888cm" svg:y="19.073cm" svg:viewBox="0 0 286 8" draw:points="286,8 0,2 2,0">
            <text:p/>
          </draw:polygon>
          <draw:polygon draw:style-name="gr111" draw:text-style-name="P1" draw:layer="layout" svg:width="0.283cm" svg:height="0.01cm" svg:x="13.89cm" svg:y="19.071cm" svg:viewBox="0 0 284 11" draw:points="284,11 0,2 2,0">
            <text:p/>
          </draw:polygon>
          <draw:polygon draw:style-name="gr111" draw:text-style-name="P1" draw:layer="layout" svg:width="0.281cm" svg:height="0.012cm" svg:x="13.893cm" svg:y="19.069cm" svg:viewBox="0 0 282 13" draw:points="282,13 0,2 2,0">
            <text:p/>
          </draw:polygon>
          <draw:polygon draw:style-name="gr111" draw:text-style-name="P1" draw:layer="layout" svg:width="0.279cm" svg:height="0.014cm" svg:x="13.895cm" svg:y="19.067cm" svg:viewBox="0 0 280 15" draw:points="280,15 0,2 4,0">
            <text:p/>
          </draw:polygon>
          <draw:polygon draw:style-name="gr111" draw:text-style-name="P1" draw:layer="layout" svg:width="0.274cm" svg:height="0.016cm" svg:x="13.899cm" svg:y="19.064cm" svg:viewBox="0 0 275 17" draw:points="275,17 0,2 2,0">
            <text:p/>
          </draw:polygon>
          <draw:polygon draw:style-name="gr111" draw:text-style-name="P1" draw:layer="layout" svg:width="0.272cm" svg:height="0.018cm" svg:x="13.901cm" svg:y="19.062cm" svg:viewBox="0 0 273 19" draw:points="273,19 0,2 2,0">
            <text:p/>
          </draw:polygon>
          <draw:polygon draw:style-name="gr111" draw:text-style-name="P1" draw:layer="layout" svg:width="0.27cm" svg:height="0.02cm" svg:x="13.903cm" svg:y="19.06cm" svg:viewBox="0 0 271 21" draw:points="271,21 0,2 4,0">
            <text:p/>
          </draw:polygon>
          <draw:polygon draw:style-name="gr111" draw:text-style-name="P1" draw:layer="layout" svg:width="0.266cm" svg:height="0.02cm" svg:x="13.907cm" svg:y="19.06cm" svg:viewBox="0 0 267 21" draw:points="267,21 0,0 2,0">
            <text:p/>
          </draw:polygon>
          <draw:polygon draw:style-name="gr111" draw:text-style-name="P1" draw:layer="layout" svg:width="0.264cm" svg:height="0.022cm" svg:x="13.909cm" svg:y="19.058cm" svg:viewBox="0 0 265 23" draw:points="265,23 0,2 2,0">
            <text:p/>
          </draw:polygon>
          <draw:polygon draw:style-name="gr111" draw:text-style-name="P1" draw:layer="layout" svg:width="0.262cm" svg:height="0.022cm" svg:x="13.911cm" svg:y="19.058cm" svg:viewBox="0 0 263 23" draw:points="263,23 0,0 4,0">
            <text:p/>
          </draw:polygon>
          <draw:polygon draw:style-name="gr111" draw:text-style-name="P1" draw:layer="layout" svg:width="0.258cm" svg:height="0.024cm" svg:x="13.916cm" svg:y="19.056cm" svg:viewBox="0 0 259 25" draw:points="259,25 0,2 2,0">
            <text:p/>
          </draw:polygon>
          <draw:polygon draw:style-name="gr111" draw:text-style-name="P1" draw:layer="layout" svg:width="0.255cm" svg:height="0.024cm" svg:x="13.918cm" svg:y="19.056cm" svg:viewBox="0 0 256 25" draw:points="256,25 0,0 2,0">
            <text:p/>
          </draw:polygon>
          <draw:polygon draw:style-name="gr111" draw:text-style-name="P1" draw:layer="layout" svg:width="0.253cm" svg:height="0.024cm" svg:x="13.92cm" svg:y="19.056cm" svg:viewBox="0 0 254 25" draw:points="254,25 0,0 4,0">
            <text:p/>
          </draw:polygon>
          <draw:polygon draw:style-name="gr111" draw:text-style-name="P1" draw:layer="layout" svg:width="0.249cm" svg:height="0.024cm" svg:x="13.924cm" svg:y="19.056cm" svg:viewBox="0 0 250 25" draw:points="250,25 0,0 2,0">
            <text:p/>
          </draw:polygon>
          <draw:polygon draw:style-name="gr111" draw:text-style-name="P1" draw:layer="layout" svg:width="0.247cm" svg:height="0.024cm" svg:x="13.926cm" svg:y="19.056cm" svg:viewBox="0 0 248 25" draw:points="248,25 0,0 2,0">
            <text:p/>
          </draw:polygon>
          <draw:polygon draw:style-name="gr111" draw:text-style-name="P1" draw:layer="layout" svg:width="0.245cm" svg:height="0.026cm" svg:x="13.928cm" svg:y="19.054cm" svg:viewBox="0 0 246 27" draw:points="246,27 0,2 2,0">
            <text:p/>
          </draw:polygon>
          <draw:polygon draw:style-name="gr111" draw:text-style-name="P1" draw:layer="layout" svg:width="0.243cm" svg:height="0.026cm" svg:x="13.93cm" svg:y="19.054cm" svg:viewBox="0 0 244 27" draw:points="244,27 0,0 4,0">
            <text:p/>
          </draw:polygon>
          <draw:polygon draw:style-name="gr111" draw:text-style-name="P1" draw:layer="layout" svg:width="0.239cm" svg:height="0.026cm" svg:x="13.935cm" svg:y="19.054cm" svg:viewBox="0 0 240 27" draw:points="240,27 0,0 2,2">
            <text:p/>
          </draw:polygon>
          <draw:polygon draw:style-name="gr111" draw:text-style-name="P1" draw:layer="layout" svg:width="0.237cm" svg:height="0.024cm" svg:x="13.937cm" svg:y="19.056cm" svg:viewBox="0 0 238 25" draw:points="238,25 0,0 2,0">
            <text:p/>
          </draw:polygon>
          <draw:polygon draw:style-name="gr111" draw:text-style-name="P1" draw:layer="layout" svg:width="0.234cm" svg:height="0.024cm" svg:x="13.939cm" svg:y="19.056cm" svg:viewBox="0 0 235 25" draw:points="235,25 0,0 2,0">
            <text:p/>
          </draw:polygon>
          <draw:polygon draw:style-name="gr111" draw:text-style-name="P1" draw:layer="layout" svg:width="0.232cm" svg:height="0.024cm" svg:x="13.941cm" svg:y="19.056cm" svg:viewBox="0 0 233 25" draw:points="233,25 0,0 0,0">
            <text:p/>
          </draw:polygon>
          <draw:polygon draw:style-name="gr111" draw:text-style-name="P1" draw:layer="layout" svg:width="0.232cm" svg:height="0.024cm" svg:x="13.941cm" svg:y="19.056cm" svg:viewBox="0 0 233 25" draw:points="233,25 0,0 2,0">
            <text:p/>
          </draw:polygon>
          <draw:polygon draw:style-name="gr111" draw:text-style-name="P1" draw:layer="layout" svg:width="0.23cm" svg:height="0.024cm" svg:x="13.943cm" svg:y="19.056cm" svg:viewBox="0 0 231 25" draw:points="231,25 0,0 0,0">
            <text:p/>
          </draw:polygon>
          <draw:polygon draw:style-name="gr111" draw:text-style-name="P1" draw:layer="layout" svg:width="0.23cm" svg:height="0.024cm" svg:x="13.943cm" svg:y="19.056cm" svg:viewBox="0 0 231 25" draw:points="231,25 0,0 0,0">
            <text:p/>
          </draw:polygon>
          <draw:polygon draw:style-name="gr111" draw:text-style-name="P1" draw:layer="layout" svg:width="0.23cm" svg:height="0.024cm" svg:x="13.943cm" svg:y="19.056cm" svg:viewBox="0 0 231 25" draw:points="231,25 0,0 0,0">
            <text:p/>
          </draw:polygon>
          <draw:polygon draw:style-name="gr111" draw:text-style-name="P1" draw:layer="layout" svg:width="0.23cm" svg:height="0.026cm" svg:x="13.943cm" svg:y="19.054cm" svg:viewBox="0 0 231 27" draw:points="231,27 0,2 0,0">
            <text:p/>
          </draw:polygon>
          <draw:polygon draw:style-name="gr111" draw:text-style-name="P1" draw:layer="layout" svg:width="0.23cm" svg:height="0.026cm" svg:x="13.943cm" svg:y="19.054cm" svg:viewBox="0 0 231 27" draw:points="231,27 0,0 0,0">
            <text:p/>
          </draw:polygon>
          <draw:polygon draw:style-name="gr111" draw:text-style-name="P1" draw:layer="layout" svg:width="0.23cm" svg:height="0.028cm" svg:x="13.943cm" svg:y="19.052cm" svg:viewBox="0 0 231 29" draw:points="231,29 0,2 0,0">
            <text:p/>
          </draw:polygon>
          <draw:polygon draw:style-name="gr111" draw:text-style-name="P1" draw:layer="layout" svg:width="0.23cm" svg:height="0.028cm" svg:x="13.943cm" svg:y="19.052cm" svg:viewBox="0 0 231 29" draw:points="231,29 0,0 0,0">
            <text:p/>
          </draw:polygon>
          <draw:polygon draw:style-name="gr111" draw:text-style-name="P1" draw:layer="layout" svg:width="0.23cm" svg:height="0.031cm" svg:x="13.943cm" svg:y="19.05cm" svg:viewBox="0 0 231 32" draw:points="231,32 0,2 0,0">
            <text:p/>
          </draw:polygon>
          <draw:polygon draw:style-name="gr111" draw:text-style-name="P1" draw:layer="layout" svg:width="0.23cm" svg:height="0.033cm" svg:x="13.943cm" svg:y="19.048cm" svg:viewBox="0 0 231 34" draw:points="231,34 0,2 0,0">
            <text:p/>
          </draw:polygon>
          <draw:polygon draw:style-name="gr111" draw:text-style-name="P1" draw:layer="layout" svg:width="0.23cm" svg:height="0.037cm" svg:x="13.943cm" svg:y="19.043cm" svg:viewBox="0 0 231 38" draw:points="231,38 0,4 0,0">
            <text:p/>
          </draw:polygon>
          <draw:polygon draw:style-name="gr111" draw:text-style-name="P1" draw:layer="layout" svg:width="0.23cm" svg:height="0.039cm" svg:x="13.943cm" svg:y="19.041cm" svg:viewBox="0 0 231 40" draw:points="231,40 0,2 0,0">
            <text:p/>
          </draw:polygon>
          <draw:polygon draw:style-name="gr111" draw:text-style-name="P1" draw:layer="layout" svg:width="0.23cm" svg:height="0.041cm" svg:x="13.943cm" svg:y="19.039cm" svg:viewBox="0 0 231 42" draw:points="231,42 0,2 0,0">
            <text:p/>
          </draw:polygon>
          <draw:polygon draw:style-name="gr111" draw:text-style-name="P1" draw:layer="layout" svg:width="0.23cm" svg:height="0.045cm" svg:x="13.943cm" svg:y="19.035cm" svg:viewBox="0 0 231 46" draw:points="231,46 0,4 0,0">
            <text:p/>
          </draw:polygon>
          <draw:polygon draw:style-name="gr111" draw:text-style-name="P1" draw:layer="layout" svg:width="0.23cm" svg:height="0.047cm" svg:x="13.943cm" svg:y="19.033cm" svg:viewBox="0 0 231 48" draw:points="231,48 0,2 0,0">
            <text:p/>
          </draw:polygon>
          <draw:polygon draw:style-name="gr111" draw:text-style-name="P1" draw:layer="layout" svg:width="0.23cm" svg:height="0.052cm" svg:x="13.943cm" svg:y="19.029cm" svg:viewBox="0 0 231 53" draw:points="231,53 0,4 0,0">
            <text:p/>
          </draw:polygon>
          <draw:polygon draw:style-name="gr111" draw:text-style-name="P1" draw:layer="layout" svg:width="0.23cm" svg:height="0.054cm" svg:x="13.943cm" svg:y="19.027cm" svg:viewBox="0 0 231 55" draw:points="231,55 0,2 0,0">
            <text:p/>
          </draw:polygon>
          <draw:polygon draw:style-name="gr111" draw:text-style-name="P1" draw:layer="layout" svg:width="0.23cm" svg:height="0.058cm" svg:x="13.943cm" svg:y="19.022cm" svg:viewBox="0 0 231 59" draw:points="231,59 0,4 2,0">
            <text:p/>
          </draw:polygon>
          <draw:polygon draw:style-name="gr111" draw:text-style-name="P1" draw:layer="layout" svg:width="0.228cm" svg:height="0.062cm" svg:x="13.945cm" svg:y="19.018cm" svg:viewBox="0 0 229 63" draw:points="229,63 0,4 0,0">
            <text:p/>
          </draw:polygon>
          <draw:polygon draw:style-name="gr111" draw:text-style-name="P1" draw:layer="layout" svg:width="0.228cm" svg:height="0.066cm" svg:x="13.945cm" svg:y="19.014cm" svg:viewBox="0 0 229 67" draw:points="229,67 0,4 2,0">
            <text:p/>
          </draw:polygon>
          <draw:polygon draw:style-name="gr111" draw:text-style-name="P1" draw:layer="layout" svg:width="0.226cm" svg:height="0.068cm" svg:x="13.947cm" svg:y="19.012cm" svg:viewBox="0 0 227 69" draw:points="227,69 0,2 0,0">
            <text:p/>
          </draw:polygon>
          <draw:polygon draw:style-name="gr111" draw:text-style-name="P1" draw:layer="layout" svg:width="0.226cm" svg:height="0.073cm" svg:x="13.947cm" svg:y="19.008cm" svg:viewBox="0 0 227 74" draw:points="227,74 0,4 2,0">
            <text:p/>
          </draw:polygon>
          <draw:polygon draw:style-name="gr111" draw:text-style-name="P1" draw:layer="layout" svg:width="0.224cm" svg:height="0.077cm" svg:x="13.949cm" svg:y="19.003cm" svg:viewBox="0 0 225 78" draw:points="225,78 0,4 2,0">
            <text:p/>
          </draw:polygon>
          <draw:polygon draw:style-name="gr111" draw:text-style-name="P1" draw:layer="layout" svg:width="0.222cm" svg:height="0.079cm" svg:x="13.951cm" svg:y="19.001cm" svg:viewBox="0 0 223 80" draw:points="223,80 0,2 2,0">
            <text:p/>
          </draw:polygon>
          <draw:polygon draw:style-name="gr111" draw:text-style-name="P1" draw:layer="layout" svg:width="0.22cm" svg:height="0.083cm" svg:x="13.954cm" svg:y="18.997cm" svg:viewBox="0 0 221 84" draw:points="221,84 0,4 2,0">
            <text:p/>
          </draw:polygon>
          <draw:polygon draw:style-name="gr111" draw:text-style-name="P1" draw:layer="layout" svg:width="0.218cm" svg:height="0.085cm" svg:x="13.956cm" svg:y="18.995cm" svg:viewBox="0 0 219 86" draw:points="219,86 0,2 4,0">
            <text:p/>
          </draw:polygon>
          <draw:polygon draw:style-name="gr111" draw:text-style-name="P1" draw:layer="layout" svg:width="0.213cm" svg:height="0.089cm" svg:x="13.96cm" svg:y="18.991cm" svg:viewBox="0 0 214 90" draw:points="214,90 0,4 2,0">
            <text:p/>
          </draw:polygon>
          <draw:polygon draw:style-name="gr111" draw:text-style-name="P1" draw:layer="layout" svg:width="0.211cm" svg:height="0.092cm" svg:x="13.962cm" svg:y="18.989cm" svg:viewBox="0 0 212 93" draw:points="212,93 0,2 4,0">
            <text:p/>
          </draw:polygon>
          <draw:polygon draw:style-name="gr111" draw:text-style-name="P1" draw:layer="layout" svg:width="0.207cm" svg:height="0.094cm" svg:x="13.966cm" svg:y="18.987cm" svg:viewBox="0 0 208 95" draw:points="208,95 0,2 4,0">
            <text:p/>
          </draw:polygon>
          <draw:polygon draw:style-name="gr111" draw:text-style-name="P1" draw:layer="layout" svg:width="0.203cm" svg:height="0.096cm" svg:x="13.97cm" svg:y="18.985cm" svg:viewBox="0 0 204 97" draw:points="204,97 0,2 4,0">
            <text:p/>
          </draw:polygon>
          <draw:polygon draw:style-name="gr111" draw:text-style-name="P1" draw:layer="layout" svg:width="0.199cm" svg:height="0.098cm" svg:x="13.975cm" svg:y="18.982cm" svg:viewBox="0 0 200 99" draw:points="200,99 0,2 4,0">
            <text:p/>
          </draw:polygon>
          <draw:polygon draw:style-name="gr111" draw:text-style-name="P1" draw:layer="layout" svg:width="0.195cm" svg:height="0.1cm" svg:x="13.979cm" svg:y="18.98cm" svg:viewBox="0 0 196 101" draw:points="196,101 0,2 6,0">
            <text:p/>
          </draw:polygon>
          <draw:polygon draw:style-name="gr111" draw:text-style-name="P1" draw:layer="layout" svg:width="0.188cm" svg:height="0.102cm" svg:x="13.985cm" svg:y="18.978cm" svg:viewBox="0 0 189 103" draw:points="189,103 0,2 4,0">
            <text:p/>
          </draw:polygon>
          <draw:polygon draw:style-name="gr111" draw:text-style-name="P1" draw:layer="layout" svg:width="0.184cm" svg:height="0.104cm" svg:x="13.989cm" svg:y="18.976cm" svg:viewBox="0 0 185 105" draw:points="185,105 0,2 8,0">
            <text:p/>
          </draw:polygon>
          <draw:polygon draw:style-name="gr111" draw:text-style-name="P1" draw:layer="layout" svg:width="0.176cm" svg:height="0.104cm" svg:x="13.998cm" svg:y="18.976cm" svg:viewBox="0 0 177 105" draw:points="177,105 0,0 6,0">
            <text:p/>
          </draw:polygon>
          <draw:polygon draw:style-name="gr111" draw:text-style-name="P1" draw:layer="layout" svg:width="0.169cm" svg:height="0.104cm" svg:x="14.004cm" svg:y="18.976cm" svg:viewBox="0 0 170 105" draw:points="170,105 0,0 8,2">
            <text:p/>
          </draw:polygon>
          <draw:polygon draw:style-name="gr111" draw:text-style-name="P1" draw:layer="layout" svg:width="0.161cm" svg:height="0.102cm" svg:x="14.012cm" svg:y="18.978cm" svg:viewBox="0 0 162 103" draw:points="162,103 0,0 6,2">
            <text:p/>
          </draw:polygon>
          <draw:polygon draw:style-name="gr111" draw:text-style-name="P1" draw:layer="layout" svg:width="0.155cm" svg:height="0.1cm" svg:x="14.019cm" svg:y="18.98cm" svg:viewBox="0 0 156 101" draw:points="156,101 0,0 8,2">
            <text:p/>
          </draw:polygon>
          <draw:polygon draw:style-name="gr111" draw:text-style-name="P1" draw:layer="layout" svg:width="0.146cm" svg:height="0.098cm" svg:x="14.027cm" svg:y="18.982cm" svg:viewBox="0 0 147 99" draw:points="147,99 0,0 6,4">
            <text:p/>
          </draw:polygon>
          <draw:polygon draw:style-name="gr111" draw:text-style-name="P1" draw:layer="layout" svg:width="0.14cm" svg:height="0.094cm" svg:x="14.033cm" svg:y="18.987cm" svg:viewBox="0 0 141 95" draw:points="141,95 0,0 4,2">
            <text:p/>
          </draw:polygon>
          <draw:polygon draw:style-name="gr111" draw:text-style-name="P1" draw:layer="layout" svg:width="0.136cm" svg:height="0.092cm" svg:x="14.038cm" svg:y="18.989cm" svg:viewBox="0 0 137 93" draw:points="137,93 0,0 4,4">
            <text:p/>
          </draw:polygon>
          <draw:polygon draw:style-name="gr111" draw:text-style-name="P1" draw:layer="layout" svg:width="0.131cm" svg:height="0.087cm" svg:x="14.042cm" svg:y="18.993cm" svg:viewBox="0 0 132 88" draw:points="132,88 0,0 4,4">
            <text:p/>
          </draw:polygon>
          <draw:polygon draw:style-name="gr111" draw:text-style-name="P1" draw:layer="layout" svg:width="0.127cm" svg:height="0.083cm" svg:x="14.046cm" svg:y="18.997cm" svg:viewBox="0 0 128 84" draw:points="128,84 0,0 4,4">
            <text:p/>
          </draw:polygon>
          <draw:polygon draw:style-name="gr111" draw:text-style-name="P1" draw:layer="layout" svg:width="0.123cm" svg:height="0.079cm" svg:x="14.05cm" svg:y="19.001cm" svg:viewBox="0 0 124 80" draw:points="124,80 0,0 4,4">
            <text:p/>
          </draw:polygon>
          <draw:polygon draw:style-name="gr111" draw:text-style-name="P1" draw:layer="layout" svg:width="0.119cm" svg:height="0.075cm" svg:x="14.054cm" svg:y="19.006cm" svg:viewBox="0 0 120 76" draw:points="120,76 0,0 2,4">
            <text:p/>
          </draw:polygon>
          <draw:polygon draw:style-name="gr111" draw:text-style-name="P1" draw:layer="layout" svg:width="0.117cm" svg:height="0.07cm" svg:x="14.057cm" svg:y="19.01cm" svg:viewBox="0 0 118 71" draw:points="118,71 0,0 2,4">
            <text:p/>
          </draw:polygon>
          <draw:polygon draw:style-name="gr111" draw:text-style-name="P1" draw:layer="layout" svg:width="0.115cm" svg:height="0.066cm" svg:x="14.059cm" svg:y="19.014cm" svg:viewBox="0 0 116 67" draw:points="116,67 0,0 2,4">
            <text:p/>
          </draw:polygon>
          <draw:polygon draw:style-name="gr111" draw:text-style-name="P1" draw:layer="layout" svg:width="0.113cm" svg:height="0.062cm" svg:x="14.061cm" svg:y="19.018cm" svg:viewBox="0 0 114 63" draw:points="114,63 0,0 0,4">
            <text:p/>
          </draw:polygon>
          <draw:polygon draw:style-name="gr111" draw:text-style-name="P1" draw:layer="layout" svg:width="0.113cm" svg:height="0.058cm" svg:x="14.061cm" svg:y="19.022cm" svg:viewBox="0 0 114 59" draw:points="114,59 0,0 0,4">
            <text:p/>
          </draw:polygon>
          <draw:polygon draw:style-name="gr111" draw:text-style-name="P1" draw:layer="layout" svg:width="0.113cm" svg:height="0.054cm" svg:x="14.061cm" svg:y="19.027cm" svg:viewBox="0 0 114 55" draw:points="114,55 0,0 2,4">
            <text:p/>
          </draw:polygon>
          <draw:polygon draw:style-name="gr111" draw:text-style-name="P1" draw:layer="layout" svg:width="0.11cm" svg:height="0.049cm" svg:x="14.063cm" svg:y="19.031cm" svg:viewBox="0 0 111 50" draw:points="111,50 0,0 0,6">
            <text:p/>
          </draw:polygon>
          <draw:polygon draw:style-name="gr111" draw:text-style-name="P1" draw:layer="layout" svg:width="0.11cm" svg:height="0.043cm" svg:x="14.063cm" svg:y="19.037cm" svg:viewBox="0 0 111 44" draw:points="111,44 0,0 0,4">
            <text:p/>
          </draw:polygon>
          <draw:polygon draw:style-name="gr111" draw:text-style-name="P1" draw:layer="layout" svg:width="0.11cm" svg:height="0.039cm" svg:x="14.063cm" svg:y="19.041cm" svg:viewBox="0 0 111 40" draw:points="111,40 0,0 0,4">
            <text:p/>
          </draw:polygon>
          <draw:polygon draw:style-name="gr111" draw:text-style-name="P1" draw:layer="layout" svg:width="0.113cm" svg:height="0.035cm" svg:x="14.061cm" svg:y="19.045cm" svg:viewBox="0 0 114 36" draw:points="114,36 2,0 0,4">
            <text:p/>
          </draw:polygon>
          <draw:polygon draw:style-name="gr111" draw:text-style-name="P1" draw:layer="layout" svg:width="0.113cm" svg:height="0.031cm" svg:x="14.061cm" svg:y="19.05cm" svg:viewBox="0 0 114 32" draw:points="114,32 0,0 0,4">
            <text:p/>
          </draw:polygon>
          <draw:polygon draw:style-name="gr111" draw:text-style-name="P1" draw:layer="layout" svg:width="0.113cm" svg:height="0.026cm" svg:x="14.061cm" svg:y="19.054cm" svg:viewBox="0 0 114 27" draw:points="114,27 0,0 0,2">
            <text:p/>
          </draw:polygon>
          <draw:polygon draw:style-name="gr111" draw:text-style-name="P1" draw:layer="layout" svg:width="0.115cm" svg:height="0.024cm" svg:x="14.059cm" svg:y="19.056cm" svg:viewBox="0 0 116 25" draw:points="116,25 2,0 0,4">
            <text:p/>
          </draw:polygon>
          <draw:polygon draw:style-name="gr111" draw:text-style-name="P1" draw:layer="layout" svg:width="0.115cm" svg:height="0.02cm" svg:x="14.059cm" svg:y="19.06cm" svg:viewBox="0 0 116 21" draw:points="116,21 0,0 0,4">
            <text:p/>
          </draw:polygon>
          <draw:polygon draw:style-name="gr111" draw:text-style-name="P1" draw:layer="layout" svg:width="0.117cm" svg:height="0.016cm" svg:x="14.057cm" svg:y="19.064cm" svg:viewBox="0 0 118 17" draw:points="118,17 2,0 0,2">
            <text:p/>
          </draw:polygon>
          <draw:polygon draw:style-name="gr111" draw:text-style-name="P1" draw:layer="layout" svg:width="0.119cm" svg:height="0.014cm" svg:x="14.054cm" svg:y="19.067cm" svg:viewBox="0 0 120 15" draw:points="120,15 2,0 0,4">
            <text:p/>
          </draw:polygon>
          <draw:polygon draw:style-name="gr111" draw:text-style-name="P1" draw:layer="layout" svg:width="0.119cm" svg:height="0.01cm" svg:x="14.054cm" svg:y="19.071cm" svg:viewBox="0 0 120 11" draw:points="120,11 0,0 0,2">
            <text:p/>
          </draw:polygon>
          <draw:polygon draw:style-name="gr111" draw:text-style-name="P1" draw:layer="layout" svg:width="0.121cm" svg:height="0.007cm" svg:x="14.052cm" svg:y="19.073cm" svg:viewBox="0 0 122 8" draw:points="122,8 2,0 0,2">
            <text:p/>
          </draw:polygon>
          <draw:polygon draw:style-name="gr111" draw:text-style-name="P1" draw:layer="layout" svg:width="0.121cm" svg:height="0.005cm" svg:x="14.052cm" svg:y="19.075cm" svg:viewBox="0 0 122 6" draw:points="122,6 0,0 0,2">
            <text:p/>
          </draw:polygon>
          <draw:polygon draw:style-name="gr111" draw:text-style-name="P1" draw:layer="layout" svg:width="0.121cm" svg:height="0.003cm" svg:x="14.052cm" svg:y="19.077cm" svg:viewBox="0 0 122 4" draw:points="122,4 0,0 0,2">
            <text:p/>
          </draw:polygon>
          <draw:polygon draw:style-name="gr111" draw:text-style-name="P1" draw:layer="layout" svg:width="0.123cm" svg:height="0.001cm" svg:x="14.05cm" svg:y="19.079cm" svg:viewBox="0 0 124 2" draw:points="124,2 2,0 0,0">
            <text:p/>
          </draw:polygon>
          <draw:polygon draw:style-name="gr111" draw:text-style-name="P1" draw:layer="layout" svg:width="0.123cm" svg:height="0.001cm" svg:x="14.05cm" svg:y="19.079cm" svg:viewBox="0 0 124 2" draw:points="124,2 0,0 0,2">
            <text:p/>
          </draw:polygon>
          <draw:polygon draw:style-name="gr111" draw:text-style-name="P1" draw:layer="layout" svg:width="0.123cm" svg:height="0cm" svg:x="14.05cm" svg:y="19.081cm" svg:viewBox="0 0 124 0" draw:points="124,0 0,0 0,0">
            <text:p/>
          </draw:polygon>
          <draw:polygon draw:style-name="gr111" draw:text-style-name="P1" draw:layer="layout" svg:width="0.123cm" svg:height="0cm" svg:x="14.05cm" svg:y="19.081cm" svg:viewBox="0 0 124 0" draw:points="124,0 0,0 48,0">
            <text:p/>
          </draw:polygon>
          <draw:polygon draw:style-name="gr111" draw:text-style-name="P1" draw:layer="layout" svg:width="0.075cm" svg:height="0.024cm" svg:x="14.099cm" svg:y="19.056cm" svg:viewBox="0 0 76 25" draw:points="76,25 0,25 0,0">
            <text:p/>
          </draw:polygon>
          <draw:polygon draw:style-name="gr111" draw:text-style-name="P1" draw:layer="layout" svg:width="0.075cm" svg:height="0.024cm" svg:x="14.099cm" svg:y="19.056cm" svg:viewBox="0 0 76 25" draw:points="76,25 0,0 76,0">
            <text:p/>
          </draw:polygon>
          <draw:polygon draw:style-name="gr112" draw:text-style-name="P1" draw:layer="layout" svg:width="0.59cm" svg:height="0.255cm" svg:x="13.88cm" svg:y="18.976cm" svg:viewBox="0 0 591 256" draw:points="294,80 294,105 591,105 591,147 538,147 538,160 570,160 570,181 538,181 538,200 570,200 570,233 500,233 500,147 294,147 294,172 219,172 219,147 170,147 170,147 170,147 172,149 172,149 175,151 175,156 177,158 177,160 179,164 181,168 181,172 183,174 183,181 185,185 185,189 185,193 185,198 185,202 185,208 183,212 183,217 181,221 179,225 175,229 170,233 166,238 162,242 156,246 149,248 143,252 135,254 126,256 120,256 111,254 105,252 101,250 95,248 90,246 86,244 82,242 78,238 76,235 74,231 71,229 69,225 67,221 65,219 65,214 63,210 63,208 63,204 63,200 61,198 61,193 63,191 63,189 63,187 63,183 63,183 63,181 63,179 63,179 63,177 63,177 63,177 63,177 63,177 61,177 59,177 57,177 55,177 53,177 50,177 46,177 44,177 42,177 38,174 36,174 34,172 29,172 27,170 25,168 21,168 19,166 17,164 15,160 11,158 8,156 6,151 6,147 4,143 2,139 2,135 0,130 0,124 2,120 2,116 4,111 4,107 6,103 8,99 11,97 13,95 15,93 19,90 21,88 23,86 27,84 29,84 32,82 36,82 38,80 40,80 44,80 46,80 48,80 50,78 55,78 57,80 59,80 61,80 61,80 63,80 63,80 63,80 63,80 63,78 63,78 63,76 63,76 63,74 63,71 63,67 63,65 63,63 63,59 63,57 63,53 63,50 65,46 65,42 67,38 67,36 69,32 71,27 74,25 76,21 80,19 82,15 86,13 90,11 95,8 99,6 105,4 109,2 118,0 124,0 132,2 139,4 147,6 153,11 158,13 162,17 166,21 170,25 175,29 177,34 179,38 181,42 181,46 181,50 183,55 183,61 183,65 183,69 181,74 181,78 181,80 179,84 179,88 177,90 175,95 175,97 172,99 172,101 172,103 170,103 170,105 170,105 219,105 219,80">
            <text:p/>
          </draw:polygon>
          <draw:polygon draw:style-name="gr112" draw:text-style-name="P1" draw:layer="layout" svg:width="0.59cm" svg:height="0.255cm" svg:x="13.88cm" svg:y="18.976cm" svg:viewBox="0 0 591 256" draw:points="294,80 294,105 591,105 591,147 538,147 538,160 570,160 570,181 538,181 538,200 570,200 570,233 500,233 500,147 294,147 294,172 219,172 219,147 170,147 170,147 170,147 172,149 172,149 175,151 175,156 177,158 177,160 179,164 181,168 181,172 183,174 183,181 185,185 185,189 185,193 185,198 185,202 185,208 183,212 183,217 181,221 179,225 175,229 170,233 166,238 162,242 156,246 149,248 143,252 135,254 126,256 120,256 111,254 105,252 101,250 95,248 90,246 86,244 82,242 78,238 76,235 74,231 71,229 69,225 67,221 65,219 65,214 63,210 63,208 63,204 63,200 61,198 61,193 63,191 63,189 63,187 63,183 63,183 63,181 63,179 63,179 63,177 63,177 63,177 63,177 63,177 61,177 59,177 57,177 55,177 53,177 50,177 46,177 44,177 42,177 38,174 36,174 34,172 29,172 27,170 25,168 21,168 19,166 17,164 15,160 11,158 8,156 6,151 6,147 4,143 2,139 2,135 0,130 0,124 2,120 2,116 4,111 4,107 6,103 8,99 11,97 13,95 15,93 19,90 21,88 23,86 27,84 29,84 32,82 36,82 38,80 40,80 44,80 46,80 48,80 50,78 55,78 57,80 59,80 61,80 61,80 63,80 63,80 63,80 63,80 63,78 63,78 63,76 63,76 63,74 63,71 63,67 63,65 63,63 63,59 63,57 63,53 63,50 65,46 65,42 67,38 67,36 69,32 71,27 74,25 76,21 80,19 82,15 86,13 90,11 95,8 99,6 105,4 109,2 118,0 124,0 132,2 139,4 147,6 153,11 158,13 162,17 166,21 170,25 175,29 177,34 179,38 181,42 181,46 181,50 183,55 183,61 183,65 183,69 181,74 181,78 181,80 179,84 179,88 177,90 175,95 175,97 172,99 172,101 172,103 170,103 170,105 170,105 219,105 219,80">
            <text:p/>
          </draw:polygon>
          <draw:polygon draw:style-name="gr113" draw:text-style-name="P1" draw:layer="layout" svg:width="0.047cm" svg:height="0.064cm" svg:x="13.968cm" svg:y="19.014cm" svg:viewBox="0 0 48 65" draw:points="48,65 0,50 0,0">
            <text:p/>
          </draw:polygon>
          <draw:polygon draw:style-name="gr113" draw:text-style-name="P1" draw:layer="layout" svg:width="0.047cm" svg:height="0.081cm" svg:x="13.968cm" svg:y="18.997cm" svg:viewBox="0 0 48 82" draw:points="48,82 0,17 48,0">
            <text:p/>
          </draw:polygon>
          <draw:polygon draw:style-name="gr113" draw:text-style-name="P1" draw:layer="layout" svg:width="0.028cm" svg:height="0.081cm" svg:x="14.017cm" svg:y="18.997cm" svg:viewBox="0 0 29 82" draw:points="0,82 0,0 29,42">
            <text:p/>
          </draw:polygon>
          <draw:polygon draw:style-name="gr114" draw:text-style-name="P1" draw:layer="layout" svg:width="0.083cm" svg:height="0.085cm" svg:x="13.962cm" svg:y="18.995cm" svg:viewBox="0 0 84 86" draw:points="84,44 80,59 71,74 57,82 42,86 25,82 11,74 2,59 0,44 2,27 11,13 25,4 42,0 57,4 71,13 80,27">
            <text:p/>
          </draw:polygon>
          <draw:polygon draw:style-name="gr114" draw:text-style-name="P1" draw:layer="layout" svg:width="0.083cm" svg:height="0.085cm" svg:x="13.962cm" svg:y="18.995cm" svg:viewBox="0 0 84 86" draw:points="84,44 80,59 71,74 57,82 42,86 25,82 11,74 2,59 0,44 2,27 11,13 25,4 42,0 57,4 71,13 80,27">
            <text:p/>
          </draw:polygon>
          <draw:polygon draw:style-name="gr113" draw:text-style-name="P1" draw:layer="layout" svg:width="0.047cm" svg:height="0.064cm" svg:x="13.968cm" svg:y="19.146cm" svg:viewBox="0 0 48 65" draw:points="48,65 0,50 0,0">
            <text:p/>
          </draw:polygon>
          <draw:polygon draw:style-name="gr113" draw:text-style-name="P1" draw:layer="layout" svg:width="0.047cm" svg:height="0.079cm" svg:x="13.968cm" svg:y="19.132cm" svg:viewBox="0 0 48 80" draw:points="48,80 0,15 48,0">
            <text:p/>
          </draw:polygon>
          <draw:polygon draw:style-name="gr113" draw:text-style-name="P1" draw:layer="layout" svg:width="0.028cm" svg:height="0.079cm" svg:x="14.017cm" svg:y="19.132cm" svg:viewBox="0 0 29 80" draw:points="0,80 0,0 29,40">
            <text:p/>
          </draw:polygon>
          <draw:polygon draw:style-name="gr114" draw:text-style-name="P1" draw:layer="layout" svg:width="0.083cm" svg:height="0.083cm" svg:x="13.962cm" svg:y="19.13cm" svg:viewBox="0 0 84 84" draw:points="84,42 80,59 71,74 57,82 42,84 25,82 11,74 2,59 0,42 2,27 11,13 25,4 42,0 57,4 71,13 80,27">
            <text:p/>
          </draw:polygon>
          <draw:polygon draw:style-name="gr114" draw:text-style-name="P1" draw:layer="layout" svg:width="0.083cm" svg:height="0.083cm" svg:x="13.962cm" svg:y="19.13cm" svg:viewBox="0 0 84 84" draw:points="84,42 80,59 71,74 57,82 42,84 25,82 11,74 2,59 0,42 2,27 11,13 25,4 42,0 57,4 71,13 80,27">
            <text:p/>
          </draw:polygon>
          <draw:polygon draw:style-name="gr113" draw:text-style-name="P1" draw:layer="layout" svg:width="0.031cm" svg:height="0.064cm" svg:x="13.899cm" svg:y="19.071cm" svg:viewBox="0 0 32 65" draw:points="32,65 0,34 32,0">
            <text:p/>
          </draw:polygon>
          <draw:polygon draw:style-name="gr113" draw:text-style-name="P1" draw:layer="layout" svg:width="0.033cm" svg:height="0.064cm" svg:x="13.93cm" svg:y="19.071cm" svg:viewBox="0 0 34 65" draw:points="0,65 0,0 34,34">
            <text:p/>
          </draw:polygon>
          <draw:polygon draw:style-name="gr114" draw:text-style-name="P1" draw:layer="layout" svg:width="0.064cm" svg:height="0.064cm" svg:x="13.899cm" svg:y="19.071cm" svg:viewBox="0 0 65 65" draw:points="65,34 61,44 55,55 44,63 32,65 21,63 11,55 2,44 0,34 2,21 11,11 21,2 32,0 44,2 55,11 61,21">
            <text:p/>
          </draw:polygon>
          <draw:polygon draw:style-name="gr114" draw:text-style-name="P1" draw:layer="layout" svg:width="0.064cm" svg:height="0.064cm" svg:x="13.899cm" svg:y="19.071cm" svg:viewBox="0 0 65 65" draw:points="65,34 61,44 55,55 44,63 32,65 21,63 11,55 2,44 0,34 2,21 11,11 21,2 32,0 44,2 55,11 61,21">
            <text:p/>
          </draw:polygon>
        </draw:g>
        <draw:g>
          <draw:polygon draw:style-name="gr11" draw:text-style-name="P1" draw:layer="layout" svg:width="1.673cm" svg:height="0.953cm" svg:x="15.799cm" svg:y="18.337cm" svg:viewBox="0 0 1674 954" draw:points="1674,954 0,954 0,0 1674,0">
            <text:p/>
          </draw:polygon>
          <draw:polygon draw:style-name="gr14" draw:text-style-name="P1" draw:layer="layout" svg:width="0.178cm" svg:height="0.178cm" svg:x="16.631cm" svg:y="18.726cm" svg:viewBox="0 0 179 179" draw:points="179,179 0,179 0,0 179,0">
            <text:p/>
          </draw:polygon>
          <draw:polygon draw:style-name="gr3" draw:text-style-name="P1" draw:layer="layout" svg:width="0.255cm" svg:height="0.171cm" svg:x="16.343cm" svg:y="18.728cm" svg:viewBox="0 0 256 172" draw:points="256,86 0,172 0,0">
            <text:p/>
          </draw:polygon>
          <draw:line draw:style-name="gr4" draw:text-style-name="P1" draw:layer="layout" svg:x1="16.122cm" svg:y1="18.814cm" svg:x2="16.599cm" svg:y2="18.814cm">
            <text:p/>
          </draw:line>
          <draw:polygon draw:style-name="gr14" draw:text-style-name="P1" draw:layer="layout" svg:width="0.18cm" svg:height="0.178cm" svg:x="16.898cm" svg:y="18.726cm" svg:viewBox="0 0 181 179" draw:points="181,179 0,179 0,0 181,0">
            <text:p/>
          </draw:polygon>
          <draw:polygon draw:style-name="gr14" draw:text-style-name="P1" draw:layer="layout" svg:width="0.178cm" svg:height="0.178cm" svg:x="17.137cm" svg:y="18.726cm" svg:viewBox="0 0 179 179" draw:points="179,179 0,179 0,0 179,0">
            <text:p/>
          </draw:polygon>
          <draw:polygon draw:style-name="gr3" draw:text-style-name="P1" draw:layer="layout" svg:width="0.089cm" svg:height="0.049cm" svg:x="16.002cm" svg:y="18.764cm" svg:viewBox="0 0 90 50" draw:points="90,0 29,0 0,50">
            <text:p/>
          </draw:polygon>
          <draw:polygon draw:style-name="gr3" draw:text-style-name="P1" draw:layer="layout" svg:width="0.089cm" svg:height="0.102cm" svg:x="16.002cm" svg:y="18.764cm" svg:viewBox="0 0 90 103" draw:points="90,0 0,50 29,103">
            <text:p/>
          </draw:polygon>
          <draw:polygon draw:style-name="gr3" draw:text-style-name="P1" draw:layer="layout" svg:width="0.06cm" svg:height="0.102cm" svg:x="16.031cm" svg:y="18.764cm" svg:viewBox="0 0 61 103" draw:points="61,0 0,103 61,103">
            <text:p/>
          </draw:polygon>
          <draw:polygon draw:style-name="gr3" draw:text-style-name="P1" draw:layer="layout" svg:width="0.028cm" svg:height="0.102cm" svg:x="16.092cm" svg:y="18.764cm" svg:viewBox="0 0 29 103" draw:points="0,0 0,103 29,50">
            <text:p/>
          </draw:polygon>
          <draw:polygon draw:style-name="gr5" draw:text-style-name="P1" draw:layer="layout" svg:width="0.119cm" svg:height="0cm" svg:x="16.002cm" svg:y="18.814cm" svg:viewBox="0 0 120 0" draw:points="120,0 0,0">
            <text:p/>
          </draw:polygon>
        </draw:g>
        <draw:g>
          <draw:polygon draw:style-name="gr11" draw:text-style-name="P1" draw:layer="layout" svg:width="1.553cm" svg:height="0.953cm" svg:x="18.789cm" svg:y="18.337cm" svg:viewBox="0 0 1554 954" draw:points="0,954 1554,954 1554,0 0,0">
            <text:p/>
          </draw:polygon>
          <draw:polygon draw:style-name="gr115" draw:text-style-name="P1" draw:layer="layout" svg:width="1.254cm" svg:height="0.806cm" svg:x="18.938cm" svg:y="18.411cm" svg:viewBox="0 0 1255 807" draw:points="1255,404 1207,250 1070,120 868,32 629,0 387,32 185,120 48,250 0,404 48,559 185,690 387,776 629,807 868,776 1070,690 1207,559">
            <text:p/>
          </draw:polygon>
          <draw:polygon draw:style-name="gr14" draw:text-style-name="P1" draw:layer="layout" svg:width="0.356cm" svg:height="0.356cm" svg:x="19.567cm" svg:y="18.636cm" svg:viewBox="0 0 357 357" draw:points="357,357 0,357 0,0 357,0">
            <text:p/>
          </draw:polygon>
          <draw:line draw:style-name="gr8" draw:text-style-name="P1" draw:layer="layout" svg:x1="18.481cm" svg:y1="18.814cm" svg:x2="19.266cm" svg:y2="18.814cm">
            <text:p/>
          </draw:line>
          <draw:polygon draw:style-name="gr9" draw:text-style-name="P1" draw:layer="layout" svg:width="0.18cm" svg:height="0.178cm" svg:x="19.266cm" svg:y="18.726cm" svg:viewBox="0 0 181 179" draw:points="0,179 0,0 181,88">
            <text:p/>
          </draw:polygon>
          <draw:polygon draw:style-name="gr10" draw:text-style-name="P1" draw:layer="layout" svg:width="0.18cm" svg:height="0.178cm" svg:x="19.266cm" svg:y="18.726cm" svg:viewBox="0 0 181 179" draw:points="181,88 0,179 0,0">
            <text:p/>
          </draw:polygon>
        </draw:g>
        <draw:g>
          <draw:polygon draw:style-name="gr116" draw:text-style-name="P2" draw:layer="layout" svg:width="1.551cm" svg:height="0.953cm" svg:x="1.682cm" svg:y="21.001cm" svg:viewBox="0 0 1552 954" draw:points="0,954 1552,954 1552,0 0,0">
            <text:p/>
          </draw:polygon>
          <draw:line draw:style-name="gr117" draw:text-style-name="P2" draw:layer="layout" svg:x1="1.8cm" svg:y1="21.478cm" svg:x2="3.114cm" svg:y2="21.478cm">
            <text:p/>
          </draw:line>
          <draw:polygon draw:style-name="gr118" draw:text-style-name="P2" draw:layer="layout" svg:width="0.028cm" svg:height="0.058cm" svg:x="2.428cm" svg:y="21.449cm" svg:viewBox="0 0 29 59" draw:points="29,0 0,29 29,59">
            <text:p/>
          </draw:polygon>
          <draw:polygon draw:style-name="gr119" draw:text-style-name="P2" draw:layer="layout" svg:width="0.028cm" svg:height="0.058cm" svg:x="2.458cm" svg:y="21.449cm" svg:viewBox="0 0 29 59" draw:points="0,0 0,59 29,29">
            <text:p/>
          </draw:polygon>
          <draw:polygon draw:style-name="gr120" draw:text-style-name="P2" draw:layer="layout" svg:width="0.058cm" svg:height="0cm" svg:x="2.428cm" svg:y="21.478cm" svg:viewBox="0 0 59 0" draw:points="59,0 0,0">
            <text:p/>
          </draw:polygon>
          <draw:line draw:style-name="gr121" draw:text-style-name="P2" draw:layer="layout" svg:x1="2.458cm" svg:y1="21.478cm" svg:x2="2.458cm" svg:y2="21.718cm">
            <text:p/>
          </draw:line>
          <draw:polygon draw:style-name="gr122" draw:text-style-name="P2" draw:layer="layout" svg:width="0.087cm" svg:height="0.087cm" svg:x="2.413cm" svg:y="21.718cm" svg:viewBox="0 0 88 88" draw:points="88,0 0,0 44,88">
            <text:p/>
          </draw:polygon>
          <draw:polygon draw:style-name="gr123" draw:text-style-name="P2" draw:layer="layout" svg:width="0.087cm" svg:height="0.087cm" svg:x="2.413cm" svg:y="21.718cm" svg:viewBox="0 0 88 88" draw:points="44,88 88,0 0,0">
            <text:p/>
          </draw:polygon>
        </draw:g>
        <draw:g>
          <draw:polygon draw:style-name="gr11" draw:text-style-name="P1" draw:layer="layout" svg:width="1.553cm" svg:height="0.953cm" svg:x="4.442cm" svg:y="21.001cm" svg:viewBox="0 0 1554 954" draw:points="0,954 1554,954 1554,0 0,0">
            <text:p/>
          </draw:polygon>
        </draw:g>
        <draw:frame draw:style-name="gr124" draw:text-style-name="P4" draw:layer="layout" svg:width="1.905cm" svg:height="0.885cm" svg:x="1.635cm" svg:y="2.905cm">
          <draw:text-box>
            <text:p text:style-name="P1"><text:span text:style-name="T2">Aggregator</text:span></text:p>
          </draw:text-box>
        </draw:frame>
        <draw:frame draw:style-name="gr124" draw:text-style-name="P4" draw:layer="layout" svg:width="1.905cm" svg:height="0.887cm" svg:x="4.175cm" svg:y="2.905cm">
          <draw:text-box>
            <text:p text:style-name="P1"><text:span text:style-name="T2">Channel Adapter</text:span></text:p>
          </draw:text-box>
        </draw:frame>
        <draw:frame draw:style-name="gr124" draw:text-style-name="P5" draw:layer="layout" svg:width="1.905cm" svg:height="0.885cm" svg:x="7.35cm" svg:y="2.905cm">
          <draw:text-box>
            <text:p text:style-name="P1"><text:span text:style-name="T2">Channel</text:span></text:p>
          </draw:text-box>
        </draw:frame>
        <draw:frame draw:style-name="gr124" draw:text-style-name="P5" draw:layer="layout" svg:width="1.905cm" svg:height="0.887cm" svg:x="9.89cm" svg:y="2.905cm">
          <draw:text-box>
            <text:p text:style-name="P1"><text:span text:style-name="T2">Channel Purger</text:span></text:p>
          </draw:text-box>
        </draw:frame>
        <draw:frame draw:style-name="gr124" draw:text-style-name="P5" draw:layer="layout" svg:width="1.905cm" svg:height="0.887cm" svg:x="12.849cm" svg:y="2.905cm">
          <draw:text-box>
            <text:p text:style-name="P1"><text:span text:style-name="T2">Command Message</text:span></text:p>
          </draw:text-box>
        </draw:frame>
        <draw:frame draw:style-name="gr124" draw:text-style-name="P5" draw:layer="layout" svg:width="2.54cm" svg:height="0.887cm" svg:x="15.41cm" svg:y="2.905cm">
          <draw:text-box>
            <text:p text:style-name="P1"><text:span text:style-name="T2">Competing Consumers</text:span></text:p>
          </draw:text-box>
        </draw:frame>
        <draw:frame draw:style-name="gr124" draw:text-style-name="P4" draw:layer="layout" svg:width="1.905cm" svg:height="0.887cm" svg:x="18.685cm" svg:y="2.905cm">
          <draw:text-box>
            <text:p text:style-name="P1"><text:span text:style-name="T2">Content Based</text:span></text:p>
          </draw:text-box>
        </draw:frame>
        <draw:frame draw:style-name="gr124" draw:text-style-name="P4" draw:layer="layout" svg:width="1.905cm" svg:height="0.887cm" svg:x="1.636cm" svg:y="5.597cm">
          <draw:text-box>
            <text:p text:style-name="P1"><text:span text:style-name="T2">Content Filter</text:span></text:p>
          </draw:text-box>
        </draw:frame>
        <draw:frame draw:style-name="gr124" draw:text-style-name="P4" draw:layer="layout" svg:width="1.905cm" svg:height="0.887cm" svg:x="4.176cm" svg:y="5.597cm">
          <draw:text-box>
            <text:p text:style-name="P1"><text:span text:style-name="T2">Control Bus</text:span></text:p>
          </draw:text-box>
        </draw:frame>
        <draw:frame draw:style-name="gr124" draw:text-style-name="P5" draw:layer="layout" svg:width="1.905cm" svg:height="0.887cm" svg:x="7.351cm" svg:y="5.597cm">
          <draw:text-box>
            <text:p text:style-name="P1"><text:span text:style-name="T2">Correlation ID</text:span></text:p>
          </draw:text-box>
        </draw:frame>
        <draw:frame draw:style-name="gr124" draw:text-style-name="P5" draw:layer="layout" svg:width="1.905cm" svg:height="0.887cm" svg:x="9.891cm" svg:y="5.597cm">
          <draw:text-box>
            <text:p text:style-name="P1"><text:span text:style-name="T2">Content Enricher</text:span></text:p>
          </draw:text-box>
        </draw:frame>
        <draw:frame draw:style-name="gr125" draw:text-style-name="P4" draw:layer="layout" svg:width="1.905cm" svg:height="1.118cm" svg:x="13.066cm" svg:y="5.597cm">
          <draw:text-box>
            <text:p text:style-name="P1"><text:span text:style-name="T2">Datatype Channel</text:span></text:p>
          </draw:text-box>
        </draw:frame>
        <draw:frame draw:style-name="gr124" draw:text-style-name="P5" draw:layer="layout" svg:width="2.54cm" svg:height="0.887cm" svg:x="15.411cm" svg:y="5.597cm">
          <draw:text-box>
            <text:p text:style-name="P1"><text:span text:style-name="T2">Dead Letter Channel</text:span></text:p>
          </draw:text-box>
        </draw:frame>
        <draw:frame draw:style-name="gr124" draw:text-style-name="P4" draw:layer="layout" svg:width="1.905cm" svg:height="0.885cm" svg:x="18.686cm" svg:y="5.597cm">
          <draw:text-box>
            <text:p text:style-name="P1"><text:span text:style-name="T2">Detour</text:span></text:p>
          </draw:text-box>
        </draw:frame>
        <draw:frame draw:style-name="gr124" draw:text-style-name="P4" draw:layer="layout" svg:width="1.905cm" svg:height="0.887cm" svg:x="1.637cm" svg:y="8.334cm">
          <draw:text-box>
            <text:p text:style-name="P1"><text:span text:style-name="T2">Composed Message</text:span></text:p>
          </draw:text-box>
        </draw:frame>
        <draw:frame draw:style-name="gr124" draw:text-style-name="P4" draw:layer="layout" svg:width="1.905cm" svg:height="0.887cm" svg:x="4.177cm" svg:y="8.315cm">
          <draw:text-box>
            <text:p text:style-name="P1"><text:span text:style-name="T2">Document Message</text:span></text:p>
          </draw:text-box>
        </draw:frame>
        <draw:frame draw:style-name="gr124" draw:text-style-name="P5" draw:layer="layout" svg:width="1.905cm" svg:height="0.887cm" svg:x="7.208cm" svg:y="8.334cm">
          <draw:text-box>
            <text:p text:style-name="P1"><text:span text:style-name="T2">Durable Subscriber</text:span></text:p>
          </draw:text-box>
        </draw:frame>
        <draw:frame draw:style-name="gr124" draw:text-style-name="P5" draw:layer="layout" svg:width="1.905cm" svg:height="0.887cm" svg:x="9.892cm" svg:y="8.334cm">
          <draw:text-box>
            <text:p text:style-name="P1"><text:span text:style-name="T2">Envelope Wrapper</text:span></text:p>
          </draw:text-box>
        </draw:frame>
        <draw:frame draw:style-name="gr124" draw:text-style-name="P5" draw:layer="layout" svg:width="2.542cm" svg:height="0.887cm" svg:x="12.43cm" svg:y="8.334cm">
          <draw:text-box>
            <text:p text:style-name="P1"><text:span text:style-name="T2">Event-Driven Consumer</text:span></text:p>
          </draw:text-box>
        </draw:frame>
        <draw:frame draw:style-name="gr124" draw:text-style-name="P5" draw:layer="layout" svg:width="2.54cm" svg:height="0.885cm" svg:x="15.412cm" svg:y="8.334cm">
          <draw:text-box>
            <text:p text:style-name="P1"><text:span text:style-name="T2">Event Message</text:span></text:p>
          </draw:text-box>
        </draw:frame>
        <draw:frame draw:style-name="gr124" draw:text-style-name="P4" draw:layer="layout" svg:width="1.905cm" svg:height="0.887cm" svg:x="18.687cm" svg:y="8.334cm">
          <draw:text-box>
            <text:p text:style-name="P1"><text:span text:style-name="T2">Message Filter</text:span></text:p>
          </draw:text-box>
        </draw:frame>
        <draw:frame draw:style-name="gr124" draw:text-style-name="P4" draw:layer="layout" svg:width="2.084cm" svg:height="0.887cm" svg:x="1.458cm" svg:y="11.156cm">
          <draw:text-box>
            <text:p text:style-name="P1"><text:span text:style-name="T2">Guaranteed Delivery</text:span></text:p>
          </draw:text-box>
        </draw:frame>
        <draw:frame draw:style-name="gr124" draw:text-style-name="P4" draw:layer="layout" svg:width="1.905cm" svg:height="0.887cm" svg:x="7.008cm" svg:y="11.041cm">
          <draw:text-box>
            <text:p text:style-name="P1"><text:span text:style-name="T2">Message Bus</text:span></text:p>
          </draw:text-box>
        </draw:frame>
        <draw:frame draw:style-name="gr124" draw:text-style-name="P5" draw:layer="layout" svg:width="1.905cm" svg:height="0.887cm" svg:x="10.181cm" svg:y="11.045cm">
          <draw:text-box>
            <text:p text:style-name="P1"><text:span text:style-name="T2">Message Dispatcher</text:span></text:p>
          </draw:text-box>
        </draw:frame>
        <draw:frame draw:style-name="gr124" draw:text-style-name="P5" draw:layer="layout" svg:width="1.905cm" svg:height="0.887cm" svg:x="12.723cm" svg:y="11.041cm">
          <draw:text-box>
            <text:p text:style-name="P1"><text:span text:style-name="T2">Message Endpoint</text:span></text:p>
          </draw:text-box>
        </draw:frame>
        <draw:frame draw:style-name="gr124" draw:text-style-name="P5" draw:layer="layout" svg:width="2.542cm" svg:height="0.885cm" svg:x="15.261cm" svg:y="11.041cm">
          <draw:text-box>
            <text:p text:style-name="P1"><text:span text:style-name="T2">Message</text:span></text:p>
          </draw:text-box>
        </draw:frame>
        <draw:frame draw:style-name="gr124" draw:text-style-name="P5" draw:layer="layout" svg:width="2.54cm" svg:height="0.887cm" svg:x="18.243cm" svg:y="11.041cm">
          <draw:text-box>
            <text:p text:style-name="P1"><text:span text:style-name="T2">Message Branch</text:span></text:p>
          </draw:text-box>
        </draw:frame>
        <draw:frame draw:style-name="gr124" draw:text-style-name="P4" draw:layer="layout" svg:width="1.905cm" svg:height="0.887cm" svg:x="4.311cm" svg:y="11.125cm">
          <draw:text-box>
            <text:p text:style-name="P1"><text:span text:style-name="T2">Invalid Message</text:span></text:p>
          </draw:text-box>
        </draw:frame>
        <draw:frame draw:style-name="gr124" draw:text-style-name="P4" draw:layer="layout" svg:width="2.084cm" svg:height="0.887cm" svg:x="1.393cm" svg:y="14.083cm">
          <draw:text-box>
            <text:p text:style-name="P1"><text:span text:style-name="T2">Message Router</text:span></text:p>
          </draw:text-box>
        </draw:frame>
        <draw:frame draw:style-name="gr124" draw:text-style-name="P4" draw:layer="layout" svg:width="1.905cm" svg:height="0.887cm" svg:x="6.943cm" svg:y="13.968cm">
          <draw:text-box>
            <text:p text:style-name="P1"><text:span text:style-name="T2">Message Sequence</text:span></text:p>
          </draw:text-box>
        </draw:frame>
        <draw:frame draw:style-name="gr124" draw:text-style-name="P5" draw:layer="layout" svg:width="1.905cm" svg:height="0.887cm" svg:x="9.981cm" svg:y="13.972cm">
          <draw:text-box>
            <text:p text:style-name="P1"><text:span text:style-name="T2">Message Store</text:span></text:p>
          </draw:text-box>
        </draw:frame>
        <draw:frame draw:style-name="gr124" draw:text-style-name="P5" draw:layer="layout" svg:width="1.905cm" svg:height="0.887cm" svg:x="12.658cm" svg:y="13.968cm">
          <draw:text-box>
            <text:p text:style-name="P1"><text:span text:style-name="T2">Message Translator</text:span></text:p>
          </draw:text-box>
        </draw:frame>
        <draw:frame draw:style-name="gr124" draw:text-style-name="P5" draw:layer="layout" svg:width="2.542cm" svg:height="0.887cm" svg:x="15.358cm" svg:y="13.968cm">
          <draw:text-box>
            <text:p text:style-name="P1"><text:span text:style-name="T2">Service Activator</text:span></text:p>
          </draw:text-box>
        </draw:frame>
        <draw:frame draw:style-name="gr124" draw:text-style-name="P4" draw:layer="layout" svg:width="1.905cm" svg:height="0.887cm" svg:x="4.246cm" svg:y="14.052cm">
          <draw:text-box>
            <text:p text:style-name="P1"><text:span text:style-name="T2">Selective Consumer</text:span></text:p>
          </draw:text-box>
        </draw:frame>
        <draw:g>
          <draw:polygon draw:style-name="gr3" draw:text-style-name="P1" draw:layer="layout" svg:width="0.089cm" svg:height="0.089cm" svg:x="5.545cm" svg:y="13.247cm" svg:viewBox="0 0 90 90" draw:points="0,90 0,0 90,44">
            <text:p/>
          </draw:polygon>
          <draw:polygon draw:style-name="gr5" draw:text-style-name="P1" draw:layer="layout" svg:width="0.089cm" svg:height="0.089cm" svg:x="5.545cm" svg:y="13.247cm" svg:viewBox="0 0 90 90" draw:points="90,44 0,90 0,0">
            <text:p/>
          </draw:polygon>
          <draw:polygon draw:style-name="gr11" draw:text-style-name="P1" draw:layer="layout" svg:width="1.551cm" svg:height="0.956cm" svg:x="4.441cm" svg:y="12.814cm" svg:viewBox="0 0 1552 957" draw:points="0,957 1552,957 1552,0 0,0">
            <text:p/>
          </draw:polygon>
          <draw:polygon draw:style-name="gr3" draw:text-style-name="P1" draw:layer="layout" svg:width="0.169cm" svg:height="0.083cm" svg:x="5.669cm" svg:y="13.207cm" svg:viewBox="0 0 170 84" draw:points="170,84 86,0 0,84">
            <text:p/>
          </draw:polygon>
          <draw:polygon draw:style-name="gr3" draw:text-style-name="P1" draw:layer="layout" svg:width="0.169cm" svg:height="0.085cm" svg:x="5.669cm" svg:y="13.291cm" svg:viewBox="0 0 170 86" draw:points="170,0 0,0 86,86">
            <text:p/>
          </draw:polygon>
          <draw:polygon draw:style-name="gr5" draw:text-style-name="P1" draw:layer="layout" svg:width="0.169cm" svg:height="0.169cm" svg:x="5.669cm" svg:y="13.207cm" svg:viewBox="0 0 170 170" draw:points="86,170 170,84 86,0 0,84">
            <text:p/>
          </draw:polygon>
          <draw:polygon draw:style-name="gr9" draw:text-style-name="P1" draw:layer="layout" svg:width="0.178cm" svg:height="0.178cm" svg:x="4.769cm" svg:y="13.203cm" svg:viewBox="0 0 179 179" draw:points="0,179 0,0 179,88">
            <text:p/>
          </draw:polygon>
          <draw:polygon draw:style-name="gr10" draw:text-style-name="P1" draw:layer="layout" svg:width="0.178cm" svg:height="0.178cm" svg:x="4.769cm" svg:y="13.203cm" svg:viewBox="0 0 179 179" draw:points="179,88 0,179 0,0">
            <text:p/>
          </draw:polygon>
          <draw:line draw:style-name="gr4" draw:text-style-name="P1" draw:layer="layout" svg:x1="5.545cm" svg:y1="13.291cm" svg:x2="4.973cm" svg:y2="13.291cm">
            <text:p/>
          </draw:line>
          <draw:line draw:style-name="gr8" draw:text-style-name="P1" draw:layer="layout" svg:x1="4.137cm" svg:y1="13.291cm" svg:x2="4.798cm" svg:y2="13.291cm">
            <text:p/>
          </draw:line>
          <draw:custom-shape draw:style-name="gr107" draw:text-style-name="P1" draw:layer="layout" svg:width="0.291cm" svg:height="0.291cm" svg:x="5.102cm" svg:y="13.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6" draw:text-style-name="P6" draw:layer="layout" svg:width="1.199cm" svg:height="0.841cm" svg:x="4.923cm" svg:y="13.013cm">
            <draw:text-box>
              <text:p><text:span text:style-name="T3">?</text:span></text:p>
            </draw:text-box>
          </draw:frame>
        </draw:g>
        <draw:frame draw:style-name="gr124" draw:text-style-name="P5" draw:layer="layout" svg:width="2.54cm" svg:height="0.887cm" svg:x="18.27cm" svg:y="13.931cm">
          <draw:text-box>
            <text:p text:style-name="P1"><text:span text:style-name="T2">Messaging Bridge</text:span></text:p>
          </draw:text-box>
        </draw:frame>
        <draw:frame draw:style-name="gr124" draw:text-style-name="P4" draw:layer="layout" svg:width="2.084cm" svg:height="0.887cm" svg:x="1.376cm" svg:y="16.838cm">
          <draw:text-box>
            <text:p text:style-name="P1"><text:span text:style-name="T2">Messaging Gateway</text:span></text:p>
          </draw:text-box>
        </draw:frame>
        <draw:frame draw:style-name="gr124" draw:text-style-name="P4" draw:layer="layout" svg:width="1.905cm" svg:height="0.887cm" svg:x="7.142cm" svg:y="16.669cm">
          <draw:text-box>
            <text:p text:style-name="P1"><text:span text:style-name="T2">Poling Consumer</text:span></text:p>
          </draw:text-box>
        </draw:frame>
        <draw:frame draw:style-name="gr124" draw:text-style-name="P5" draw:layer="layout" svg:width="1.905cm" svg:height="0.887cm" svg:x="9.964cm" svg:y="16.727cm">
          <draw:text-box>
            <text:p text:style-name="P1"><text:span text:style-name="T2">Process Manager</text:span></text:p>
          </draw:text-box>
        </draw:frame>
        <draw:frame draw:style-name="gr124" draw:text-style-name="P5" draw:layer="layout" svg:width="3.057cm" svg:height="0.887cm" svg:x="12.284cm" svg:y="16.723cm">
          <draw:text-box>
            <text:p text:style-name="P1"><text:span text:style-name="T2">Publish-Subscribe Channel</text:span></text:p>
          </draw:text-box>
        </draw:frame>
        <draw:frame draw:style-name="gr124" draw:text-style-name="P5" draw:layer="layout" svg:width="2.542cm" svg:height="0.885cm" svg:x="15.341cm" svg:y="16.723cm">
          <draw:text-box>
            <text:p text:style-name="P1"><text:span text:style-name="T2">Recipient List</text:span></text:p>
          </draw:text-box>
        </draw:frame>
        <draw:frame draw:style-name="gr124" draw:text-style-name="P4" draw:layer="layout" svg:width="1.905cm" svg:height="0.885cm" svg:x="4.229cm" svg:y="16.807cm">
          <draw:text-box>
            <text:p text:style-name="P1"><text:span text:style-name="T2">Normalizer</text:span></text:p>
          </draw:text-box>
        </draw:frame>
        <draw:frame draw:style-name="gr124" draw:text-style-name="P5" draw:layer="layout" svg:width="2.54cm" svg:height="0.885cm" svg:x="18.253cm" svg:y="16.686cm">
          <draw:text-box>
            <text:p text:style-name="P1"><text:span text:style-name="T2">Request Reply</text:span></text:p>
          </draw:text-box>
        </draw:frame>
        <draw:frame draw:style-name="gr124" draw:text-style-name="P4" draw:layer="layout" svg:width="2.376cm" svg:height="0.885cm" svg:x="1.377cm" svg:y="19.584cm">
          <draw:text-box>
            <text:p text:style-name="P1"><text:span text:style-name="T2">Resequencer</text:span></text:p>
          </draw:text-box>
        </draw:frame>
        <draw:frame draw:style-name="gr124" draw:text-style-name="P4" draw:layer="layout" svg:width="1.905cm" svg:height="0.887cm" svg:x="7.143cm" svg:y="19.415cm">
          <draw:text-box>
            <text:p text:style-name="P1"><text:span text:style-name="T2">Routing Slip</text:span></text:p>
          </draw:text-box>
        </draw:frame>
        <draw:frame draw:style-name="gr124" draw:text-style-name="P5" draw:layer="layout" svg:width="1.905cm" svg:height="0.885cm" svg:x="9.965cm" svg:y="19.473cm">
          <draw:text-box>
            <text:p text:style-name="P1"><text:span text:style-name="T2">Splitter</text:span></text:p>
          </draw:text-box>
        </draw:frame>
        <draw:frame draw:style-name="gr124" draw:text-style-name="P5" draw:layer="layout" svg:width="3.057cm" svg:height="0.885cm" svg:x="12.285cm" svg:y="19.469cm">
          <draw:text-box>
            <text:p text:style-name="P1"><text:span text:style-name="T2">Claim Check</text:span></text:p>
          </draw:text-box>
        </draw:frame>
        <draw:frame draw:style-name="gr124" draw:text-style-name="P5" draw:layer="layout" svg:width="2.542cm" svg:height="0.885cm" svg:x="15.342cm" svg:y="19.469cm">
          <draw:text-box>
            <text:p text:style-name="P1"><text:span text:style-name="T2">Test Message</text:span></text:p>
          </draw:text-box>
        </draw:frame>
        <draw:frame draw:style-name="gr124" draw:text-style-name="P4" draw:layer="layout" svg:width="1.905cm" svg:height="0.887cm" svg:x="4.23cm" svg:y="19.553cm">
          <draw:text-box>
            <text:p text:style-name="P1"><text:span text:style-name="T2">Return Address</text:span></text:p>
          </draw:text-box>
        </draw:frame>
        <draw:frame draw:style-name="gr124" draw:text-style-name="P5" draw:layer="layout" svg:width="2.54cm" svg:height="0.887cm" svg:x="18.254cm" svg:y="19.432cm">
          <draw:text-box>
            <text:p text:style-name="P1"><text:span text:style-name="T2">Transactional Client</text:span></text:p>
          </draw:text-box>
        </draw:frame>
        <draw:frame draw:style-name="gr124" draw:text-style-name="P4" draw:layer="layout" svg:width="2.376cm" svg:height="0.885cm" svg:x="1.269cm" svg:y="22.34cm">
          <draw:text-box>
            <text:p text:style-name="P1"><text:span text:style-name="T2">Wire Tap</text:span></text:p>
          </draw:text-box>
        </draw:frame>
        <draw:frame draw:style-name="gr124" draw:text-style-name="P4" draw:layer="layout" svg:width="1.905cm" svg:height="0.885cm" svg:x="4.284cm" svg:y="22.282cm">
          <draw:text-box>
            <text:p text:style-name="P1"><text:span text:style-name="T2">Blank</text:span></text:p>
          </draw:text-box>
        </draw:frame>
        <draw:g>
          <draw:polygon draw:style-name="gr106" draw:text-style-name="P1" draw:layer="layout" svg:width="0.268cm" svg:height="0.804cm" svg:x="4.889cm" svg:y="1.736cm" svg:viewBox="0 0 269 805" draw:points="0,805 269,671 269,135 0,0">
            <text:p/>
          </draw:polygon>
          <draw:polygon draw:style-name="gr106" draw:text-style-name="P1" draw:layer="layout" svg:width="0.359cm" svg:height="0.834cm" svg:x="4.442cm" svg:y="1.736cm" svg:viewBox="0 0 360 835" draw:points="0,835 360,835 360,0 0,0">
            <text:p/>
          </draw:polygon>
          <draw:polygon draw:style-name="gr100" draw:text-style-name="P1" draw:layer="layout" svg:width="0.087cm" svg:height="0cm" svg:x="4.801cm" svg:y="2.154cm" svg:viewBox="0 0 88 0" draw:points="0,0 88,0">
            <text:p/>
          </draw:polygon>
          <draw:line draw:style-name="gr8" draw:text-style-name="P1" draw:layer="layout" svg:x1="5.219cm" svg:y1="2.154cm" svg:x2="5.488cm" svg:y2="2.154cm">
            <text:p/>
          </draw:line>
          <draw:polygon draw:style-name="gr9" draw:text-style-name="P1" draw:layer="layout" svg:width="0.089cm" svg:height="0.089cm" svg:x="5.428cm" svg:y="2.108cm" svg:viewBox="0 0 90 90" draw:points="0,90 0,0 90,46">
            <text:p/>
          </draw:polygon>
          <draw:polygon draw:style-name="gr10" draw:text-style-name="P1" draw:layer="layout" svg:width="0.089cm" svg:height="0.089cm" svg:x="5.428cm" svg:y="2.108cm" svg:viewBox="0 0 90 90" draw:points="90,46 0,90 0,0">
            <text:p/>
          </draw:polygon>
          <draw:polygon draw:style-name="gr9" draw:text-style-name="P1" draw:layer="layout" svg:width="0.089cm" svg:height="0.089cm" svg:x="5.188cm" svg:y="2.108cm" svg:viewBox="0 0 90 90" draw:points="90,90 90,0 0,46">
            <text:p/>
          </draw:polygon>
          <draw:polygon draw:style-name="gr10" draw:text-style-name="P1" draw:layer="layout" svg:width="0.089cm" svg:height="0.089cm" svg:x="5.188cm" svg:y="2.108cm" svg:viewBox="0 0 90 90" draw:points="0,46 90,90 90,0">
            <text:p/>
          </draw:polygon>
          <draw:custom-shape draw:style-name="gr127" draw:text-style-name="P1" draw:layer="layout" svg:width="0.539cm" svg:height="0.222cm" svg:x="5.541cm" svg:y="2.048cm">
            <text:p/>
            <draw:enhanced-geometry svg:viewBox="0 0 21600 21600" draw:mirror-vertical="false" draw:mirror-horizont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g>
        <draw:g>
          <draw:polyline draw:style-name="gr4" draw:text-style-name="P1" draw:layer="layout" svg:width="0.245cm" svg:height="0.491cm" svg:x="13.516cm" svg:y="1.784cm" svg:viewBox="0 0 246 492" draw:points="0,0 0,492 246,492">
            <text:p/>
          </draw:polyline>
          <draw:polygon draw:style-name="gr14" draw:text-style-name="P1" draw:layer="layout" svg:width="0.298cm" svg:height="0.298cm" svg:x="13.613cm" svg:y="2.127cm" svg:viewBox="0 0 299 299" draw:points="0,299 299,299 299,0 0,0">
            <text:p/>
          </draw:polygon>
          <draw:frame draw:style-name="gr128" draw:text-style-name="P7" draw:layer="layout" svg:width="0.654cm" svg:height="0.501cm" svg:x="13.443cm" svg:y="2.045cm">
            <draw:text-box>
              <text:p><text:span text:style-name="T4">C</text:span></text:p>
            </draw:text-box>
          </draw:frame>
          <draw:custom-shape draw:style-name="gr129" draw:text-style-name="P1" draw:layer="layout" svg:width="0.279cm" svg:height="0.279cm" svg:x="13.371cm" svg:y="1.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line draw:style-name="gr4" draw:text-style-name="P1" draw:layer="layout" svg:width="0.245cm" svg:height="0.491cm" svg:x="7.7cm" svg:y="4.695cm" svg:viewBox="0 0 246 492" draw:points="0,0 0,492 246,492">
              <text:p/>
            </draw:polyline>
            <draw:polygon draw:style-name="gr14" draw:text-style-name="P1" draw:layer="layout" svg:width="0.298cm" svg:height="0.298cm" svg:x="7.797cm" svg:y="5.038cm" svg:viewBox="0 0 299 299" draw:points="0,299 299,299 299,0 0,0">
              <text:p/>
            </draw:polygon>
            <draw:frame draw:style-name="gr128" draw:text-style-name="P7" draw:layer="layout" svg:width="0.65cm" svg:height="0.501cm" svg:x="7.627cm" svg:y="4.956cm">
              <draw:text-box>
                <text:p><text:span text:style-name="T4">A</text:span></text:p>
              </draw:text-box>
            </draw:frame>
            <draw:custom-shape draw:style-name="gr129" draw:text-style-name="P1" draw:layer="layout" svg:width="0.279cm" svg:height="0.279cm" svg:x="7.555cm" svg:y="4.5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line draw:style-name="gr4" draw:text-style-name="P1" draw:layer="layout" svg:width="0.245cm" svg:height="0.491cm" svg:x="8.335cm" svg:y="4.695cm" svg:viewBox="0 0 246 492" draw:points="0,0 0,492 246,492">
              <text:p/>
            </draw:polyline>
            <draw:polygon draw:style-name="gr14" draw:text-style-name="P1" draw:layer="layout" svg:width="0.298cm" svg:height="0.298cm" svg:x="8.432cm" svg:y="5.038cm" svg:viewBox="0 0 299 299" draw:points="0,299 299,299 299,0 0,0">
              <text:p/>
            </draw:polygon>
            <draw:frame draw:style-name="gr128" draw:text-style-name="P7" draw:layer="layout" svg:width="0.654cm" svg:height="0.501cm" svg:x="8.262cm" svg:y="4.956cm">
              <draw:text-box>
                <text:p><text:span text:style-name="T4">B</text:span></text:p>
              </draw:text-box>
            </draw:frame>
            <draw:custom-shape draw:style-name="gr129" draw:text-style-name="P1" draw:layer="layout" svg:width="0.279cm" svg:height="0.279cm" svg:x="8.19cm" svg:y="4.5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0" draw:text-style-name="P1" draw:layer="layout" svg:x1="7.834cm" svg:y1="4.64cm" svg:x2="8.19cm" svg:y2="4.64cm">
            <text:p/>
          </draw:line>
        </draw:g>
        <draw:g>
          <draw:polygon draw:style-name="gr131" draw:text-style-name="P2" draw:layer="layout" svg:width="1.551cm" svg:height="0.956cm" svg:x="12.985cm" svg:y="4.452cm" svg:viewBox="0 0 1552 957" draw:points="0,957 1552,957 1552,0 0,0">
            <text:p/>
          </draw:polygon>
          <draw:polygon draw:style-name="gr132" draw:text-style-name="P2" draw:layer="layout" svg:width="0.012cm" svg:height="0.167cm" svg:x="13.134cm" svg:y="4.965cm" svg:viewBox="0 0 13 168" draw:points="13,0 0,84 13,168">
            <text:p/>
          </draw:polygon>
          <draw:polygon draw:style-name="gr133" draw:text-style-name="P2" draw:layer="layout" svg:width="0.028cm" svg:height="0.203cm" svg:x="13.146cm" svg:y="4.965cm" svg:viewBox="0 0 29 204" draw:points="0,0 0,168 29,204">
            <text:p/>
          </draw:polygon>
          <draw:polygon draw:style-name="gr134" draw:text-style-name="P2" draw:layer="layout" svg:width="1.21cm" svg:height="0.203cm" svg:x="13.146cm" svg:y="4.965cm" svg:viewBox="0 0 1211 204" draw:points="0,0 29,204 1211,204">
            <text:p/>
          </draw:polygon>
          <draw:polygon draw:style-name="gr135" draw:text-style-name="P2" draw:layer="layout" svg:width="1.21cm" svg:height="0.239cm" svg:x="13.146cm" svg:y="4.929cm" svg:viewBox="0 0 1211 240" draw:points="0,36 1211,240 1211,0">
            <text:p/>
          </draw:polygon>
          <draw:polygon draw:style-name="gr136" draw:text-style-name="P2" draw:layer="layout" svg:width="1.21cm" svg:height="0.035cm" svg:x="13.146cm" svg:y="4.929cm" svg:viewBox="0 0 1211 36" draw:points="0,36 1211,0 29,0">
            <text:p/>
          </draw:polygon>
          <draw:polygon draw:style-name="gr137" draw:text-style-name="P2" draw:layer="layout" svg:width="1.223cm" svg:height="0.239cm" svg:x="13.134cm" svg:y="4.929cm" svg:viewBox="0 0 1224 240" draw:points="42,0 25,11 13,36 2,74 0,120 2,166 13,204 25,231 42,240 1224,240 1224,0">
            <text:p/>
          </draw:polygon>
          <draw:polygon draw:style-name="gr138" draw:text-style-name="P2" draw:layer="layout" svg:width="0.041cm" svg:height="0.035cm" svg:x="14.336cm" svg:y="4.929cm" svg:viewBox="0 0 42 36" draw:points="42,36 21,0 0,36">
            <text:p/>
          </draw:polygon>
          <draw:polygon draw:style-name="gr139" draw:text-style-name="P2" draw:layer="layout" svg:width="0.049cm" svg:height="0.083cm" svg:x="14.328cm" svg:y="4.965cm" svg:viewBox="0 0 50 84" draw:points="50,0 8,0 0,84">
            <text:p/>
          </draw:polygon>
          <draw:polygon draw:style-name="gr140" draw:text-style-name="P2" draw:layer="layout" svg:width="0.049cm" svg:height="0.167cm" svg:x="14.328cm" svg:y="4.965cm" svg:viewBox="0 0 50 168" draw:points="50,0 0,84 8,168">
            <text:p/>
          </draw:polygon>
          <draw:polygon draw:style-name="gr141" draw:text-style-name="P2" draw:layer="layout" svg:width="0.041cm" svg:height="0.203cm" svg:x="14.336cm" svg:y="4.965cm" svg:viewBox="0 0 42 204" draw:points="42,0 0,168 21,204">
            <text:p/>
          </draw:polygon>
          <draw:polygon draw:style-name="gr142" draw:text-style-name="P2" draw:layer="layout" svg:width="0.02cm" svg:height="0.203cm" svg:x="14.357cm" svg:y="4.965cm" svg:viewBox="0 0 21 204" draw:points="21,0 0,204 21,168">
            <text:p/>
          </draw:polygon>
          <draw:polygon draw:style-name="gr143" draw:text-style-name="P2" draw:layer="layout" svg:width="0.007cm" svg:height="0.167cm" svg:x="14.378cm" svg:y="4.965cm" svg:viewBox="0 0 8 168" draw:points="0,0 0,168 8,84">
            <text:p/>
          </draw:polygon>
          <draw:polygon draw:style-name="gr144" draw:text-style-name="P2" draw:layer="layout" svg:width="0.058cm" svg:height="0.239cm" svg:x="14.328cm" svg:y="4.929cm" svg:viewBox="0 0 59 240" draw:points="59,120 57,74 50,36 42,11 29,0 19,11 8,36 2,74 0,120 2,166 8,204 19,231 29,240 42,231 50,204 57,166">
            <text:p/>
          </draw:polygon>
          <draw:line draw:style-name="gr145" draw:text-style-name="P2" draw:layer="layout" svg:x1="13.222cm" svg:y1="4.751cm" svg:x2="14.298cm" svg:y2="4.751cm">
            <text:p/>
          </draw:line>
          <draw:polygon draw:style-name="gr146" draw:text-style-name="P2" draw:layer="layout" svg:width="0.089cm" svg:height="0.087cm" svg:x="14.208cm" svg:y="4.707cm" svg:viewBox="0 0 90 88" draw:points="0,88 0,0 90,44">
            <text:p/>
          </draw:polygon>
          <draw:polygon draw:style-name="gr147" draw:text-style-name="P2" draw:layer="layout" svg:width="0.089cm" svg:height="0.087cm" svg:x="14.208cm" svg:y="4.707cm" svg:viewBox="0 0 90 88" draw:points="90,44 0,88 0,0">
            <text:p/>
          </draw:polygon>
          <draw:polygon draw:style-name="gr148" draw:text-style-name="P2" draw:layer="layout" svg:width="0.119cm" svg:height="0.117cm" svg:x="13.701cm" svg:y="4.99cm" svg:viewBox="0 0 120 118" draw:points="0,118 120,118 120,0 0,0">
            <text:p/>
          </draw:polygon>
          <draw:custom-shape draw:style-name="gr149" draw:text-style-name="P2" draw:layer="layout" svg:width="0.121cm" svg:height="0.121cm" svg:x="13.292cm" svg:y="4.993cm">
            <text:p/>
            <draw:enhanced-geometry svg:viewBox="0 0 21600 21600" draw:type="rectangle" draw:enhanced-path="M 0 0 L 21600 0 21600 21600 0 21600 0 0 Z N"/>
          </draw:custom-shape>
          <draw:custom-shape draw:style-name="gr150" draw:text-style-name="P2" draw:layer="layout" svg:width="0.121cm" svg:height="0.121cm" svg:x="13.701cm" svg:y="4.993cm">
            <text:p/>
            <draw:enhanced-geometry svg:viewBox="0 0 21600 21600" draw:type="rectangle" draw:enhanced-path="M 0 0 L 21600 0 21600 21600 0 21600 0 0 Z N"/>
          </draw:custom-shape>
          <draw:custom-shape draw:style-name="gr151" draw:text-style-name="P2" draw:layer="layout" svg:width="0.121cm" svg:height="0.121cm" svg:x="14.107cm" svg:y="4.993cm">
            <text:p/>
            <draw:enhanced-geometry svg:viewBox="0 0 21600 21600" draw:type="rectangle" draw:enhanced-path="M 0 0 L 21600 0 21600 21600 0 21600 0 0 Z N"/>
          </draw:custom-shape>
        </draw:g>
        <draw:g>
          <draw:polygon draw:style-name="gr152" draw:text-style-name="P1" draw:layer="layout" svg:width="0.359cm" svg:height="0.117cm" svg:x="16.517cm" svg:y="4.841cm" svg:viewBox="0 0 360 118" draw:points="0,0 240,0 360,118">
            <text:p/>
          </draw:polygon>
          <draw:polygon draw:style-name="gr152" draw:text-style-name="P1" draw:layer="layout" svg:width="0.359cm" svg:height="0.356cm" svg:x="16.517cm" svg:y="4.841cm" svg:viewBox="0 0 360 357" draw:points="0,0 360,118 360,357">
            <text:p/>
          </draw:polygon>
          <draw:polygon draw:style-name="gr152" draw:text-style-name="P1" draw:layer="layout" svg:width="0.359cm" svg:height="0.476cm" svg:x="16.517cm" svg:y="4.841cm" svg:viewBox="0 0 360 477" draw:points="0,0 360,357 240,477">
            <text:p/>
          </draw:polygon>
          <draw:polygon draw:style-name="gr152" draw:text-style-name="P1" draw:layer="layout" svg:width="0.239cm" svg:height="0.476cm" svg:x="16.517cm" svg:y="4.841cm" svg:viewBox="0 0 240 477" draw:points="0,0 240,477 0,477">
            <text:p/>
          </draw:polygon>
          <draw:polygon draw:style-name="gr152" draw:text-style-name="P1" draw:layer="layout" svg:width="0.117cm" svg:height="0.476cm" svg:x="16.399cm" svg:y="4.841cm" svg:viewBox="0 0 118 477" draw:points="118,0 118,477 0,357">
            <text:p/>
          </draw:polygon>
          <draw:polygon draw:style-name="gr152" draw:text-style-name="P1" draw:layer="layout" svg:width="0.117cm" svg:height="0.356cm" svg:x="16.399cm" svg:y="4.841cm" svg:viewBox="0 0 118 357" draw:points="118,0 0,357 0,118">
            <text:p/>
          </draw:polygon>
          <draw:polygon draw:style-name="gr153" draw:text-style-name="P1" draw:layer="layout" svg:width="0.476cm" svg:height="0.476cm" svg:x="16.399cm" svg:y="4.841cm" svg:viewBox="0 0 477 477" draw:points="0,118 118,0 357,0 477,118 477,357 357,477 118,477 0,357">
            <text:p/>
          </draw:polygon>
          <draw:polygon draw:style-name="gr3" draw:text-style-name="P1" draw:layer="layout" svg:width="0.012cm" svg:height="0.169cm" svg:x="15.99cm" svg:y="4.574cm" svg:viewBox="0 0 13 170" draw:points="13,0 0,84 13,170">
            <text:p/>
          </draw:polygon>
          <draw:polygon draw:style-name="gr3" draw:text-style-name="P1" draw:layer="layout" svg:width="0.028cm" svg:height="0.203cm" svg:x="16.003cm" svg:y="4.574cm" svg:viewBox="0 0 29 204" draw:points="0,0 0,170 29,204">
            <text:p/>
          </draw:polygon>
          <draw:polygon draw:style-name="gr3" draw:text-style-name="P1" draw:layer="layout" svg:width="1.212cm" svg:height="0.203cm" svg:x="16.003cm" svg:y="4.574cm" svg:viewBox="0 0 1213 204" draw:points="0,0 29,204 1213,204">
            <text:p/>
          </draw:polygon>
          <draw:polygon draw:style-name="gr3" draw:text-style-name="P1" draw:layer="layout" svg:width="1.212cm" svg:height="0.237cm" svg:x="16.003cm" svg:y="4.54cm" svg:viewBox="0 0 1213 238" draw:points="0,34 1213,238 1213,0">
            <text:p/>
          </draw:polygon>
          <draw:polygon draw:style-name="gr3" draw:text-style-name="P1" draw:layer="layout" svg:width="1.212cm" svg:height="0.033cm" svg:x="16.003cm" svg:y="4.54cm" svg:viewBox="0 0 1213 34" draw:points="0,34 1213,0 29,0">
            <text:p/>
          </draw:polygon>
          <draw:polygon draw:style-name="gr5" draw:text-style-name="P1" draw:layer="layout" svg:width="1.225cm" svg:height="0.237cm" svg:x="15.99cm" svg:y="4.54cm" svg:viewBox="0 0 1226 238" draw:points="42,0 27,8 13,34 4,74 0,118 4,164 13,204 27,229 42,238 1226,238 1226,0">
            <text:p/>
          </draw:polygon>
          <draw:polygon draw:style-name="gr6" draw:text-style-name="P1" draw:layer="layout" svg:width="0.041cm" svg:height="0.033cm" svg:x="17.195cm" svg:y="4.54cm" svg:viewBox="0 0 42 34" draw:points="42,34 21,0 0,34">
            <text:p/>
          </draw:polygon>
          <draw:polygon draw:style-name="gr6" draw:text-style-name="P1" draw:layer="layout" svg:width="0.052cm" svg:height="0.083cm" svg:x="17.184cm" svg:y="4.574cm" svg:viewBox="0 0 53 84" draw:points="53,0 11,0 0,84">
            <text:p/>
          </draw:polygon>
          <draw:polygon draw:style-name="gr6" draw:text-style-name="P1" draw:layer="layout" svg:width="0.052cm" svg:height="0.169cm" svg:x="17.184cm" svg:y="4.574cm" svg:viewBox="0 0 53 170" draw:points="53,0 0,84 11,170">
            <text:p/>
          </draw:polygon>
          <draw:polygon draw:style-name="gr6" draw:text-style-name="P1" draw:layer="layout" svg:width="0.041cm" svg:height="0.203cm" svg:x="17.195cm" svg:y="4.574cm" svg:viewBox="0 0 42 204" draw:points="42,0 0,170 21,204">
            <text:p/>
          </draw:polygon>
          <draw:polygon draw:style-name="gr6" draw:text-style-name="P1" draw:layer="layout" svg:width="0.02cm" svg:height="0.203cm" svg:x="17.216cm" svg:y="4.574cm" svg:viewBox="0 0 21 204" draw:points="21,0 0,204 21,170">
            <text:p/>
          </draw:polygon>
          <draw:polygon draw:style-name="gr6" draw:text-style-name="P1" draw:layer="layout" svg:width="0.007cm" svg:height="0.169cm" svg:x="17.237cm" svg:y="4.574cm" svg:viewBox="0 0 8 170" draw:points="0,0 0,170 8,84">
            <text:p/>
          </draw:polygon>
          <draw:polygon draw:style-name="gr7" draw:text-style-name="P1" draw:layer="layout" svg:width="0.06cm" svg:height="0.237cm" svg:x="17.184cm" svg:y="4.54cm" svg:viewBox="0 0 61 238" draw:points="61,118 59,74 53,34 42,8 32,0 19,8 11,34 4,74 0,118 4,164 11,204 19,229 32,238 42,229 53,204 59,164">
            <text:p/>
          </draw:polygon>
        </draw:g>
        <draw:g>
          <draw:polyline draw:style-name="gr4" draw:text-style-name="P1" draw:layer="layout" svg:width="0.245cm" svg:height="0.491cm" svg:x="4.955cm" svg:y="7.533cm" svg:viewBox="0 0 246 492" draw:points="0,0 0,492 246,492">
            <text:p/>
          </draw:polyline>
          <draw:polygon draw:style-name="gr14" draw:text-style-name="P1" draw:layer="layout" svg:width="0.298cm" svg:height="0.298cm" svg:x="5.052cm" svg:y="7.876cm" svg:viewBox="0 0 299 299" draw:points="0,299 299,299 299,0 0,0">
            <text:p/>
          </draw:polygon>
          <draw:frame draw:style-name="gr128" draw:text-style-name="P7" draw:layer="layout" svg:width="0.654cm" svg:height="0.501cm" svg:x="4.882cm" svg:y="7.794cm">
            <draw:text-box>
              <text:p><text:span text:style-name="T4">D</text:span></text:p>
            </draw:text-box>
          </draw:frame>
          <draw:custom-shape draw:style-name="gr129" draw:text-style-name="P1" draw:layer="layout" svg:width="0.279cm" svg:height="0.279cm" svg:x="4.81cm" svg:y="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line draw:style-name="gr4" draw:text-style-name="P1" draw:layer="layout" svg:width="0.169cm" svg:height="0.342cm" svg:x="16.385cm" svg:y="10.073cm" svg:viewBox="0 0 170 343" draw:points="0,0 0,343 170,343">
            <text:p/>
          </draw:polyline>
          <draw:polygon draw:style-name="gr154" draw:text-style-name="P1" draw:layer="layout" svg:width="0.298cm" svg:height="0.298cm" svg:x="16.555cm" svg:y="10.256cm" svg:viewBox="0 0 299 299" draw:points="0,299 299,299 299,0 0,0">
            <text:p/>
          </draw:polygon>
          <draw:custom-shape draw:style-name="gr129" draw:text-style-name="P1" draw:layer="layout" svg:width="0.279cm" svg:height="0.279cm" svg:x="16.24cm" svg:y="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4" draw:text-style-name="P1" draw:layer="layout" svg:width="0.164cm" svg:height="0.467cm" svg:x="16.385cm" svg:y="10.416cm" svg:viewBox="0 0 165 468" draw:points="0,0 0,468 165,468">
            <text:p/>
          </draw:polyline>
          <draw:polygon draw:style-name="gr155" draw:text-style-name="P1" draw:layer="layout" svg:width="0.298cm" svg:height="0.298cm" svg:x="16.55cm" svg:y="10.742cm" svg:viewBox="0 0 299 299" draw:points="0,299 299,299 299,0 0,0">
            <text:p/>
          </draw:polygon>
        </draw:g>
        <draw:g>
          <draw:polygon draw:style-name="gr11" draw:text-style-name="P1" draw:layer="layout" svg:width="1.551cm" svg:height="0.953cm" svg:x="4.413cm" svg:y="10.02cm" svg:viewBox="0 0 1552 954" draw:points="0,954 1552,954 1552,0 0,0">
            <text:p/>
          </draw:polygon>
          <draw:line draw:style-name="gr8" draw:text-style-name="P1" draw:layer="layout" svg:x1="4.651cm" svg:y1="10.249cm" svg:x2="5.727cm" svg:y2="10.249cm">
            <text:p/>
          </draw:line>
          <draw:polygon draw:style-name="gr9" draw:text-style-name="P1" draw:layer="layout" svg:width="0.089cm" svg:height="0.089cm" svg:x="5.637cm" svg:y="10.203cm" svg:viewBox="0 0 90 90" draw:points="0,90 0,0 90,46">
            <text:p/>
          </draw:polygon>
          <draw:polygon draw:style-name="gr10" draw:text-style-name="P1" draw:layer="layout" svg:width="0.089cm" svg:height="0.089cm" svg:x="5.637cm" svg:y="10.203cm" svg:viewBox="0 0 90 90" draw:points="90,46 0,90 0,0">
            <text:p/>
          </draw:polygon>
          <draw:polygon draw:style-name="gr156" draw:text-style-name="P1" draw:layer="layout" svg:width="0.483cm" svg:height="0.443cm" svg:x="4.955cm" svg:y="10.402cm" svg:viewBox="0 0 484 444" draw:points="0,271 135,0 349,0 484,271 376,444 107,444">
            <text:p/>
          </draw:polygon>
          <draw:frame draw:style-name="gr157" draw:text-style-name="P8" draw:layer="layout" svg:width="0.608cm" svg:height="0.64cm" svg:x="4.898cm" svg:y="10.305cm">
            <draw:text-box>
              <text:p><text:span text:style-name="T5">!</text:span></text:p>
            </draw:text-box>
          </draw:frame>
        </draw:g>
        <draw:g>
          <draw:polyline draw:style-name="gr4" draw:text-style-name="P1" draw:layer="layout" svg:width="0.245cm" svg:height="0.491cm" svg:x="16.385cm" svg:y="7.533cm" svg:viewBox="0 0 246 492" draw:points="0,0 0,492 246,492">
            <text:p/>
          </draw:polyline>
          <draw:polygon draw:style-name="gr14" draw:text-style-name="P1" draw:layer="layout" svg:width="0.298cm" svg:height="0.298cm" svg:x="16.482cm" svg:y="7.876cm" svg:viewBox="0 0 299 299" draw:points="0,299 299,299 299,0 0,0">
            <text:p/>
          </draw:polygon>
          <draw:frame draw:style-name="gr128" draw:text-style-name="P7" draw:layer="layout" svg:width="0.642cm" svg:height="0.501cm" svg:x="16.312cm" svg:y="7.794cm">
            <draw:text-box>
              <text:p><text:span text:style-name="T4">E</text:span></text:p>
            </draw:text-box>
          </draw:frame>
          <draw:custom-shape draw:style-name="gr129" draw:text-style-name="P1" draw:layer="layout" svg:width="0.279cm" svg:height="0.279cm" svg:x="16.24cm" svg:y="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Marco Garbelini</meta:initial-creator>
    <meta:creation-date>2009-03-09T09:15:32</meta:creation-date>
    <dc:date>2009-06-15T15:18:44.26</dc:date>
    <dc:creator>Marco Garbelini</dc:creator>
    <meta:editing-duration>PT06H32M16S</meta:editing-duration>
    <meta:editing-cycles>25</meta:editing-cycles>
    <meta:generator>OpenOffice.org/3.1$Win32 OpenOffice.org_project/310m11$Build-9399</meta:generator>
    <meta:printed-by>Marco Garbelini</meta:printed-by>
    <meta:print-date>2009-06-15T15:00:51.20</meta:print-date>
    <meta:document-statistic meta:object-count="1172"/>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First Version" VL:creator="Marco Garbelini" dc:date-time="2009-06-15T15:06:02"/>
</VL:version-list>
</file>